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0.379cm"/>
    </style:style>
    <style:style style:name="co5" style:family="table-column">
      <style:table-column-properties fo:break-before="auto" style:column-width="0.32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93cm" fo:break-before="auto" style:use-optimal-row-height="true"/>
    </style:style>
    <style:style style:name="ro2" style:family="table-row">
      <style:table-row-properties style:row-height="0.415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277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8">
      <style:text-properties fo:color="#dc2300" fo:font-size="8pt" style:font-size-asian="8pt" style:font-size-complex="8pt"/>
    </style:style>
    <style:style style:name="ce8" style:family="table-cell" style:parent-style-name="Default" style:data-style-name="N1">
      <style:text-properties fo:color="#dc2300" fo:font-size="8pt" style:font-size-asian="8pt" style:font-size-complex="8pt"/>
    </style:style>
    <style:style style:name="ce9" style:family="table-cell" style:parent-style-name="Default" style:data-style-name="N117">
      <style:text-properties fo:color="#dc2300" fo:font-size="8pt" style:font-size-asian="8pt" style:font-size-complex="8pt"/>
    </style:style>
    <style:style style:name="ce10" style:family="table-cell" style:parent-style-name="Default">
      <style:text-properties fo:color="#dc2300" fo:font-size="8pt" style:font-size-asian="8pt" style:font-size-complex="8pt"/>
    </style:style>
    <style:style style:name="ce11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 style:data-style-name="N118">
      <style:text-properties fo:color="#579d1c" fo:font-size="8pt" style:font-size-asian="8pt" style:font-size-complex="8pt"/>
    </style:style>
    <style:style style:name="ce13" style:family="table-cell" style:parent-style-name="Default" style:data-style-name="N1">
      <style:text-properties fo:color="#579d1c" fo:font-size="8pt" style:font-size-asian="8pt" style:font-size-complex="8pt"/>
    </style:style>
    <style:style style:name="ce14" style:family="table-cell" style:parent-style-name="Default">
      <style:text-properties fo:color="#579d1c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color="#579d1c" fo:font-size="8pt" style:font-size-asian="8pt" style:font-size-complex="8pt"/>
    </style:style>
    <style:style style:name="ce16" style:family="table-cell" style:parent-style-name="Default" style:data-style-name="N118">
      <style:text-properties fo:color="#0000ff" fo:font-size="8pt" style:font-size-asian="8pt" style:font-size-complex="8pt"/>
    </style:style>
    <style:style style:name="ce17" style:family="table-cell" style:parent-style-name="Default" style:data-style-name="N1">
      <style:text-properties fo:color="#0000ff" fo:font-size="8pt" style:font-size-asian="8pt" style:font-size-complex="8pt"/>
    </style:style>
    <style:style style:name="ce18" style:family="table-cell" style:parent-style-name="Default">
      <style:text-properties fo:color="#0000ff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fo:color="#0000ff" fo:font-size="8pt" style:font-size-asian="8pt" style:font-size-complex="8pt"/>
    </style:style>
    <style:style style:name="ce20" style:family="table-cell" style:parent-style-name="Default" style:data-style-name="N118">
      <style:text-properties style:use-window-font-color="true" fo:font-size="8pt" style:font-size-asian="8pt" style:font-size-complex="8pt"/>
    </style:style>
    <style:style style:name="ce21" style:family="table-cell" style:parent-style-name="Default" style:data-style-name="N1">
      <style:text-properties style:use-window-font-color="true" fo:font-size="8pt" style:font-size-asian="8pt" style:font-size-complex="8pt"/>
    </style:style>
    <style:style style:name="ce22" style:family="table-cell" style:parent-style-name="Default" style:data-style-name="N2">
      <style:text-properties style:use-window-font-color="true" fo:font-size="8pt" style:font-size-asian="8pt" style:font-size-complex="8pt"/>
    </style:style>
    <style:style style:name="ce23" style:family="table-cell" style:parent-style-name="Default" style:data-style-name="N117">
      <style:text-properties fo:font-size="8pt" style:font-size-asian="8pt" style:font-size-complex="8pt"/>
    </style:style>
    <style:style style:name="ce24" style:family="table-cell" style:parent-style-name="Default" style:data-style-name="N1"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number-columns-repeated="969" table:default-cell-style-name="ce3"/>
        <table:table-row table:style-name="ro1">
          <table:table-cell table:style-name="ce1" office:value-type="string">
            <text:p>Testwert</text:p>
          </table:table-cell>
          <table:table-cell table:style-name="ce4" office:value-type="float" office:value="328">
            <text:p>328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411">
            <text:p>411</text:p>
          </table:table-cell>
          <table:table-cell table:style-name="ce20" table:formula="of:=SQRT([.B1]*[.B1]+[.C1]*[.C1]+[.D1]*[.D1])" office:value-type="float" office:value="640.101554442731">
            <text:p>640,1</text:p>
          </table:table-cell>
          <table:table-cell table:style-name="ce20" table:formula="of:=ATAN([.C1]/[.B1])/PI()*180" office:value-type="float" office:value="48.0561802401411">
            <text:p>48,1</text:p>
          </table:table-cell>
          <table:table-cell table:style-name="ce20" table:formula="of:=ACOS([.D1]/[.E1])/PI()*180" office:value-type="float" office:value="50.0524850859323">
            <text:p>50,1</text:p>
          </table:table-cell>
          <table:table-cell table:style-name="ce20" table:formula="of:=SQRT([.F1]*[.F1]+[.G1]*[.G1])" office:value-type="float" office:value="69.3876626105132">
            <text:p>69,4</text:p>
          </table:table-cell>
          <table:table-cell table:style-name="ce20" table:formula="of:=ATAN([.G1]/[.F1])/PI()*180" office:value-type="float" office:value="46.1656876587075">
            <text:p>46,2</text:p>
          </table:table-cell>
          <table:table-cell table:style-name="ce1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97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20" table:number-columns-repeated="5"/>
          <table:table-cell table:style-name="ce1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977"/>
        </table:table-row>
        <table:table-row table:style-name="ro2">
          <table:table-cell table:style-name="ce1" office:value-type="string">
            <text:p>Distance</text:p>
          </table:table-cell>
          <table:table-cell table:style-name="ce4"/>
          <table:table-cell table:style-name="ce1" table:number-columns-repeated="2"/>
          <table:table-cell table:style-name="ce20" table:number-columns-repeated="2"/>
          <table:table-cell table:style-name="ce20" table:formula="of:=SQRT(([.$F$1]-[.F7])^2+([.$G$1]-[.G7])^2)" office:value-type="float" office:value="16.8991130961587">
            <text:p>16,9</text:p>
          </table:table-cell>
          <table:table-cell table:style-name="ce20"/>
          <table:table-cell table:style-name="ce20" table:formula="of:=SQRT(([.$H$1]-[.H7])^2+([.$I$1]-[.I7])^2)" office:value-type="float" office:value="13.8116370069264">
            <text:p>13,8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20" table:formula="of:=SQRT(([.$F$1]-[.O7])^2+([.$G$1]-[.P7])^2)" office:value-type="float" office:value="17.3942123224863">
            <text:p>17,4</text:p>
          </table:table-cell>
          <table:table-cell table:style-name="ce20"/>
          <table:table-cell table:style-name="ce20" table:formula="of:=SQRT(([.$H$1]-[.Q7])^2+([.$I$1]-[.R7])^2)" office:value-type="float" office:value="14.2519729173449">
            <text:p>14,3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20" table:formula="of:=SQRT(([.$F$1]-[.X7])^2+([.$G$1]-[.Y7])^2)" office:value-type="float" office:value="1.32967430058381">
            <text:p>1,3</text:p>
          </table:table-cell>
          <table:table-cell table:style-name="ce20"/>
          <table:table-cell table:style-name="ce20" table:formula="of:=SQRT(([.$H$1]-[.Z7])^2+([.$I$1]-[.AA7])^2)" office:value-type="float" office:value="1.14316279806181">
            <text:p>1,1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20" table:formula="of:=SQRT(([.$F$1]-[.AG7])^2+([.$G$1]-[.AH7])^2)" office:value-type="float" office:value="6.73467044625732">
            <text:p>6,7</text:p>
          </table:table-cell>
          <table:table-cell table:style-name="ce20"/>
          <table:table-cell table:style-name="ce20" table:formula="of:=SQRT(([.$H$1]-[.AI7])^2+([.$I$1]-[.AJ7])^2)" office:value-type="float" office:value="5.63895191032883">
            <text:p>5,6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20" table:formula="of:=SQRT(([.$F$1]-[.AP7])^2+([.$G$1]-[.AQ7])^2)" office:value-type="float" office:value="5.38451464248037">
            <text:p>5,4</text:p>
          </table:table-cell>
          <table:table-cell table:style-name="ce20"/>
          <table:table-cell table:style-name="ce20" table:formula="of:=SQRT(([.$H$1]-[.AR7])^2+([.$I$1]-[.AS7])^2)" office:value-type="float" office:value="5.3802492861534">
            <text:p>5,4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20" table:formula="of:=SQRT(([.$F$1]-[.AY7])^2+([.$G$1]-[.AZ7])^2)" office:value-type="float" office:value="13.5363055887186">
            <text:p>13,5</text:p>
          </table:table-cell>
          <table:table-cell table:style-name="ce20"/>
          <table:table-cell table:style-name="ce20" table:formula="of:=SQRT(([.$H$1]-[.BA7])^2+([.$I$1]-[.BB7])^2)" office:value-type="float" office:value="11.2197727396453">
            <text:p>11,2</text:p>
          </table:table-cell>
          <table:table-cell table:style-name="ce1" table:number-columns-repeated="970"/>
        </table:table-row>
        <table:table-row table:style-name="ro1">
          <table:table-cell table:style-name="ce1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8"/>
          <table:table-cell table:style-name="ce4"/>
          <table:table-cell table:style-name="ce1" table:number-columns-repeated="977"/>
        </table:table-row>
        <table:table-row table:style-name="ro3">
          <table:table-cell table:style-name="ce2" office:value-type="string">
            <text:p>Color</text:p>
          </table:table-cell>
          <table:table-cell table:style-name="ce5" office:value-type="string" table:number-columns-spanned="8" table:number-rows-spanned="1">
            <text:p>Orang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5" office:value-type="string" table:number-columns-spanned="8" table:number-rows-spanned="1">
            <text:p>Red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6" office:value-type="string" table:number-columns-spanned="8" table:number-rows-spanned="1">
            <text:p>Blu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7" office:value-type="string" table:number-columns-spanned="8" table:number-rows-spanned="1">
            <text:p>Whit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8" office:value-type="string" table:number-columns-spanned="8" table:number-rows-spanned="1">
            <text:p>Green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office:value-type="string" table:number-columns-spanned="8" table:number-rows-spanned="1">
            <text:p>Yellow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970"/>
        </table:table-row>
        <table:table-row table:style-name="ro2">
          <table:table-cell table:style-name="ce1" office:value-type="string">
            <text:p>Coordinate</text:p>
          </table:table-cell>
          <table:table-cell table:style-name="ce6" office:value-type="string">
            <text:p>RED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phi</text:p>
          </table:table-cell>
          <table:table-cell table:style-name="ce11" office:value-type="string">
            <text:p>theta</text:p>
          </table:table-cell>
          <table:table-cell table:style-name="ce11" office:value-type="string">
            <text:p>mn1</text:p>
          </table:table-cell>
          <table:table-cell table:style-name="ce11" office:value-type="string">
            <text:p>mn2</text:p>
          </table:table-cell>
          <table:table-cell table:style-name="ce1"/>
          <table:table-cell table:style-name="ce6" office:value-type="string">
            <text:p>RED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phi</text:p>
          </table:table-cell>
          <table:table-cell table:style-name="ce11" office:value-type="string">
            <text:p>theta</text:p>
          </table:table-cell>
          <table:table-cell table:style-name="ce11" office:value-type="string">
            <text:p>mn1</text:p>
          </table:table-cell>
          <table:table-cell table:style-name="ce11" office:value-type="string">
            <text:p>mn2</text:p>
          </table:table-cell>
          <table:table-cell table:style-name="ce1"/>
          <table:table-cell table:style-name="ce6" office:value-type="string">
            <text:p>RED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phi</text:p>
          </table:table-cell>
          <table:table-cell table:style-name="ce11" office:value-type="string">
            <text:p>theta</text:p>
          </table:table-cell>
          <table:table-cell table:style-name="ce11" office:value-type="string">
            <text:p>mn1</text:p>
          </table:table-cell>
          <table:table-cell table:style-name="ce11" office:value-type="string">
            <text:p>mn2</text:p>
          </table:table-cell>
          <table:table-cell table:style-name="ce1"/>
          <table:table-cell table:style-name="ce6" office:value-type="string">
            <text:p>RED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phi</text:p>
          </table:table-cell>
          <table:table-cell table:style-name="ce11" office:value-type="string">
            <text:p>theta</text:p>
          </table:table-cell>
          <table:table-cell table:style-name="ce11" office:value-type="string">
            <text:p>mn1</text:p>
          </table:table-cell>
          <table:table-cell table:style-name="ce11" office:value-type="string">
            <text:p>mn2</text:p>
          </table:table-cell>
          <table:table-cell table:style-name="ce1"/>
          <table:table-cell table:style-name="ce6" office:value-type="string">
            <text:p>RED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phi</text:p>
          </table:table-cell>
          <table:table-cell table:style-name="ce11" office:value-type="string">
            <text:p>theta</text:p>
          </table:table-cell>
          <table:table-cell table:style-name="ce11" office:value-type="string">
            <text:p>mn1</text:p>
          </table:table-cell>
          <table:table-cell table:style-name="ce11" office:value-type="string">
            <text:p>mn2</text:p>
          </table:table-cell>
          <table:table-cell table:style-name="ce1"/>
          <table:table-cell table:style-name="ce6" office:value-type="string">
            <text:p>RED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phi</text:p>
          </table:table-cell>
          <table:table-cell table:style-name="ce11" office:value-type="string">
            <text:p>theta</text:p>
          </table:table-cell>
          <table:table-cell table:style-name="ce11" office:value-type="string">
            <text:p>mn1</text:p>
          </table:table-cell>
          <table:table-cell table:style-name="ce11" office:value-type="string">
            <text:p>mn2</text:p>
          </table:table-cell>
          <table:table-cell table:style-name="ce1" table:number-columns-repeated="970"/>
        </table:table-row>
        <table:table-row table:style-name="ro2">
          <table:table-cell table:style-name="ce2" office:value-type="string">
            <text:p>Mean</text:p>
          </table:table-cell>
          <table:table-cell table:style-name="ce7" table:formula="of:=AVERAGE([.B12:.B148])" office:value-type="float" office:value="536.111111111111">
            <text:p>536,1</text:p>
          </table:table-cell>
          <table:table-cell table:style-name="ce12" table:formula="of:=AVERAGE([.C12:.C148])" office:value-type="float" office:value="414.277777777778">
            <text:p>414,3</text:p>
          </table:table-cell>
          <table:table-cell table:style-name="ce16" table:formula="of:=AVERAGE([.D12:.D148])" office:value-type="float" office:value="339.444444444444">
            <text:p>339,4</text:p>
          </table:table-cell>
          <table:table-cell table:style-name="ce20" table:formula="of:=AVERAGE([.E12:.E148])" office:value-type="float" office:value="757.839953772741">
            <text:p>757,8</text:p>
          </table:table-cell>
          <table:table-cell table:style-name="ce22" table:formula="of:=AVERAGE([.F12:.F148])" office:value-type="float" office:value="37.6895589376954">
            <text:p>37,69</text:p>
          </table:table-cell>
          <table:table-cell table:style-name="ce22" table:formula="of:=AVERAGE([.G12:.G148])" office:value-type="float" office:value="63.3983903084506">
            <text:p>63,40</text:p>
          </table:table-cell>
          <table:table-cell table:style-name="ce22" table:formula="of:=AVERAGE([.H12:.H148])" office:value-type="float" office:value="73.7571353485626">
            <text:p>73,76</text:p>
          </table:table-cell>
          <table:table-cell table:style-name="ce22" table:formula="of:=AVERAGE([.I12:.I148])" office:value-type="float" office:value="59.2679403200837">
            <text:p>59,27</text:p>
          </table:table-cell>
          <table:table-cell table:style-name="ce23"/>
          <table:table-cell table:style-name="ce7" table:formula="of:=AVERAGE([.K12:.K148])" office:value-type="float" office:value="506.722222222222">
            <text:p>506,7</text:p>
          </table:table-cell>
          <table:table-cell table:style-name="ce12" table:formula="of:=AVERAGE([.L12:.L148])" office:value-type="float" office:value="359.277777777778">
            <text:p>359,3</text:p>
          </table:table-cell>
          <table:table-cell table:style-name="ce16" table:formula="of:=AVERAGE([.M12:.M148])" office:value-type="float" office:value="332.444444444444">
            <text:p>332,4</text:p>
          </table:table-cell>
          <table:table-cell table:style-name="ce20" table:formula="of:=AVERAGE([.N12:.N148])" office:value-type="float" office:value="704.742651183865">
            <text:p>704,7</text:p>
          </table:table-cell>
          <table:table-cell table:style-name="ce22" table:formula="of:=AVERAGE([.O12:.O148])" office:value-type="float" office:value="35.3014617998435">
            <text:p>35,30</text:p>
          </table:table-cell>
          <table:table-cell table:style-name="ce22" table:formula="of:=AVERAGE([.P12:.P148])" office:value-type="float" office:value="61.87939422689">
            <text:p>61,88</text:p>
          </table:table-cell>
          <table:table-cell table:style-name="ce22" table:formula="of:=AVERAGE([.Q12:.Q148])" office:value-type="float" office:value="71.2562633363289">
            <text:p>71,26</text:p>
          </table:table-cell>
          <table:table-cell table:style-name="ce22" table:formula="of:=AVERAGE([.R12:.R148])" office:value-type="float" office:value="60.2946318288928">
            <text:p>60,29</text:p>
          </table:table-cell>
          <table:table-cell table:style-name="ce23"/>
          <table:table-cell table:style-name="ce7" table:formula="of:=AVERAGE([.T12:.T148])" office:value-type="float" office:value="295.444444444444">
            <text:p>295,4</text:p>
          </table:table-cell>
          <table:table-cell table:style-name="ce12" table:formula="of:=AVERAGE([.U12:.U148])" office:value-type="float" office:value="333.111111111111">
            <text:p>333,1</text:p>
          </table:table-cell>
          <table:table-cell table:style-name="ce16" table:formula="of:=AVERAGE([.V12:.V148])" office:value-type="float" office:value="389.277777777778">
            <text:p>389,3</text:p>
          </table:table-cell>
          <table:table-cell table:style-name="ce20" table:formula="of:=AVERAGE([.W12:.W148])" office:value-type="float" office:value="591.579522674961">
            <text:p>591,6</text:p>
          </table:table-cell>
          <table:table-cell table:style-name="ce22" table:formula="of:=AVERAGE([.X12:.X148])" office:value-type="float" office:value="48.4871283241697">
            <text:p>48,49</text:p>
          </table:table-cell>
          <table:table-cell table:style-name="ce22" table:formula="of:=AVERAGE([.Y12:.Y148])" office:value-type="float" office:value="48.7945830649048">
            <text:p>48,79</text:p>
          </table:table-cell>
          <table:table-cell table:style-name="ce22" table:formula="of:=AVERAGE([.Z12:.Z148])" office:value-type="float" office:value="68.8053650370677">
            <text:p>68,81</text:p>
          </table:table-cell>
          <table:table-cell table:style-name="ce22" table:formula="of:=AVERAGE([.AA12:.AA148])" office:value-type="float" office:value="45.1819444407731">
            <text:p>45,18</text:p>
          </table:table-cell>
          <table:table-cell table:style-name="ce23"/>
          <table:table-cell table:style-name="ce7" table:formula="of:=AVERAGE([.AC12:.AC148])" office:value-type="float" office:value="566.944444444444">
            <text:p>566,9</text:p>
          </table:table-cell>
          <table:table-cell table:style-name="ce12" table:formula="of:=AVERAGE([.AD12:.AD148])" office:value-type="float" office:value="564">
            <text:p>564,0</text:p>
          </table:table-cell>
          <table:table-cell table:style-name="ce16" table:formula="of:=AVERAGE([.AE12:.AE148])" office:value-type="float" office:value="539.944444444445">
            <text:p>539,9</text:p>
          </table:table-cell>
          <table:table-cell table:style-name="ce20" table:formula="of:=AVERAGE([.AF12:.AF148])" office:value-type="float" office:value="964.919575685471">
            <text:p>964,9</text:p>
          </table:table-cell>
          <table:table-cell table:style-name="ce22" table:formula="of:=AVERAGE([.AG12:.AG148])" office:value-type="float" office:value="44.8501303974794">
            <text:p>44,85</text:p>
          </table:table-cell>
          <table:table-cell table:style-name="ce22" table:formula="of:=AVERAGE([.AH12:.AH148])" office:value-type="float" office:value="55.9750715501438">
            <text:p>55,98</text:p>
          </table:table-cell>
          <table:table-cell table:style-name="ce22" table:formula="of:=AVERAGE([.AI12:.AI148])" office:value-type="float" office:value="71.7269248995814">
            <text:p>71,73</text:p>
          </table:table-cell>
          <table:table-cell table:style-name="ce22" table:formula="of:=AVERAGE([.AJ12:.AJ148])" office:value-type="float" office:value="51.2965385228376">
            <text:p>51,30</text:p>
          </table:table-cell>
          <table:table-cell table:style-name="ce23"/>
          <table:table-cell table:style-name="ce7" table:formula="of:=AVERAGE([.AL12:.AL148])" office:value-type="float" office:value="304.777777777778">
            <text:p>304,8</text:p>
          </table:table-cell>
          <table:table-cell table:style-name="ce12" table:formula="of:=AVERAGE([.AM12:.AM148])" office:value-type="float" office:value="392.555555555556">
            <text:p>392,6</text:p>
          </table:table-cell>
          <table:table-cell table:style-name="ce16" table:formula="of:=AVERAGE([.AN12:.AN148])" office:value-type="float" office:value="368.5">
            <text:p>368,5</text:p>
          </table:table-cell>
          <table:table-cell table:style-name="ce20" table:formula="of:=AVERAGE([.AO12:.AO148])" office:value-type="float" office:value="618.829727557607">
            <text:p>618,8</text:p>
          </table:table-cell>
          <table:table-cell table:style-name="ce22" table:formula="of:=AVERAGE([.AP12:.AP148])" office:value-type="float" office:value="52.24297665035">
            <text:p>52,24</text:p>
          </table:table-cell>
          <table:table-cell table:style-name="ce22" table:formula="of:=AVERAGE([.AQ12:.AQ148])" office:value-type="float" office:value="53.4382986889747">
            <text:p>53,44</text:p>
          </table:table-cell>
          <table:table-cell table:style-name="ce22" table:formula="of:=AVERAGE([.AR12:.AR148])" office:value-type="float" office:value="74.7438773830326">
            <text:p>74,74</text:p>
          </table:table-cell>
          <table:table-cell table:style-name="ce22" table:formula="of:=AVERAGE([.AS12:.AS148])" office:value-type="float" office:value="45.6577056789107">
            <text:p>45,66</text:p>
          </table:table-cell>
          <table:table-cell table:style-name="ce23"/>
          <table:table-cell table:style-name="ce7" table:formula="of:=AVERAGE([.AU12:.AU148])" office:value-type="float" office:value="569.333333333333">
            <text:p>569,3</text:p>
          </table:table-cell>
          <table:table-cell table:style-name="ce12" table:formula="of:=AVERAGE([.AV12:.AV148])" office:value-type="float" office:value="501.5">
            <text:p>501,5</text:p>
          </table:table-cell>
          <table:table-cell table:style-name="ce16" table:formula="of:=AVERAGE([.AW12:.AW148])" office:value-type="float" office:value="406.611111111111">
            <text:p>406,6</text:p>
          </table:table-cell>
          <table:table-cell table:style-name="ce20" table:formula="of:=AVERAGE([.AX12:.AX148])" office:value-type="float" office:value="860.844866616023">
            <text:p>860,8</text:p>
          </table:table-cell>
          <table:table-cell table:style-name="ce22" table:formula="of:=AVERAGE([.AY12:.AY148])" office:value-type="float" office:value="41.3739311706325">
            <text:p>41,37</text:p>
          </table:table-cell>
          <table:table-cell table:style-name="ce22" table:formula="of:=AVERAGE([.AZ12:.AZ148])" office:value-type="float" office:value="61.8244482342022">
            <text:p>61,82</text:p>
          </table:table-cell>
          <table:table-cell table:style-name="ce22" table:formula="of:=AVERAGE([.BA12:.BA148])" office:value-type="float" office:value="74.3924347815624">
            <text:p>74,39</text:p>
          </table:table-cell>
          <table:table-cell table:style-name="ce22" table:formula="of:=AVERAGE([.BB12:.BB148])" office:value-type="float" office:value="56.2073785444687">
            <text:p>56,21</text:p>
          </table:table-cell>
          <table:table-cell table:style-name="ce2" table:number-columns-repeated="970"/>
        </table:table-row>
        <table:table-row table:style-name="ro2">
          <table:table-cell table:style-name="ce2" office:value-type="string">
            <text:p>MittelAbw</text:p>
          </table:table-cell>
          <table:table-cell table:style-name="ce7" table:formula="of:=AVEDEV([.B12:.B148])" office:value-type="float" office:value="8.77777777777778">
            <text:p>8,8</text:p>
          </table:table-cell>
          <table:table-cell table:style-name="ce12" table:formula="of:=AVEDEV([.C12:.C148])" office:value-type="float" office:value="9.38888888888889">
            <text:p>9,4</text:p>
          </table:table-cell>
          <table:table-cell table:style-name="ce16" table:formula="of:=AVEDEV([.D12:.D148])" office:value-type="float" office:value="10.6666666666667">
            <text:p>10,7</text:p>
          </table:table-cell>
          <table:table-cell table:style-name="ce20" table:formula="of:=AVEDEV([.E12:.E148])" office:value-type="float" office:value="15.5681261457991">
            <text:p>15,6</text:p>
          </table:table-cell>
          <table:table-cell table:style-name="ce20" table:formula="of:=AVEDEV([.F12:.F148])" office:value-type="float" office:value="0.25071609709703">
            <text:p>0,3</text:p>
          </table:table-cell>
          <table:table-cell table:style-name="ce20" table:formula="of:=AVEDEV([.G12:.G148])" office:value-type="float" office:value="0.335722762135174">
            <text:p>0,3</text:p>
          </table:table-cell>
          <table:table-cell table:style-name="ce20" table:formula="of:=AVEDEV([.H12:.H148])" office:value-type="float" office:value="0.225912065260777">
            <text:p>0,2</text:p>
          </table:table-cell>
          <table:table-cell table:style-name="ce20" table:formula="of:=AVEDEV([.I12:.I148])" office:value-type="float" office:value="0.299129247986782">
            <text:p>0,3</text:p>
          </table:table-cell>
          <table:table-cell table:style-name="ce23"/>
          <table:table-cell table:style-name="ce7" table:formula="of:=AVEDEV([.K12:.K148])" office:value-type="float" office:value="11.4382716049383">
            <text:p>11,4</text:p>
          </table:table-cell>
          <table:table-cell table:style-name="ce12" table:formula="of:=AVEDEV([.L12:.L148])" office:value-type="float" office:value="21.1049382716049">
            <text:p>21,1</text:p>
          </table:table-cell>
          <table:table-cell table:style-name="ce16" table:formula="of:=AVEDEV([.M12:.M148])" office:value-type="float" office:value="21">
            <text:p>21,0</text:p>
          </table:table-cell>
          <table:table-cell table:style-name="ce20" table:formula="of:=AVEDEV([.N12:.N148])" office:value-type="float" office:value="28.2196890621902">
            <text:p>28,2</text:p>
          </table:table-cell>
          <table:table-cell table:style-name="ce20" table:formula="of:=AVEDEV([.O12:.O148])" office:value-type="float" office:value="1.09325827240802">
            <text:p>1,1</text:p>
          </table:table-cell>
          <table:table-cell table:style-name="ce20" table:formula="of:=AVEDEV([.P12:.P148])" office:value-type="float" office:value="0.722430417950276">
            <text:p>0,7</text:p>
          </table:table-cell>
          <table:table-cell table:style-name="ce20" table:formula="of:=AVEDEV([.Q12:.Q148])" office:value-type="float" office:value="0.270665987925252">
            <text:p>0,3</text:p>
          </table:table-cell>
          <table:table-cell table:style-name="ce20" table:formula="of:=AVEDEV([.R12:.R148])" office:value-type="float" office:value="1.00539183145997">
            <text:p>1,0</text:p>
          </table:table-cell>
          <table:table-cell table:style-name="ce23"/>
          <table:table-cell table:style-name="ce7" table:formula="of:=AVEDEV([.T12:.T148])" office:value-type="float" office:value="19.9012345679012">
            <text:p>19,9</text:p>
          </table:table-cell>
          <table:table-cell table:style-name="ce12" table:formula="of:=AVEDEV([.U12:.U148])" office:value-type="float" office:value="16">
            <text:p>16,0</text:p>
          </table:table-cell>
          <table:table-cell table:style-name="ce16" table:formula="of:=AVEDEV([.V12:.V148])" office:value-type="float" office:value="13.8641975308642">
            <text:p>13,9</text:p>
          </table:table-cell>
          <table:table-cell table:style-name="ce20" table:formula="of:=AVEDEV([.W12:.W148])" office:value-type="float" office:value="27.0094561222861">
            <text:p>27,0</text:p>
          </table:table-cell>
          <table:table-cell table:style-name="ce20" table:formula="of:=AVEDEV([.X12:.X148])" office:value-type="float" office:value="0.857044168520534">
            <text:p>0,9</text:p>
          </table:table-cell>
          <table:table-cell table:style-name="ce20" table:formula="of:=AVEDEV([.Y12:.Y148])" office:value-type="float" office:value="0.776297079254385">
            <text:p>0,8</text:p>
          </table:table-cell>
          <table:table-cell table:style-name="ce20" table:formula="of:=AVEDEV([.Z12:.Z148])" office:value-type="float" office:value="0.222294566285887">
            <text:p>0,2</text:p>
          </table:table-cell>
          <table:table-cell table:style-name="ce20" table:formula="of:=AVEDEV([.AA12:.AA148])" office:value-type="float" office:value="0.944989132667959">
            <text:p>0,9</text:p>
          </table:table-cell>
          <table:table-cell table:style-name="ce23"/>
          <table:table-cell table:style-name="ce7" table:formula="of:=AVEDEV([.AC12:.AC148])" office:value-type="float" office:value="8.6358024691358">
            <text:p>8,6</text:p>
          </table:table-cell>
          <table:table-cell table:style-name="ce12" table:formula="of:=AVEDEV([.AD12:.AD148])" office:value-type="float" office:value="9.55555555555556">
            <text:p>9,6</text:p>
          </table:table-cell>
          <table:table-cell table:style-name="ce16" table:formula="of:=AVEDEV([.AE12:.AE148])" office:value-type="float" office:value="9.52469135802469">
            <text:p>9,5</text:p>
          </table:table-cell>
          <table:table-cell table:style-name="ce20" table:formula="of:=AVEDEV([.AF12:.AF148])" office:value-type="float" office:value="15.8525117640111">
            <text:p>15,9</text:p>
          </table:table-cell>
          <table:table-cell table:style-name="ce20" table:formula="of:=AVEDEV([.AG12:.AG148])" office:value-type="float" office:value="0.120897436802284">
            <text:p>0,1</text:p>
          </table:table-cell>
          <table:table-cell table:style-name="ce20" table:formula="of:=AVEDEV([.AH12:.AH148])" office:value-type="float" office:value="0.0792919549928407">
            <text:p>0,1</text:p>
          </table:table-cell>
          <table:table-cell table:style-name="ce20" table:formula="of:=AVEDEV([.AI12:.AI148])" office:value-type="float" office:value="0.129154425896841">
            <text:p>0,1</text:p>
          </table:table-cell>
          <table:table-cell table:style-name="ce20" table:formula="of:=AVEDEV([.AJ12:.AJ148])" office:value-type="float" office:value="0.063779931358747">
            <text:p>0,1</text:p>
          </table:table-cell>
          <table:table-cell table:style-name="ce23"/>
          <table:table-cell table:style-name="ce7" table:formula="of:=AVEDEV([.AL12:.AL148])" office:value-type="float" office:value="19.6296296296296">
            <text:p>19,6</text:p>
          </table:table-cell>
          <table:table-cell table:style-name="ce12" table:formula="of:=AVEDEV([.AM12:.AM148])" office:value-type="float" office:value="11.9876543209877">
            <text:p>12,0</text:p>
          </table:table-cell>
          <table:table-cell table:style-name="ce16" table:formula="of:=AVEDEV([.AN12:.AN148])" office:value-type="float" office:value="12.8333333333333">
            <text:p>12,8</text:p>
          </table:table-cell>
          <table:table-cell table:style-name="ce20" table:formula="of:=AVEDEV([.AO12:.AO148])" office:value-type="float" office:value="24.4096347752132">
            <text:p>24,4</text:p>
          </table:table-cell>
          <table:table-cell table:style-name="ce20" table:formula="of:=AVEDEV([.AP12:.AP148])" office:value-type="float" office:value="1.12039900316351">
            <text:p>1,1</text:p>
          </table:table-cell>
          <table:table-cell table:style-name="ce20" table:formula="of:=AVEDEV([.AQ12:.AQ148])" office:value-type="float" office:value="0.305713906380095">
            <text:p>0,3</text:p>
          </table:table-cell>
          <table:table-cell table:style-name="ce20" table:formula="of:=AVEDEV([.AR12:.AR148])" office:value-type="float" office:value="0.642215634488593">
            <text:p>0,6</text:p>
          </table:table-cell>
          <table:table-cell table:style-name="ce20" table:formula="of:=AVEDEV([.AS12:.AS148])" office:value-type="float" office:value="0.731281088668386">
            <text:p>0,7</text:p>
          </table:table-cell>
          <table:table-cell table:style-name="ce23"/>
          <table:table-cell table:style-name="ce7" table:formula="of:=AVEDEV([.AU12:.AU148])" office:value-type="float" office:value="7.33333333333335">
            <text:p>7,3</text:p>
          </table:table-cell>
          <table:table-cell table:style-name="ce12" table:formula="of:=AVEDEV([.AV12:.AV148])" office:value-type="float" office:value="7.94444444444444">
            <text:p>7,9</text:p>
          </table:table-cell>
          <table:table-cell table:style-name="ce16" table:formula="of:=AVEDEV([.AW12:.AW148])" office:value-type="float" office:value="12.8333333333333">
            <text:p>12,8</text:p>
          </table:table-cell>
          <table:table-cell table:style-name="ce20" table:formula="of:=AVEDEV([.AX12:.AX148])" office:value-type="float" office:value="15.2623094262011">
            <text:p>15,3</text:p>
          </table:table-cell>
          <table:table-cell table:style-name="ce20" table:formula="of:=AVEDEV([.AY12:.AY148])" office:value-type="float" office:value="0.163536308594909">
            <text:p>0,2</text:p>
          </table:table-cell>
          <table:table-cell table:style-name="ce20" table:formula="of:=AVEDEV([.AZ12:.AZ148])" office:value-type="float" office:value="0.441130863535659">
            <text:p>0,4</text:p>
          </table:table-cell>
          <table:table-cell table:style-name="ce20" table:formula="of:=AVEDEV([.BA12:.BA148])" office:value-type="float" office:value="0.346321435327514">
            <text:p>0,3</text:p>
          </table:table-cell>
          <table:table-cell table:style-name="ce20" table:formula="of:=AVEDEV([.BB12:.BB148])" office:value-type="float" office:value="0.26820560271379">
            <text:p>0,3</text:p>
          </table:table-cell>
          <table:table-cell table:style-name="ce2" table:number-columns-repeated="970"/>
        </table:table-row>
        <table:table-row table:style-name="ro1">
          <table:table-cell table:style-name="ce2" office:value-type="string">
            <text:p>Min</text:p>
          </table:table-cell>
          <table:table-cell table:style-name="ce8" table:formula="of:=MIN([.B12:.B148])" office:value-type="float" office:value="507">
            <text:p>507</text:p>
          </table:table-cell>
          <table:table-cell table:style-name="ce13" table:formula="of:=MIN([.C12:.C148])" office:value-type="float" office:value="383">
            <text:p>383</text:p>
          </table:table-cell>
          <table:table-cell table:style-name="ce17" table:formula="of:=MIN([.D12:.D148])" office:value-type="float" office:value="304">
            <text:p>304</text:p>
          </table:table-cell>
          <table:table-cell table:style-name="ce21" table:formula="of:=MIN([.E12:.E148])" office:value-type="float" office:value="704.381998634264">
            <text:p>704</text:p>
          </table:table-cell>
          <table:table-cell table:style-name="ce21" table:formula="of:=MIN([.F12:.F148])" office:value-type="float" office:value="36.8178736472659">
            <text:p>37</text:p>
          </table:table-cell>
          <table:table-cell table:style-name="ce21" table:formula="of:=MIN([.G12:.G148])" office:value-type="float" office:value="62.6783986478365">
            <text:p>63</text:p>
          </table:table-cell>
          <table:table-cell table:style-name="ce21" table:formula="of:=MIN([.H12:.H148])" office:value-type="float" office:value="73.3329754260406">
            <text:p>73</text:p>
          </table:table-cell>
          <table:table-cell table:style-name="ce21" table:formula="of:=MIN([.I12:.I148])" office:value-type="float" office:value="58.6771595039591">
            <text:p>59</text:p>
          </table:table-cell>
          <table:table-cell table:style-name="ce24"/>
          <table:table-cell table:style-name="ce8" table:formula="of:=MIN([.K12:.K148])" office:value-type="float" office:value="470">
            <text:p>470</text:p>
          </table:table-cell>
          <table:table-cell table:style-name="ce13" table:formula="of:=MIN([.L12:.L148])" office:value-type="float" office:value="320">
            <text:p>320</text:p>
          </table:table-cell>
          <table:table-cell table:style-name="ce17" table:formula="of:=MIN([.M12:.M148])" office:value-type="float" office:value="299">
            <text:p>299</text:p>
          </table:table-cell>
          <table:table-cell table:style-name="ce21" table:formula="of:=MIN([.N12:.N148])" office:value-type="float" office:value="642.418088163775">
            <text:p>642</text:p>
          </table:table-cell>
          <table:table-cell table:style-name="ce21" table:formula="of:=MIN([.O12:.O148])" office:value-type="float" office:value="32.9758911973104">
            <text:p>33</text:p>
          </table:table-cell>
          <table:table-cell table:style-name="ce21" table:formula="of:=MIN([.P12:.P148])" office:value-type="float" office:value="60.7140621365602">
            <text:p>61</text:p>
          </table:table-cell>
          <table:table-cell table:style-name="ce21" table:formula="of:=MIN([.Q12:.Q148])" office:value-type="float" office:value="70.5891324113692">
            <text:p>71</text:p>
          </table:table-cell>
          <table:table-cell table:style-name="ce21" table:formula="of:=MIN([.R12:.R148])" office:value-type="float" office:value="58.5806479188821">
            <text:p>59</text:p>
          </table:table-cell>
          <table:table-cell table:style-name="ce24"/>
          <table:table-cell table:style-name="ce8" table:formula="of:=MIN([.T12:.T148])" office:value-type="float" office:value="239">
            <text:p>239</text:p>
          </table:table-cell>
          <table:table-cell table:style-name="ce13" table:formula="of:=MIN([.U12:.U148])" office:value-type="float" office:value="295">
            <text:p>295</text:p>
          </table:table-cell>
          <table:table-cell table:style-name="ce17" table:formula="of:=MIN([.V12:.V148])" office:value-type="float" office:value="360">
            <text:p>360</text:p>
          </table:table-cell>
          <table:table-cell table:style-name="ce21" table:formula="of:=MIN([.W12:.W148])" office:value-type="float" office:value="525.510228254408">
            <text:p>526</text:p>
          </table:table-cell>
          <table:table-cell table:style-name="ce21" table:formula="of:=MIN([.X12:.X148])" office:value-type="float" office:value="47.4456088328171">
            <text:p>47</text:p>
          </table:table-cell>
          <table:table-cell table:style-name="ce21" table:formula="of:=MIN([.Y12:.Y148])" office:value-type="float" office:value="45.972764899165">
            <text:p>46</text:p>
          </table:table-cell>
          <table:table-cell table:style-name="ce21" table:formula="of:=MIN([.Z12:.Z148])" office:value-type="float" office:value="68.1088402764355">
            <text:p>68</text:p>
          </table:table-cell>
          <table:table-cell table:style-name="ce21" table:formula="of:=MIN([.AA12:.AA148])" office:value-type="float" office:value="41.83001147127">
            <text:p>42</text:p>
          </table:table-cell>
          <table:table-cell table:style-name="ce24"/>
          <table:table-cell table:style-name="ce8" table:formula="of:=MIN([.AC12:.AC148])" office:value-type="float" office:value="541">
            <text:p>541</text:p>
          </table:table-cell>
          <table:table-cell table:style-name="ce13" table:formula="of:=MIN([.AD12:.AD148])" office:value-type="float" office:value="540">
            <text:p>540</text:p>
          </table:table-cell>
          <table:table-cell table:style-name="ce17" table:formula="of:=MIN([.AE12:.AE148])" office:value-type="float" office:value="509">
            <text:p>509</text:p>
          </table:table-cell>
          <table:table-cell table:style-name="ce21" table:formula="of:=MIN([.AF12:.AF148])" office:value-type="float" office:value="918.347428808945">
            <text:p>918</text:p>
          </table:table-cell>
          <table:table-cell table:style-name="ce21" table:formula="of:=MIN([.AG12:.AG148])" office:value-type="float" office:value="44.5817900585029">
            <text:p>45</text:p>
          </table:table-cell>
          <table:table-cell table:style-name="ce21" table:formula="of:=MIN([.AH12:.AH148])" office:value-type="float" office:value="55.8019009204398">
            <text:p>56</text:p>
          </table:table-cell>
          <table:table-cell table:style-name="ce21" table:formula="of:=MIN([.AI12:.AI148])" office:value-type="float" office:value="71.4896165193617">
            <text:p>71</text:p>
          </table:table-cell>
          <table:table-cell table:style-name="ce21" table:formula="of:=MIN([.AJ12:.AJ148])" office:value-type="float" office:value="51.1687731711016">
            <text:p>51</text:p>
          </table:table-cell>
          <table:table-cell table:style-name="ce24"/>
          <table:table-cell table:style-name="ce8" table:formula="of:=MIN([.AL12:.AL148])" office:value-type="float" office:value="247">
            <text:p>247</text:p>
          </table:table-cell>
          <table:table-cell table:style-name="ce13" table:formula="of:=MIN([.AM12:.AM148])" office:value-type="float" office:value="363">
            <text:p>363</text:p>
          </table:table-cell>
          <table:table-cell table:style-name="ce17" table:formula="of:=MIN([.AN12:.AN148])" office:value-type="float" office:value="337">
            <text:p>337</text:p>
          </table:table-cell>
          <table:table-cell table:style-name="ce21" table:formula="of:=MIN([.AO12:.AO148])" office:value-type="float" office:value="553.486223857469">
            <text:p>553</text:p>
          </table:table-cell>
          <table:table-cell table:style-name="ce21" table:formula="of:=MIN([.AP12:.AP148])" office:value-type="float" office:value="50.3864657546353">
            <text:p>50</text:p>
          </table:table-cell>
          <table:table-cell table:style-name="ce21" table:formula="of:=MIN([.AQ12:.AQ148])" office:value-type="float" office:value="52.3710170574959">
            <text:p>52</text:p>
          </table:table-cell>
          <table:table-cell table:style-name="ce21" table:formula="of:=MIN([.AR12:.AR148])" office:value-type="float" office:value="73.8342712072636">
            <text:p>74</text:p>
          </table:table-cell>
          <table:table-cell table:style-name="ce21" table:formula="of:=MIN([.AS12:.AS148])" office:value-type="float" office:value="43.2673957654151">
            <text:p>43</text:p>
          </table:table-cell>
          <table:table-cell table:style-name="ce24"/>
          <table:table-cell table:style-name="ce8" table:formula="of:=MIN([.AU12:.AU148])" office:value-type="float" office:value="549">
            <text:p>549</text:p>
          </table:table-cell>
          <table:table-cell table:style-name="ce13" table:formula="of:=MIN([.AV12:.AV148])" office:value-type="float" office:value="481">
            <text:p>481</text:p>
          </table:table-cell>
          <table:table-cell table:style-name="ce17" table:formula="of:=MIN([.AW12:.AW148])" office:value-type="float" office:value="374">
            <text:p>374</text:p>
          </table:table-cell>
          <table:table-cell table:style-name="ce21" table:formula="of:=MIN([.AX12:.AX148])" office:value-type="float" office:value="820.145109111796">
            <text:p>820</text:p>
          </table:table-cell>
          <table:table-cell table:style-name="ce21" table:formula="of:=MIN([.AY12:.AY148])" office:value-type="float" office:value="40.9597959815958">
            <text:p>41</text:p>
          </table:table-cell>
          <table:table-cell table:style-name="ce21" table:formula="of:=MIN([.AZ12:.AZ148])" office:value-type="float" office:value="60.7453534568315">
            <text:p>61</text:p>
          </table:table-cell>
          <table:table-cell table:style-name="ce21" table:formula="of:=MIN([.BA12:.BA148])" office:value-type="float" office:value="73.6709259703325">
            <text:p>74</text:p>
          </table:table-cell>
          <table:table-cell table:style-name="ce21" table:formula="of:=MIN([.BB12:.BB148])" office:value-type="float" office:value="55.5428829668433">
            <text:p>56</text:p>
          </table:table-cell>
          <table:table-cell table:style-name="ce2" table:number-columns-repeated="970"/>
        </table:table-row>
        <table:table-row table:style-name="ro1">
          <table:table-cell table:style-name="ce2" office:value-type="string">
            <text:p>Max</text:p>
          </table:table-cell>
          <table:table-cell table:style-name="ce8" table:formula="of:=MAX([.B12:.B148])" office:value-type="float" office:value="552">
            <text:p>552</text:p>
          </table:table-cell>
          <table:table-cell table:style-name="ce13" table:formula="of:=MAX([.C12:.C148])" office:value-type="float" office:value="432">
            <text:p>432</text:p>
          </table:table-cell>
          <table:table-cell table:style-name="ce17" table:formula="of:=MAX([.D12:.D148])" office:value-type="float" office:value="358">
            <text:p>358</text:p>
          </table:table-cell>
          <table:table-cell table:style-name="ce21" table:formula="of:=MAX([.E12:.E148])" office:value-type="float" office:value="785.67677832554">
            <text:p>786</text:p>
          </table:table-cell>
          <table:table-cell table:style-name="ce21" table:formula="of:=MAX([.F12:.F148])" office:value-type="float" office:value="38.2456602954347">
            <text:p>38</text:p>
          </table:table-cell>
          <table:table-cell table:style-name="ce21" table:formula="of:=MAX([.G12:.G148])" office:value-type="float" office:value="64.4606697363103">
            <text:p>64</text:p>
          </table:table-cell>
          <table:table-cell table:style-name="ce21" table:formula="of:=MAX([.H12:.H148])" office:value-type="float" office:value="74.6636978208861">
            <text:p>75</text:p>
          </table:table-cell>
          <table:table-cell table:style-name="ce21" table:formula="of:=MAX([.I12:.I148])" office:value-type="float" office:value="60.0970375682581">
            <text:p>60</text:p>
          </table:table-cell>
          <table:table-cell table:style-name="ce24"/>
          <table:table-cell table:style-name="ce8" table:formula="of:=MAX([.K12:.K148])" office:value-type="float" office:value="540">
            <text:p>540</text:p>
          </table:table-cell>
          <table:table-cell table:style-name="ce13" table:formula="of:=MAX([.L12:.L148])" office:value-type="float" office:value="393">
            <text:p>393</text:p>
          </table:table-cell>
          <table:table-cell table:style-name="ce17" table:formula="of:=MAX([.M12:.M148])" office:value-type="float" office:value="364">
            <text:p>364</text:p>
          </table:table-cell>
          <table:table-cell table:style-name="ce21" table:formula="of:=MAX([.N12:.N148])" office:value-type="float" office:value="759.075753795364">
            <text:p>759</text:p>
          </table:table-cell>
          <table:table-cell table:style-name="ce21" table:formula="of:=MAX([.O12:.O148])" office:value-type="float" office:value="37.1359752045005">
            <text:p>37</text:p>
          </table:table-cell>
          <table:table-cell table:style-name="ce21" table:formula="of:=MAX([.P12:.P148])" office:value-type="float" office:value="63.3886944018203">
            <text:p>63</text:p>
          </table:table-cell>
          <table:table-cell table:style-name="ce21" table:formula="of:=MAX([.Q12:.Q148])" office:value-type="float" office:value="71.9765562266545">
            <text:p>72</text:p>
          </table:table-cell>
          <table:table-cell table:style-name="ce21" table:formula="of:=MAX([.R12:.R148])" office:value-type="float" office:value="62.5157719157553">
            <text:p>63</text:p>
          </table:table-cell>
          <table:table-cell table:style-name="ce24"/>
          <table:table-cell table:style-name="ce8" table:formula="of:=MAX([.T12:.T148])" office:value-type="float" office:value="325">
            <text:p>325</text:p>
          </table:table-cell>
          <table:table-cell table:style-name="ce13" table:formula="of:=MAX([.U12:.U148])" office:value-type="float" office:value="360">
            <text:p>360</text:p>
          </table:table-cell>
          <table:table-cell table:style-name="ce17" table:formula="of:=MAX([.V12:.V148])" office:value-type="float" office:value="415">
            <text:p>415</text:p>
          </table:table-cell>
          <table:table-cell table:style-name="ce21" table:formula="of:=MAX([.W12:.W148])" office:value-type="float" office:value="634.782639964264">
            <text:p>635</text:p>
          </table:table-cell>
          <table:table-cell table:style-name="ce21" table:formula="of:=MAX([.X12:.X148])" office:value-type="float" office:value="51.3635682356422">
            <text:p>51</text:p>
          </table:table-cell>
          <table:table-cell table:style-name="ce21" table:formula="of:=MAX([.Y12:.Y148])" office:value-type="float" office:value="49.867250486784">
            <text:p>50</text:p>
          </table:table-cell>
          <table:table-cell table:style-name="ce21" table:formula="of:=MAX([.Z12:.Z148])" office:value-type="float" office:value="69.2588497814581">
            <text:p>69</text:p>
          </table:table-cell>
          <table:table-cell table:style-name="ce21" table:formula="of:=MAX([.AA12:.AA148])" office:value-type="float" office:value="46.3512405549128">
            <text:p>46</text:p>
          </table:table-cell>
          <table:table-cell table:style-name="ce24"/>
          <table:table-cell table:style-name="ce8" table:formula="of:=MAX([.AC12:.AC148])" office:value-type="float" office:value="580">
            <text:p>580</text:p>
          </table:table-cell>
          <table:table-cell table:style-name="ce13" table:formula="of:=MAX([.AD12:.AD148])" office:value-type="float" office:value="575">
            <text:p>575</text:p>
          </table:table-cell>
          <table:table-cell table:style-name="ce17" table:formula="of:=MAX([.AE12:.AE148])" office:value-type="float" office:value="555">
            <text:p>555</text:p>
          </table:table-cell>
          <table:table-cell table:style-name="ce21" table:formula="of:=MAX([.AF12:.AF148])" office:value-type="float" office:value="987.446201066165">
            <text:p>987</text:p>
          </table:table-cell>
          <table:table-cell table:style-name="ce21" table:formula="of:=MAX([.AG12:.AG148])" office:value-type="float" office:value="45.1001673446513">
            <text:p>45</text:p>
          </table:table-cell>
          <table:table-cell table:style-name="ce21" table:formula="of:=MAX([.AH12:.AH148])" office:value-type="float" office:value="56.3404827674544">
            <text:p>56</text:p>
          </table:table-cell>
          <table:table-cell table:style-name="ce21" table:formula="of:=MAX([.AI12:.AI148])" office:value-type="float" office:value="72.0727589154854">
            <text:p>72</text:p>
          </table:table-cell>
          <table:table-cell table:style-name="ce21" table:formula="of:=MAX([.AJ12:.AJ148])" office:value-type="float" office:value="51.4209307841049">
            <text:p>51</text:p>
          </table:table-cell>
          <table:table-cell table:style-name="ce24"/>
          <table:table-cell table:style-name="ce8" table:formula="of:=MAX([.AL12:.AL148])" office:value-type="float" office:value="341">
            <text:p>341</text:p>
          </table:table-cell>
          <table:table-cell table:style-name="ce13" table:formula="of:=MAX([.AM12:.AM148])" office:value-type="float" office:value="412">
            <text:p>412</text:p>
          </table:table-cell>
          <table:table-cell table:style-name="ce17" table:formula="of:=MAX([.AN12:.AN148])" office:value-type="float" office:value="389">
            <text:p>389</text:p>
          </table:table-cell>
          <table:table-cell table:style-name="ce21" table:formula="of:=MAX([.AO12:.AO148])" office:value-type="float" office:value="661.321404462308">
            <text:p>661</text:p>
          </table:table-cell>
          <table:table-cell table:style-name="ce21" table:formula="of:=MAX([.AP12:.AP148])" office:value-type="float" office:value="55.7670323024643">
            <text:p>56</text:p>
          </table:table-cell>
          <table:table-cell table:style-name="ce21" table:formula="of:=MAX([.AQ12:.AQ148])" office:value-type="float" office:value="53.9694698275304">
            <text:p>54</text:p>
          </table:table-cell>
          <table:table-cell table:style-name="ce21" table:formula="of:=MAX([.AR12:.AR148])" office:value-type="float" office:value="76.5859286080084">
            <text:p>77</text:p>
          </table:table-cell>
          <table:table-cell table:style-name="ce21" table:formula="of:=MAX([.AS12:.AS148])" office:value-type="float" office:value="46.9664468321228">
            <text:p>47</text:p>
          </table:table-cell>
          <table:table-cell table:style-name="ce24"/>
          <table:table-cell table:style-name="ce8" table:formula="of:=MAX([.AU12:.AU148])" office:value-type="float" office:value="587">
            <text:p>587</text:p>
          </table:table-cell>
          <table:table-cell table:style-name="ce13" table:formula="of:=MAX([.AV12:.AV148])" office:value-type="float" office:value="520">
            <text:p>520</text:p>
          </table:table-cell>
          <table:table-cell table:style-name="ce17" table:formula="of:=MAX([.AW12:.AW148])" office:value-type="float" office:value="438">
            <text:p>438</text:p>
          </table:table-cell>
          <table:table-cell table:style-name="ce21" table:formula="of:=MAX([.AX12:.AX148])" office:value-type="float" office:value="896.270048590267">
            <text:p>896</text:p>
          </table:table-cell>
          <table:table-cell table:style-name="ce21" table:formula="of:=MAX([.AY12:.AY148])" office:value-type="float" office:value="41.6822188316652">
            <text:p>42</text:p>
          </table:table-cell>
          <table:table-cell table:style-name="ce21" table:formula="of:=MAX([.AZ12:.AZ148])" office:value-type="float" office:value="62.8696199005614">
            <text:p>63</text:p>
          </table:table-cell>
          <table:table-cell table:style-name="ce21" table:formula="of:=MAX([.BA12:.BA148])" office:value-type="float" office:value="75.2658531719566">
            <text:p>75</text:p>
          </table:table-cell>
          <table:table-cell table:style-name="ce21" table:formula="of:=MAX([.BB12:.BB148])" office:value-type="float" office:value="56.7476301262697">
            <text:p>57</text:p>
          </table:table-cell>
          <table:table-cell table:style-name="ce2" table:number-columns-repeated="970"/>
        </table:table-row>
        <table:table-row table:style-name="ro4">
          <table:table-cell table:style-name="ce2"/>
          <table:table-cell table:style-name="ce9"/>
          <table:table-cell table:style-name="ce14"/>
          <table:table-cell table:style-name="ce18" table:number-columns-repeated="6"/>
          <table:table-cell table:style-name="ce2"/>
          <table:table-cell table:style-name="ce9"/>
          <table:table-cell table:style-name="ce14"/>
          <table:table-cell table:style-name="ce18" table:number-columns-repeated="6"/>
          <table:table-cell table:style-name="ce2"/>
          <table:table-cell table:style-name="ce9"/>
          <table:table-cell table:style-name="ce14"/>
          <table:table-cell table:style-name="ce18" table:number-columns-repeated="6"/>
          <table:table-cell table:style-name="ce2"/>
          <table:table-cell table:style-name="ce9"/>
          <table:table-cell table:style-name="ce14"/>
          <table:table-cell table:style-name="ce18" table:number-columns-repeated="6"/>
          <table:table-cell table:style-name="ce2"/>
          <table:table-cell table:style-name="ce9"/>
          <table:table-cell table:style-name="ce14"/>
          <table:table-cell table:style-name="ce18" table:number-columns-repeated="6"/>
          <table:table-cell table:style-name="ce2"/>
          <table:table-cell table:style-name="ce9"/>
          <table:table-cell table:style-name="ce14"/>
          <table:table-cell table:style-name="ce18" table:number-columns-repeated="6"/>
          <table:table-cell table:style-name="ce2"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07">
            <text:p>507</text:p>
          </table:table-cell>
          <table:table-cell table:style-name="ce15" office:value-type="float" office:value="383">
            <text:p>383</text:p>
          </table:table-cell>
          <table:table-cell table:style-name="ce19" office:value-type="float" office:value="304">
            <text:p>304</text:p>
          </table:table-cell>
          <table:table-cell table:style-name="ce20" table:formula="of:=SQRT([.B12]*[.B12]+[.C12]*[.C12]+[.D12]*[.D12])" office:value-type="float" office:value="704.381998634264">
            <text:p>704,4</text:p>
          </table:table-cell>
          <table:table-cell table:style-name="ce20" table:formula="of:=ATAN([.C12]/[.B12])/PI()*180" office:value-type="float" office:value="37.0682769521532">
            <text:p>37,1</text:p>
          </table:table-cell>
          <table:table-cell table:style-name="ce20" table:formula="of:=ACOS([.D12]/[.E12])/PI()*180" office:value-type="float" office:value="64.4318732129366">
            <text:p>64,4</text:p>
          </table:table-cell>
          <table:table-cell table:style-name="ce20" table:formula="of:=SQRT([.F12]*[.F12]+[.G12]*[.G12])" office:value-type="float" office:value="74.3338647046517">
            <text:p>74,3</text:p>
          </table:table-cell>
          <table:table-cell table:style-name="ce20" table:formula="of:=ATAN([.G12]/[.F12])/PI()*180" office:value-type="float" office:value="60.0877676189618">
            <text:p>60,1</text:p>
          </table:table-cell>
          <table:table-cell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15" office:value-type="float" office:value="328">
            <text:p>328</text:p>
          </table:table-cell>
          <table:table-cell table:style-name="ce19" office:value-type="float" office:value="303">
            <text:p>303</text:p>
          </table:table-cell>
          <table:table-cell table:style-name="ce20" table:formula="of:=SQRT([.K12]*[.K12]+[.L12]*[.L12]+[.M12]*[.M12])" office:value-type="float" office:value="670.367809489686">
            <text:p>670,4</text:p>
          </table:table-cell>
          <table:table-cell table:style-name="ce20" table:formula="of:=ATAN([.L12]/[.K12])/PI()*180" office:value-type="float" office:value="33.2648747414009">
            <text:p>33,3</text:p>
          </table:table-cell>
          <table:table-cell table:style-name="ce20" table:formula="of:=ACOS([.M12]/[.N12])/PI()*180" office:value-type="float" office:value="63.1285243785602">
            <text:p>63,1</text:p>
          </table:table-cell>
          <table:table-cell table:style-name="ce20" table:formula="of:=SQRT([.O12]*[.O12]+[.P12]*[.P12])" office:value-type="float" office:value="71.3565868142217">
            <text:p>71,4</text:p>
          </table:table-cell>
          <table:table-cell table:style-name="ce20" table:formula="of:=ATAN([.P12]/[.O12])/PI()*180" office:value-type="float" office:value="62.2135096802561">
            <text:p>62,2</text:p>
          </table:table-cell>
          <table:table-cell office:value-type="float" office:value="2">
            <text:p>2</text:p>
          </table:table-cell>
          <table:table-cell table:style-name="ce10" office:value-type="float" office:value="239">
            <text:p>239</text:p>
          </table:table-cell>
          <table:table-cell table:style-name="ce15" office:value-type="float" office:value="299">
            <text:p>299</text:p>
          </table:table-cell>
          <table:table-cell table:style-name="ce19" office:value-type="float" office:value="370">
            <text:p>370</text:p>
          </table:table-cell>
          <table:table-cell table:style-name="ce20" table:formula="of:=SQRT([.T12]*[.T12]+[.U12]*[.U12]+[.V12]*[.V12])" office:value-type="float" office:value="532.373928738063">
            <text:p>532,4</text:p>
          </table:table-cell>
          <table:table-cell table:style-name="ce20" table:formula="of:=ATAN([.U12]/[.T12])/PI()*180" office:value-type="float" office:value="51.3635682356422">
            <text:p>51,4</text:p>
          </table:table-cell>
          <table:table-cell table:style-name="ce20" table:formula="of:=ACOS([.V12]/[.W12])/PI()*180" office:value-type="float" office:value="45.972764899165">
            <text:p>46,0</text:p>
          </table:table-cell>
          <table:table-cell table:style-name="ce20" table:formula="of:=SQRT([.X12]*[.X12]+[.Y12]*[.Y12])" office:value-type="float" office:value="68.9326573865491">
            <text:p>68,9</text:p>
          </table:table-cell>
          <table:table-cell table:style-name="ce20" table:formula="of:=ATAN([.Y12]/[.X12])/PI()*180" office:value-type="float" office:value="41.83001147127">
            <text:p>41,8</text:p>
          </table:table-cell>
          <table:table-cell office:value-type="float" office:value="3">
            <text:p>3</text:p>
          </table:table-cell>
          <table:table-cell table:style-name="ce10" office:value-type="float" office:value="563">
            <text:p>563</text:p>
          </table:table-cell>
          <table:table-cell table:style-name="ce15" office:value-type="float" office:value="561">
            <text:p>561</text:p>
          </table:table-cell>
          <table:table-cell table:style-name="ce19" office:value-type="float" office:value="536">
            <text:p>536</text:p>
          </table:table-cell>
          <table:table-cell table:style-name="ce20" table:formula="of:=SQRT([.AC12]*[.AC12]+[.AD12]*[.AD12]+[.AE12]*[.AE12])" office:value-type="float" office:value="958.637574894704">
            <text:p>958,6</text:p>
          </table:table-cell>
          <table:table-cell table:style-name="ce20" table:formula="of:=ATAN([.AD12]/[.AC12])/PI()*180" office:value-type="float" office:value="44.8980503219844">
            <text:p>44,9</text:p>
          </table:table-cell>
          <table:table-cell table:style-name="ce20" table:formula="of:=ACOS([.AE12]/[.AF12])/PI()*180" office:value-type="float" office:value="56.0045654555506">
            <text:p>56,0</text:p>
          </table:table-cell>
          <table:table-cell table:style-name="ce20" table:formula="of:=SQRT([.AG12]*[.AG12]+[.AH12]*[.AH12])" office:value-type="float" office:value="71.7798458801668">
            <text:p>71,8</text:p>
          </table:table-cell>
          <table:table-cell table:style-name="ce20" table:formula="of:=ATAN([.AH12]/[.AG12])/PI()*180" office:value-type="float" office:value="51.2813533450253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288">
            <text:p>288</text:p>
          </table:table-cell>
          <table:table-cell table:style-name="ce15" office:value-type="float" office:value="394">
            <text:p>394</text:p>
          </table:table-cell>
          <table:table-cell table:style-name="ce19" office:value-type="float" office:value="369">
            <text:p>369</text:p>
          </table:table-cell>
          <table:table-cell table:style-name="ce20" table:formula="of:=SQRT([.AL12]*[.AL12]+[.AM12]*[.AM12]+[.AN12]*[.AN12])" office:value-type="float" office:value="611.83412784839">
            <text:p>611,8</text:p>
          </table:table-cell>
          <table:table-cell table:style-name="ce20" table:formula="of:=ATAN([.AM12]/[.AL12])/PI()*180" office:value-type="float" office:value="53.8345231655361">
            <text:p>53,8</text:p>
          </table:table-cell>
          <table:table-cell table:style-name="ce20" table:formula="of:=ACOS([.AN12]/[.AO12])/PI()*180" office:value-type="float" office:value="52.9074239611408">
            <text:p>52,9</text:p>
          </table:table-cell>
          <table:table-cell table:style-name="ce20" table:formula="of:=SQRT([.AP12]*[.AP12]+[.AQ12]*[.AQ12])" office:value-type="float" office:value="75.480801497232">
            <text:p>75,5</text:p>
          </table:table-cell>
          <table:table-cell table:style-name="ce20" table:formula="of:=ATAN([.AQ12]/[.AP12])/PI()*180" office:value-type="float" office:value="44.5023743018607">
            <text:p>44,5</text:p>
          </table:table-cell>
          <table:table-cell office:value-type="float" office:value="5">
            <text:p>5</text:p>
          </table:table-cell>
          <table:table-cell table:style-name="ce10" office:value-type="float" office:value="549">
            <text:p>549</text:p>
          </table:table-cell>
          <table:table-cell table:style-name="ce15" office:value-type="float" office:value="481">
            <text:p>481</text:p>
          </table:table-cell>
          <table:table-cell table:style-name="ce19" office:value-type="float" office:value="374">
            <text:p>374</text:p>
          </table:table-cell>
          <table:table-cell table:style-name="ce20" table:formula="of:=SQRT([.AU12]*[.AU12]+[.AV12]*[.AV12]+[.AW12]*[.AW12])" office:value-type="float" office:value="820.145109111796">
            <text:p>820,1</text:p>
          </table:table-cell>
          <table:table-cell table:style-name="ce20" table:formula="of:=ATAN([.AV12]/[.AU12])/PI()*180" office:value-type="float" office:value="41.2228473023136">
            <text:p>41,2</text:p>
          </table:table-cell>
          <table:table-cell table:style-name="ce20" table:formula="of:=ACOS([.AW12]/[.AX12])/PI()*180" office:value-type="float" office:value="62.8696199005614">
            <text:p>62,9</text:p>
          </table:table-cell>
          <table:table-cell table:style-name="ce20" table:formula="of:=SQRT([.AY12]*[.AY12]+[.AZ12]*[.AZ12])" office:value-type="float" office:value="75.1792008879513">
            <text:p>75,2</text:p>
          </table:table-cell>
          <table:table-cell table:style-name="ce20" table:formula="of:=ATAN([.AZ12]/[.AY12])/PI()*180" office:value-type="float" office:value="56.7476301262697">
            <text:p>56,7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31">
            <text:p>531</text:p>
          </table:table-cell>
          <table:table-cell table:style-name="ce15" office:value-type="float" office:value="409">
            <text:p>409</text:p>
          </table:table-cell>
          <table:table-cell table:style-name="ce19" office:value-type="float" office:value="335">
            <text:p>335</text:p>
          </table:table-cell>
          <table:table-cell table:style-name="ce20" table:formula="of:=SQRT([.B13]*[.B13]+[.C13]*[.C13]+[.D13]*[.D13])" office:value-type="float" office:value="749.311016868163">
            <text:p>749,3</text:p>
          </table:table-cell>
          <table:table-cell table:style-name="ce20" table:formula="of:=ATAN([.C13]/[.B13])/PI()*180" office:value-type="float" office:value="37.6050761916933">
            <text:p>37,6</text:p>
          </table:table-cell>
          <table:table-cell table:style-name="ce20" table:formula="of:=ACOS([.D13]/[.E13])/PI()*180" office:value-type="float" office:value="63.4436748011922">
            <text:p>63,4</text:p>
          </table:table-cell>
          <table:table-cell table:style-name="ce20" table:formula="of:=SQRT([.F13]*[.F13]+[.G13]*[.G13])" office:value-type="float" office:value="73.7512144148317">
            <text:p>73,8</text:p>
          </table:table-cell>
          <table:table-cell table:style-name="ce20" table:formula="of:=ATAN([.G13]/[.F13])/PI()*180" office:value-type="float" office:value="59.3434342824875">
            <text:p>59,3</text:p>
          </table:table-cell>
          <table:table-cell office:value-type="float" office:value="1">
            <text:p>1</text:p>
          </table:table-cell>
          <table:table-cell table:style-name="ce10" office:value-type="float" office:value="492">
            <text:p>492</text:p>
          </table:table-cell>
          <table:table-cell table:style-name="ce15" office:value-type="float" office:value="344">
            <text:p>344</text:p>
          </table:table-cell>
          <table:table-cell table:style-name="ce19" office:value-type="float" office:value="307">
            <text:p>307</text:p>
          </table:table-cell>
          <table:table-cell table:style-name="ce20" table:formula="of:=SQRT([.K13]*[.K13]+[.L13]*[.L13]+[.M13]*[.M13])" office:value-type="float" office:value="674.276649454807">
            <text:p>674,3</text:p>
          </table:table-cell>
          <table:table-cell table:style-name="ce20" table:formula="of:=ATAN([.L13]/[.K13])/PI()*180" office:value-type="float" office:value="34.9607452128476">
            <text:p>35,0</text:p>
          </table:table-cell>
          <table:table-cell table:style-name="ce20" table:formula="of:=ACOS([.M13]/[.N13])/PI()*180" office:value-type="float" office:value="62.9155858306279">
            <text:p>62,9</text:p>
          </table:table-cell>
          <table:table-cell table:style-name="ce20" table:formula="of:=SQRT([.O13]*[.O13]+[.P13]*[.P13])" office:value-type="float" office:value="71.9765562266545">
            <text:p>72,0</text:p>
          </table:table-cell>
          <table:table-cell table:style-name="ce20" table:formula="of:=ATAN([.P13]/[.O13])/PI()*180" office:value-type="float" office:value="60.9400781660631">
            <text:p>60,9</text:p>
          </table:table-cell>
          <table:table-cell office:value-type="float" office:value="2">
            <text:p>2</text:p>
          </table:table-cell>
          <table:table-cell table:style-name="ce10" office:value-type="float" office:value="258">
            <text:p>258</text:p>
          </table:table-cell>
          <table:table-cell table:style-name="ce15" office:value-type="float" office:value="311">
            <text:p>311</text:p>
          </table:table-cell>
          <table:table-cell table:style-name="ce19" office:value-type="float" office:value="376">
            <text:p>376</text:p>
          </table:table-cell>
          <table:table-cell table:style-name="ce20" table:formula="of:=SQRT([.T13]*[.T13]+[.U13]*[.U13]+[.V13]*[.V13])" office:value-type="float" office:value="551.961049350405">
            <text:p>552,0</text:p>
          </table:table-cell>
          <table:table-cell table:style-name="ce20" table:formula="of:=ATAN([.U13]/[.T13])/PI()*180" office:value-type="float" office:value="50.3215105930653">
            <text:p>50,3</text:p>
          </table:table-cell>
          <table:table-cell table:style-name="ce20" table:formula="of:=ACOS([.V13]/[.W13])/PI()*180" office:value-type="float" office:value="47.0619273624103">
            <text:p>47,1</text:p>
          </table:table-cell>
          <table:table-cell table:style-name="ce20" table:formula="of:=SQRT([.X13]*[.X13]+[.Y13]*[.Y13])" office:value-type="float" office:value="68.8990525002541">
            <text:p>68,9</text:p>
          </table:table-cell>
          <table:table-cell table:style-name="ce20" table:formula="of:=ATAN([.Y13]/[.X13])/PI()*180" office:value-type="float" office:value="43.0829320964593">
            <text:p>43,1</text:p>
          </table:table-cell>
          <table:table-cell office:value-type="float" office:value="3">
            <text:p>3</text:p>
          </table:table-cell>
          <table:table-cell table:style-name="ce10" office:value-type="float" office:value="568">
            <text:p>568</text:p>
          </table:table-cell>
          <table:table-cell table:style-name="ce15" office:value-type="float" office:value="561">
            <text:p>561</text:p>
          </table:table-cell>
          <table:table-cell table:style-name="ce19" office:value-type="float" office:value="541">
            <text:p>541</text:p>
          </table:table-cell>
          <table:table-cell table:style-name="ce20" table:formula="of:=SQRT([.AC13]*[.AC13]+[.AD13]*[.AD13]+[.AE13]*[.AE13])" office:value-type="float" office:value="964.378556377111">
            <text:p>964,4</text:p>
          </table:table-cell>
          <table:table-cell table:style-name="ce20" table:formula="of:=ATAN([.AD13]/[.AC13])/PI()*180" office:value-type="float" office:value="44.6447605692055">
            <text:p>44,6</text:p>
          </table:table-cell>
          <table:table-cell table:style-name="ce20" table:formula="of:=ACOS([.AE13]/[.AF13])/PI()*180" office:value-type="float" office:value="55.8761922209031">
            <text:p>55,9</text:p>
          </table:table-cell>
          <table:table-cell table:style-name="ce20" table:formula="of:=SQRT([.AG13]*[.AG13]+[.AH13]*[.AH13])" office:value-type="float" office:value="71.5213499829876">
            <text:p>71,5</text:p>
          </table:table-cell>
          <table:table-cell table:style-name="ce20" table:formula="of:=ATAN([.AH13]/[.AG13])/PI()*180" office:value-type="float" office:value="51.3753436500095">
            <text:p>51,4</text:p>
          </table:table-cell>
          <table:table-cell office:value-type="float" office:value="4">
            <text:p>4</text:p>
          </table:table-cell>
          <table:table-cell table:style-name="ce10" office:value-type="float" office:value="247">
            <text:p>247</text:p>
          </table:table-cell>
          <table:table-cell table:style-name="ce15" office:value-type="float" office:value="363">
            <text:p>363</text:p>
          </table:table-cell>
          <table:table-cell table:style-name="ce19" office:value-type="float" office:value="337">
            <text:p>337</text:p>
          </table:table-cell>
          <table:table-cell table:style-name="ce20" table:formula="of:=SQRT([.AL13]*[.AL13]+[.AM13]*[.AM13]+[.AN13]*[.AN13])" office:value-type="float" office:value="553.486223857469">
            <text:p>553,5</text:p>
          </table:table-cell>
          <table:table-cell table:style-name="ce20" table:formula="of:=ATAN([.AM13]/[.AL13])/PI()*180" office:value-type="float" office:value="55.7670323024643">
            <text:p>55,8</text:p>
          </table:table-cell>
          <table:table-cell table:style-name="ce20" table:formula="of:=ACOS([.AN13]/[.AO13])/PI()*180" office:value-type="float" office:value="52.4923096169989">
            <text:p>52,5</text:p>
          </table:table-cell>
          <table:table-cell table:style-name="ce20" table:formula="of:=SQRT([.AP13]*[.AP13]+[.AQ13]*[.AQ13])" office:value-type="float" office:value="76.5859286080084">
            <text:p>76,6</text:p>
          </table:table-cell>
          <table:table-cell table:style-name="ce20" table:formula="of:=ATAN([.AQ13]/[.AP13])/PI()*180" office:value-type="float" office:value="43.2673957654151">
            <text:p>43,3</text:p>
          </table:table-cell>
          <table:table-cell office:value-type="float" office:value="5">
            <text:p>5</text:p>
          </table:table-cell>
          <table:table-cell table:style-name="ce10" office:value-type="float" office:value="555">
            <text:p>555</text:p>
          </table:table-cell>
          <table:table-cell table:style-name="ce15" office:value-type="float" office:value="490">
            <text:p>490</text:p>
          </table:table-cell>
          <table:table-cell table:style-name="ce19" office:value-type="float" office:value="380">
            <text:p>380</text:p>
          </table:table-cell>
          <table:table-cell table:style-name="ce20" table:formula="of:=SQRT([.AU13]*[.AU13]+[.AV13]*[.AV13]+[.AW13]*[.AW13])" office:value-type="float" office:value="832.180869763299">
            <text:p>832,2</text:p>
          </table:table-cell>
          <table:table-cell table:style-name="ce20" table:formula="of:=ATAN([.AV13]/[.AU13])/PI()*180" office:value-type="float" office:value="41.4407331787168">
            <text:p>41,4</text:p>
          </table:table-cell>
          <table:table-cell table:style-name="ce20" table:formula="of:=ACOS([.AW13]/[.AX13])/PI()*180" office:value-type="float" office:value="62.8300428721239">
            <text:p>62,8</text:p>
          </table:table-cell>
          <table:table-cell table:style-name="ce20" table:formula="of:=SQRT([.AY13]*[.AY13]+[.AZ13]*[.AZ13])" office:value-type="float" office:value="75.2658531719566">
            <text:p>75,3</text:p>
          </table:table-cell>
          <table:table-cell table:style-name="ce20" table:formula="of:=ATAN([.AZ13]/[.AY13])/PI()*180" office:value-type="float" office:value="56.5924034973935">
            <text:p>56,6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28">
            <text:p>528</text:p>
          </table:table-cell>
          <table:table-cell table:style-name="ce15" office:value-type="float" office:value="408">
            <text:p>408</text:p>
          </table:table-cell>
          <table:table-cell table:style-name="ce19" office:value-type="float" office:value="334">
            <text:p>334</text:p>
          </table:table-cell>
          <table:table-cell table:style-name="ce20" table:formula="of:=SQRT([.B14]*[.B14]+[.C14]*[.C14]+[.D14]*[.D14])" office:value-type="float" office:value="746.193004523629">
            <text:p>746,2</text:p>
          </table:table-cell>
          <table:table-cell table:style-name="ce20" table:formula="of:=ATAN([.C14]/[.B14])/PI()*180" office:value-type="float" office:value="37.6942404666892">
            <text:p>37,7</text:p>
          </table:table-cell>
          <table:table-cell table:style-name="ce20" table:formula="of:=ACOS([.D14]/[.E14])/PI()*180" office:value-type="float" office:value="63.4098491823603">
            <text:p>63,4</text:p>
          </table:table-cell>
          <table:table-cell table:style-name="ce20" table:formula="of:=SQRT([.F14]*[.F14]+[.G14]*[.G14])" office:value-type="float" office:value="73.7676401797582">
            <text:p>73,8</text:p>
          </table:table-cell>
          <table:table-cell table:style-name="ce20" table:formula="of:=ATAN([.G14]/[.F14])/PI()*180" office:value-type="float" office:value="59.2704627451241">
            <text:p>59,3</text:p>
          </table:table-cell>
          <table:table-cell office:value-type="float" office:value="1">
            <text:p>1</text:p>
          </table:table-cell>
          <table:table-cell table:style-name="ce10" office:value-type="float" office:value="502">
            <text:p>502</text:p>
          </table:table-cell>
          <table:table-cell table:style-name="ce15" office:value-type="float" office:value="338">
            <text:p>338</text:p>
          </table:table-cell>
          <table:table-cell table:style-name="ce19" office:value-type="float" office:value="307">
            <text:p>307</text:p>
          </table:table-cell>
          <table:table-cell table:style-name="ce20" table:formula="of:=SQRT([.K14]*[.K14]+[.L14]*[.L14]+[.M14]*[.M14])" office:value-type="float" office:value="678.599292660993">
            <text:p>678,6</text:p>
          </table:table-cell>
          <table:table-cell table:style-name="ce20" table:formula="of:=ATAN([.L14]/[.K14])/PI()*180" office:value-type="float" office:value="33.9526494617356">
            <text:p>34,0</text:p>
          </table:table-cell>
          <table:table-cell table:style-name="ce20" table:formula="of:=ACOS([.M14]/[.N14])/PI()*180" office:value-type="float" office:value="63.1020709113942">
            <text:p>63,1</text:p>
          </table:table-cell>
          <table:table-cell table:style-name="ce20" table:formula="of:=SQRT([.O14]*[.O14]+[.P14]*[.P14])" office:value-type="float" office:value="71.6564983708953">
            <text:p>71,7</text:p>
          </table:table-cell>
          <table:table-cell table:style-name="ce20" table:formula="of:=ATAN([.P14]/[.O14])/PI()*180" office:value-type="float" office:value="61.7171182849556">
            <text:p>61,7</text:p>
          </table:table-cell>
          <table:table-cell office:value-type="float" office:value="2">
            <text:p>2</text:p>
          </table:table-cell>
          <table:table-cell table:style-name="ce10" office:value-type="float" office:value="244">
            <text:p>244</text:p>
          </table:table-cell>
          <table:table-cell table:style-name="ce15" office:value-type="float" office:value="295">
            <text:p>295</text:p>
          </table:table-cell>
          <table:table-cell table:style-name="ce19" office:value-type="float" office:value="360">
            <text:p>360</text:p>
          </table:table-cell>
          <table:table-cell table:style-name="ce20" table:formula="of:=SQRT([.T14]*[.T14]+[.U14]*[.U14]+[.V14]*[.V14])" office:value-type="float" office:value="525.510228254408">
            <text:p>525,5</text:p>
          </table:table-cell>
          <table:table-cell table:style-name="ce20" table:formula="of:=ATAN([.U14]/[.T14])/PI()*180" office:value-type="float" office:value="50.4052151054849">
            <text:p>50,4</text:p>
          </table:table-cell>
          <table:table-cell table:style-name="ce20" table:formula="of:=ACOS([.V14]/[.W14])/PI()*180" office:value-type="float" office:value="46.7605775239635">
            <text:p>46,8</text:p>
          </table:table-cell>
          <table:table-cell table:style-name="ce20" table:formula="of:=SQRT([.X14]*[.X14]+[.Y14]*[.Y14])" office:value-type="float" office:value="68.7549076081468">
            <text:p>68,8</text:p>
          </table:table-cell>
          <table:table-cell table:style-name="ce20" table:formula="of:=ATAN([.Y14]/[.X14])/PI()*180" office:value-type="float" office:value="42.8518726263">
            <text:p>42,9</text:p>
          </table:table-cell>
          <table:table-cell office:value-type="float" office:value="3">
            <text:p>3</text:p>
          </table:table-cell>
          <table:table-cell table:style-name="ce10" office:value-type="float" office:value="547">
            <text:p>547</text:p>
          </table:table-cell>
          <table:table-cell table:style-name="ce15" office:value-type="float" office:value="545">
            <text:p>545</text:p>
          </table:table-cell>
          <table:table-cell table:style-name="ce19" office:value-type="float" office:value="518">
            <text:p>518</text:p>
          </table:table-cell>
          <table:table-cell table:style-name="ce20" table:formula="of:=SQRT([.AC14]*[.AC14]+[.AD14]*[.AD14]+[.AE14]*[.AE14])" office:value-type="float" office:value="929.816110852033">
            <text:p>929,8</text:p>
          </table:table-cell>
          <table:table-cell table:style-name="ce20" table:formula="of:=ATAN([.AD14]/[.AC14])/PI()*180" office:value-type="float" office:value="44.8950627922181">
            <text:p>44,9</text:p>
          </table:table-cell>
          <table:table-cell table:style-name="ce20" table:formula="of:=ACOS([.AE14]/[.AF14])/PI()*180" office:value-type="float" office:value="56.1445614872969">
            <text:p>56,1</text:p>
          </table:table-cell>
          <table:table-cell table:style-name="ce20" table:formula="of:=SQRT([.AG14]*[.AG14]+[.AH14]*[.AH14])" office:value-type="float" office:value="71.8872620685896">
            <text:p>71,9</text:p>
          </table:table-cell>
          <table:table-cell table:style-name="ce20" table:formula="of:=ATAN([.AH14]/[.AG14])/PI()*180" office:value-type="float" office:value="51.353004105694">
            <text:p>51,4</text:p>
          </table:table-cell>
          <table:table-cell office:value-type="float" office:value="4">
            <text:p>4</text:p>
          </table:table-cell>
          <table:table-cell table:style-name="ce10" office:value-type="float" office:value="258">
            <text:p>258</text:p>
          </table:table-cell>
          <table:table-cell table:style-name="ce15" office:value-type="float" office:value="372">
            <text:p>372</text:p>
          </table:table-cell>
          <table:table-cell table:style-name="ce19" office:value-type="float" office:value="349">
            <text:p>349</text:p>
          </table:table-cell>
          <table:table-cell table:style-name="ce20" table:formula="of:=SQRT([.AL14]*[.AL14]+[.AM14]*[.AM14]+[.AN14]*[.AN14])" office:value-type="float" office:value="571.61962877424">
            <text:p>571,6</text:p>
          </table:table-cell>
          <table:table-cell table:style-name="ce20" table:formula="of:=ATAN([.AM14]/[.AL14])/PI()*180" office:value-type="float" office:value="55.2568198416964">
            <text:p>55,3</text:p>
          </table:table-cell>
          <table:table-cell table:style-name="ce20" table:formula="of:=ACOS([.AN14]/[.AO14])/PI()*180" office:value-type="float" office:value="52.3710170574959">
            <text:p>52,4</text:p>
          </table:table-cell>
          <table:table-cell table:style-name="ce20" table:formula="of:=SQRT([.AP14]*[.AP14]+[.AQ14]*[.AQ14])" office:value-type="float" office:value="76.1317250996864">
            <text:p>76,1</text:p>
          </table:table-cell>
          <table:table-cell table:style-name="ce20" table:formula="of:=ATAN([.AQ14]/[.AP14])/PI()*180" office:value-type="float" office:value="43.4641081856282">
            <text:p>43,5</text:p>
          </table:table-cell>
          <table:table-cell office:value-type="float" office:value="5">
            <text:p>5</text:p>
          </table:table-cell>
          <table:table-cell table:style-name="ce10" office:value-type="float" office:value="567">
            <text:p>567</text:p>
          </table:table-cell>
          <table:table-cell table:style-name="ce15" office:value-type="float" office:value="495">
            <text:p>495</text:p>
          </table:table-cell>
          <table:table-cell table:style-name="ce19" office:value-type="float" office:value="392">
            <text:p>392</text:p>
          </table:table-cell>
          <table:table-cell table:style-name="ce20" table:formula="of:=SQRT([.AU14]*[.AU14]+[.AV14]*[.AV14]+[.AW14]*[.AW14])" office:value-type="float" office:value="848.633018447904">
            <text:p>848,6</text:p>
          </table:table-cell>
          <table:table-cell table:style-name="ce20" table:formula="of:=ATAN([.AV14]/[.AU14])/PI()*180" office:value-type="float" office:value="41.1214754971523">
            <text:p>41,1</text:p>
          </table:table-cell>
          <table:table-cell table:style-name="ce20" table:formula="of:=ACOS([.AW14]/[.AX14])/PI()*180" office:value-type="float" office:value="62.4889717719349">
            <text:p>62,5</text:p>
          </table:table-cell>
          <table:table-cell table:style-name="ce20" table:formula="of:=SQRT([.AY14]*[.AY14]+[.AZ14]*[.AZ14])" office:value-type="float" office:value="74.8053964642697">
            <text:p>74,8</text:p>
          </table:table-cell>
          <table:table-cell table:style-name="ce20" table:formula="of:=ATAN([.AZ14]/[.AY14])/PI()*180" office:value-type="float" office:value="56.6526956650142">
            <text:p>56,7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26">
            <text:p>526</text:p>
          </table:table-cell>
          <table:table-cell table:style-name="ce15" office:value-type="float" office:value="406">
            <text:p>406</text:p>
          </table:table-cell>
          <table:table-cell table:style-name="ce19" office:value-type="float" office:value="330">
            <text:p>330</text:p>
          </table:table-cell>
          <table:table-cell table:style-name="ce20" table:formula="of:=SQRT([.B15]*[.B15]+[.C15]*[.C15]+[.D15]*[.D15])" office:value-type="float" office:value="741.897567053566">
            <text:p>741,9</text:p>
          </table:table-cell>
          <table:table-cell table:style-name="ce20" table:formula="of:=ATAN([.C15]/[.B15])/PI()*180" office:value-type="float" office:value="37.6632261904539">
            <text:p>37,7</text:p>
          </table:table-cell>
          <table:table-cell table:style-name="ce20" table:formula="of:=ACOS([.D15]/[.E15])/PI()*180" office:value-type="float" office:value="63.5891148125027">
            <text:p>63,6</text:p>
          </table:table-cell>
          <table:table-cell table:style-name="ce20" table:formula="of:=SQRT([.F15]*[.F15]+[.G15]*[.G15])" office:value-type="float" office:value="73.9059816910035">
            <text:p>73,9</text:p>
          </table:table-cell>
          <table:table-cell table:style-name="ce20" table:formula="of:=ATAN([.G15]/[.F15])/PI()*180" office:value-type="float" office:value="59.3621454958559">
            <text:p>59,4</text:p>
          </table:table-cell>
          <table:table-cell office:value-type="float" office:value="1">
            <text:p>1</text:p>
          </table:table-cell>
          <table:table-cell table:style-name="ce10" office:value-type="float" office:value="503">
            <text:p>503</text:p>
          </table:table-cell>
          <table:table-cell table:style-name="ce15" office:value-type="float" office:value="361">
            <text:p>361</text:p>
          </table:table-cell>
          <table:table-cell table:style-name="ce19" office:value-type="float" office:value="325">
            <text:p>325</text:p>
          </table:table-cell>
          <table:table-cell table:style-name="ce20" table:formula="of:=SQRT([.K15]*[.K15]+[.L15]*[.L15]+[.M15]*[.M15])" office:value-type="float" office:value="699.253173035346">
            <text:p>699,3</text:p>
          </table:table-cell>
          <table:table-cell table:style-name="ce20" table:formula="of:=ATAN([.L15]/[.K15])/PI()*180" office:value-type="float" office:value="35.6667705803191">
            <text:p>35,7</text:p>
          </table:table-cell>
          <table:table-cell table:style-name="ce20" table:formula="of:=ACOS([.M15]/[.N15])/PI()*180" office:value-type="float" office:value="62.3039122993534">
            <text:p>62,3</text:p>
          </table:table-cell>
          <table:table-cell table:style-name="ce20" table:formula="of:=SQRT([.O15]*[.O15]+[.P15]*[.P15])" office:value-type="float" office:value="71.7906401380753">
            <text:p>71,8</text:p>
          </table:table-cell>
          <table:table-cell table:style-name="ce20" table:formula="of:=ATAN([.P15]/[.O15])/PI()*180" office:value-type="float" office:value="60.2103997737529">
            <text:p>60,2</text:p>
          </table:table-cell>
          <table:table-cell office:value-type="float" office:value="2">
            <text:p>2</text:p>
          </table:table-cell>
          <table:table-cell table:style-name="ce10" office:value-type="float" office:value="284">
            <text:p>284</text:p>
          </table:table-cell>
          <table:table-cell table:style-name="ce15" office:value-type="float" office:value="329">
            <text:p>329</text:p>
          </table:table-cell>
          <table:table-cell table:style-name="ce19" office:value-type="float" office:value="384">
            <text:p>384</text:p>
          </table:table-cell>
          <table:table-cell table:style-name="ce20" table:formula="of:=SQRT([.T15]*[.T15]+[.U15]*[.U15]+[.V15]*[.V15])" office:value-type="float" office:value="579.959481343309">
            <text:p>580,0</text:p>
          </table:table-cell>
          <table:table-cell table:style-name="ce20" table:formula="of:=ATAN([.U15]/[.T15])/PI()*180" office:value-type="float" office:value="49.1985212648452">
            <text:p>49,2</text:p>
          </table:table-cell>
          <table:table-cell table:style-name="ce20" table:formula="of:=ACOS([.V15]/[.W15])/PI()*180" office:value-type="float" office:value="48.5386082471925">
            <text:p>48,5</text:p>
          </table:table-cell>
          <table:table-cell table:style-name="ce20" table:formula="of:=SQRT([.X15]*[.X15]+[.Y15]*[.Y15])" office:value-type="float" office:value="69.1121623538278">
            <text:p>69,1</text:p>
          </table:table-cell>
          <table:table-cell table:style-name="ce20" table:formula="of:=ATAN([.Y15]/[.X15])/PI()*180" office:value-type="float" office:value="44.6131495124465">
            <text:p>44,6</text:p>
          </table:table-cell>
          <table:table-cell office:value-type="float" office:value="3">
            <text:p>3</text:p>
          </table:table-cell>
          <table:table-cell table:style-name="ce10" office:value-type="float" office:value="552">
            <text:p>552</text:p>
          </table:table-cell>
          <table:table-cell table:style-name="ce15" office:value-type="float" office:value="544">
            <text:p>544</text:p>
          </table:table-cell>
          <table:table-cell table:style-name="ce19" office:value-type="float" office:value="525">
            <text:p>525</text:p>
          </table:table-cell>
          <table:table-cell table:style-name="ce20" table:formula="of:=SQRT([.AC15]*[.AC15]+[.AD15]*[.AD15]+[.AE15]*[.AE15])" office:value-type="float" office:value="936.090273424524">
            <text:p>936,1</text:p>
          </table:table-cell>
          <table:table-cell table:style-name="ce20" table:formula="of:=ATAN([.AD15]/[.AC15])/PI()*180" office:value-type="float" office:value="44.5817900585029">
            <text:p>44,6</text:p>
          </table:table-cell>
          <table:table-cell table:style-name="ce20" table:formula="of:=ACOS([.AE15]/[.AF15])/PI()*180" office:value-type="float" office:value="55.885859260326">
            <text:p>55,9</text:p>
          </table:table-cell>
          <table:table-cell table:style-name="ce20" table:formula="of:=SQRT([.AG15]*[.AG15]+[.AH15]*[.AH15])" office:value-type="float" office:value="71.4896165193617">
            <text:p>71,5</text:p>
          </table:table-cell>
          <table:table-cell table:style-name="ce20" table:formula="of:=ATAN([.AH15]/[.AG15])/PI()*180" office:value-type="float" office:value="51.4196081890047">
            <text:p>51,4</text:p>
          </table:table-cell>
          <table:table-cell office:value-type="float" office:value="4">
            <text:p>4</text:p>
          </table:table-cell>
          <table:table-cell table:style-name="ce10" office:value-type="float" office:value="297">
            <text:p>297</text:p>
          </table:table-cell>
          <table:table-cell table:style-name="ce15" office:value-type="float" office:value="385">
            <text:p>385</text:p>
          </table:table-cell>
          <table:table-cell table:style-name="ce19" office:value-type="float" office:value="359">
            <text:p>359</text:p>
          </table:table-cell>
          <table:table-cell table:style-name="ce20" table:formula="of:=SQRT([.AL15]*[.AL15]+[.AM15]*[.AM15]+[.AN15]*[.AN15])" office:value-type="float" office:value="604.412938312872">
            <text:p>604,4</text:p>
          </table:table-cell>
          <table:table-cell table:style-name="ce20" table:formula="of:=ATAN([.AM15]/[.AL15])/PI()*180" office:value-type="float" office:value="52.3523793598924">
            <text:p>52,4</text:p>
          </table:table-cell>
          <table:table-cell table:style-name="ce20" table:formula="of:=ACOS([.AN15]/[.AO15])/PI()*180" office:value-type="float" office:value="53.5611310091312">
            <text:p>53,6</text:p>
          </table:table-cell>
          <table:table-cell table:style-name="ce20" table:formula="of:=SQRT([.AP15]*[.AP15]+[.AQ15]*[.AQ15])" office:value-type="float" office:value="74.897038523692">
            <text:p>74,9</text:p>
          </table:table-cell>
          <table:table-cell table:style-name="ce20" table:formula="of:=ATAN([.AQ15]/[.AP15])/PI()*180" office:value-type="float" office:value="45.6538671141905">
            <text:p>45,7</text:p>
          </table:table-cell>
          <table:table-cell office:value-type="float" office:value="5">
            <text:p>5</text:p>
          </table:table-cell>
          <table:table-cell table:style-name="ce10" office:value-type="float" office:value="565">
            <text:p>565</text:p>
          </table:table-cell>
          <table:table-cell table:style-name="ce15" office:value-type="float" office:value="496">
            <text:p>496</text:p>
          </table:table-cell>
          <table:table-cell table:style-name="ce19" office:value-type="float" office:value="393">
            <text:p>393</text:p>
          </table:table-cell>
          <table:table-cell table:style-name="ce20" table:formula="of:=SQRT([.AU15]*[.AU15]+[.AV15]*[.AV15]+[.AW15]*[.AW15])" office:value-type="float" office:value="848.345448505501">
            <text:p>848,3</text:p>
          </table:table-cell>
          <table:table-cell table:style-name="ce20" table:formula="of:=ATAN([.AV15]/[.AU15])/PI()*180" office:value-type="float" office:value="41.2791239240604">
            <text:p>41,3</text:p>
          </table:table-cell>
          <table:table-cell table:style-name="ce20" table:formula="of:=ACOS([.AW15]/[.AX15])/PI()*180" office:value-type="float" office:value="62.4026736476199">
            <text:p>62,4</text:p>
          </table:table-cell>
          <table:table-cell table:style-name="ce20" table:formula="of:=SQRT([.AY15]*[.AY15]+[.AZ15]*[.AZ15])" office:value-type="float" office:value="74.8201827738297">
            <text:p>74,8</text:p>
          </table:table-cell>
          <table:table-cell table:style-name="ce20" table:formula="of:=ATAN([.AZ15]/[.AY15])/PI()*180" office:value-type="float" office:value="56.515520349667">
            <text:p>56,5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29">
            <text:p>529</text:p>
          </table:table-cell>
          <table:table-cell table:style-name="ce15" office:value-type="float" office:value="396">
            <text:p>396</text:p>
          </table:table-cell>
          <table:table-cell table:style-name="ce19" office:value-type="float" office:value="322">
            <text:p>322</text:p>
          </table:table-cell>
          <table:table-cell table:style-name="ce20" table:formula="of:=SQRT([.B16]*[.B16]+[.C16]*[.C16]+[.D16]*[.D16])" office:value-type="float" office:value="735.078907329002">
            <text:p>735,1</text:p>
          </table:table-cell>
          <table:table-cell table:style-name="ce20" table:formula="of:=ATAN([.C16]/[.B16])/PI()*180" office:value-type="float" office:value="36.8178736472659">
            <text:p>36,8</text:p>
          </table:table-cell>
          <table:table-cell table:style-name="ce20" table:formula="of:=ACOS([.D16]/[.E16])/PI()*180" office:value-type="float" office:value="64.0205845383756">
            <text:p>64,0</text:p>
          </table:table-cell>
          <table:table-cell table:style-name="ce20" table:formula="of:=SQRT([.F16]*[.F16]+[.G16]*[.G16])" office:value-type="float" office:value="73.8524953169582">
            <text:p>73,9</text:p>
          </table:table-cell>
          <table:table-cell table:style-name="ce20" table:formula="of:=ATAN([.G16]/[.F16])/PI()*180" office:value-type="float" office:value="60.0970375682581">
            <text:p>60,1</text:p>
          </table:table-cell>
          <table:table-cell office:value-type="float" office:value="1">
            <text:p>1</text:p>
          </table:table-cell>
          <table:table-cell table:style-name="ce10" office:value-type="float" office:value="504">
            <text:p>504</text:p>
          </table:table-cell>
          <table:table-cell table:style-name="ce15" office:value-type="float" office:value="327">
            <text:p>327</text:p>
          </table:table-cell>
          <table:table-cell table:style-name="ce19" office:value-type="float" office:value="301">
            <text:p>301</text:p>
          </table:table-cell>
          <table:table-cell table:style-name="ce20" table:formula="of:=SQRT([.K16]*[.K16]+[.L16]*[.L16]+[.M16]*[.M16])" office:value-type="float" office:value="671.971725595653">
            <text:p>672,0</text:p>
          </table:table-cell>
          <table:table-cell table:style-name="ce20" table:formula="of:=ATAN([.L16]/[.K16])/PI()*180" office:value-type="float" office:value="32.9758911973104">
            <text:p>33,0</text:p>
          </table:table-cell>
          <table:table-cell table:style-name="ce20" table:formula="of:=ACOS([.M16]/[.N16])/PI()*180" office:value-type="float" office:value="63.3886944018203">
            <text:p>63,4</text:p>
          </table:table-cell>
          <table:table-cell table:style-name="ce20" table:formula="of:=SQRT([.O16]*[.O16]+[.P16]*[.P16])" office:value-type="float" office:value="71.4530333731481">
            <text:p>71,5</text:p>
          </table:table-cell>
          <table:table-cell table:style-name="ce20" table:formula="of:=ATAN([.P16]/[.O16])/PI()*180" office:value-type="float" office:value="62.5157719157553">
            <text:p>62,5</text:p>
          </table:table-cell>
          <table:table-cell office:value-type="float" office:value="2">
            <text:p>2</text:p>
          </table:table-cell>
          <table:table-cell table:style-name="ce10" office:value-type="float" office:value="315">
            <text:p>315</text:p>
          </table:table-cell>
          <table:table-cell table:style-name="ce15" office:value-type="float" office:value="346">
            <text:p>346</text:p>
          </table:table-cell>
          <table:table-cell table:style-name="ce19" office:value-type="float" office:value="403">
            <text:p>403</text:p>
          </table:table-cell>
          <table:table-cell table:style-name="ce20" table:formula="of:=SQRT([.T16]*[.T16]+[.U16]*[.U16]+[.V16]*[.V16])" office:value-type="float" office:value="617.535424085129">
            <text:p>617,5</text:p>
          </table:table-cell>
          <table:table-cell table:style-name="ce20" table:formula="of:=ATAN([.U16]/[.T16])/PI()*180" office:value-type="float" office:value="47.685126570642">
            <text:p>47,7</text:p>
          </table:table-cell>
          <table:table-cell table:style-name="ce20" table:formula="of:=ACOS([.V16]/[.W16])/PI()*180" office:value-type="float" office:value="49.2625242179319">
            <text:p>49,3</text:p>
          </table:table-cell>
          <table:table-cell table:style-name="ce20" table:formula="of:=SQRT([.X16]*[.X16]+[.Y16]*[.Y16])" office:value-type="float" office:value="68.5614147198005">
            <text:p>68,6</text:p>
          </table:table-cell>
          <table:table-cell table:style-name="ce20" table:formula="of:=ATAN([.Y16]/[.X16])/PI()*180" office:value-type="float" office:value="45.9321551680089">
            <text:p>45,9</text:p>
          </table:table-cell>
          <table:table-cell office:value-type="float" office:value="3">
            <text:p>3</text:p>
          </table:table-cell>
          <table:table-cell table:style-name="ce10" office:value-type="float" office:value="541">
            <text:p>541</text:p>
          </table:table-cell>
          <table:table-cell table:style-name="ce15" office:value-type="float" office:value="540">
            <text:p>540</text:p>
          </table:table-cell>
          <table:table-cell table:style-name="ce19" office:value-type="float" office:value="509">
            <text:p>509</text:p>
          </table:table-cell>
          <table:table-cell table:style-name="ce20" table:formula="of:=SQRT([.AC16]*[.AC16]+[.AD16]*[.AD16]+[.AE16]*[.AE16])" office:value-type="float" office:value="918.347428808945">
            <text:p>918,3</text:p>
          </table:table-cell>
          <table:table-cell table:style-name="ce20" table:formula="of:=ATAN([.AD16]/[.AC16])/PI()*180" office:value-type="float" office:value="44.9469974438766">
            <text:p>44,9</text:p>
          </table:table-cell>
          <table:table-cell table:style-name="ce20" table:formula="of:=ACOS([.AE16]/[.AF16])/PI()*180" office:value-type="float" office:value="56.3404827674544">
            <text:p>56,3</text:p>
          </table:table-cell>
          <table:table-cell table:style-name="ce20" table:formula="of:=SQRT([.AG16]*[.AG16]+[.AH16]*[.AH16])" office:value-type="float" office:value="72.0727589154854">
            <text:p>72,1</text:p>
          </table:table-cell>
          <table:table-cell table:style-name="ce20" table:formula="of:=ATAN([.AH16]/[.AG16])/PI()*180" office:value-type="float" office:value="51.4180291489024">
            <text:p>51,4</text:p>
          </table:table-cell>
          <table:table-cell office:value-type="float" office:value="4">
            <text:p>4</text:p>
          </table:table-cell>
          <table:table-cell table:style-name="ce10" office:value-type="float" office:value="321">
            <text:p>321</text:p>
          </table:table-cell>
          <table:table-cell table:style-name="ce15" office:value-type="float" office:value="400">
            <text:p>400</text:p>
          </table:table-cell>
          <table:table-cell table:style-name="ce19" office:value-type="float" office:value="376">
            <text:p>376</text:p>
          </table:table-cell>
          <table:table-cell table:style-name="ce20" table:formula="of:=SQRT([.AL16]*[.AL16]+[.AM16]*[.AM16]+[.AN16]*[.AN16])" office:value-type="float" office:value="635.93789004902">
            <text:p>635,9</text:p>
          </table:table-cell>
          <table:table-cell table:style-name="ce20" table:formula="of:=ATAN([.AM16]/[.AL16])/PI()*180" office:value-type="float" office:value="51.2529570698433">
            <text:p>51,3</text:p>
          </table:table-cell>
          <table:table-cell table:style-name="ce20" table:formula="of:=ACOS([.AN16]/[.AO16])/PI()*180" office:value-type="float" office:value="53.7540453157446">
            <text:p>53,8</text:p>
          </table:table-cell>
          <table:table-cell table:style-name="ce20" table:formula="of:=SQRT([.AP16]*[.AP16]+[.AQ16]*[.AQ16])" office:value-type="float" office:value="74.2722222382657">
            <text:p>74,3</text:p>
          </table:table-cell>
          <table:table-cell table:style-name="ce20" table:formula="of:=ATAN([.AQ16]/[.AP16])/PI()*180" office:value-type="float" office:value="46.3644300639996">
            <text:p>46,4</text:p>
          </table:table-cell>
          <table:table-cell office:value-type="float" office:value="5">
            <text:p>5</text:p>
          </table:table-cell>
          <table:table-cell table:style-name="ce10" office:value-type="float" office:value="580">
            <text:p>580</text:p>
          </table:table-cell>
          <table:table-cell table:style-name="ce15" office:value-type="float" office:value="510">
            <text:p>510</text:p>
          </table:table-cell>
          <table:table-cell table:style-name="ce19" office:value-type="float" office:value="422">
            <text:p>422</text:p>
          </table:table-cell>
          <table:table-cell table:style-name="ce20" table:formula="of:=SQRT([.AU16]*[.AU16]+[.AV16]*[.AV16]+[.AW16]*[.AW16])" office:value-type="float" office:value="880.104539245197">
            <text:p>880,1</text:p>
          </table:table-cell>
          <table:table-cell table:style-name="ce20" table:formula="of:=ATAN([.AV16]/[.AU16])/PI()*180" office:value-type="float" office:value="41.3255004791703">
            <text:p>41,3</text:p>
          </table:table-cell>
          <table:table-cell table:style-name="ce20" table:formula="of:=ACOS([.AW16]/[.AX16])/PI()*180" office:value-type="float" office:value="61.3479999252156">
            <text:p>61,3</text:p>
          </table:table-cell>
          <table:table-cell table:style-name="ce20" table:formula="of:=SQRT([.AY16]*[.AY16]+[.AZ16]*[.AZ16])" office:value-type="float" office:value="73.9687372115961">
            <text:p>74,0</text:p>
          </table:table-cell>
          <table:table-cell table:style-name="ce20" table:formula="of:=ATAN([.AZ16]/[.AY16])/PI()*180" office:value-type="float" office:value="56.0348363056543">
            <text:p>56,0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40">
            <text:p>540</text:p>
          </table:table-cell>
          <table:table-cell table:style-name="ce15" office:value-type="float" office:value="417">
            <text:p>417</text:p>
          </table:table-cell>
          <table:table-cell table:style-name="ce19" office:value-type="float" office:value="326">
            <text:p>326</text:p>
          </table:table-cell>
          <table:table-cell table:style-name="ce20" table:formula="of:=SQRT([.B17]*[.B17]+[.C17]*[.C17]+[.D17]*[.D17])" office:value-type="float" office:value="756.151439858445">
            <text:p>756,2</text:p>
          </table:table-cell>
          <table:table-cell table:style-name="ce20" table:formula="of:=ATAN([.C17]/[.B17])/PI()*180" office:value-type="float" office:value="37.6761174941754">
            <text:p>37,7</text:p>
          </table:table-cell>
          <table:table-cell table:style-name="ce20" table:formula="of:=ACOS([.D17]/[.E17])/PI()*180" office:value-type="float" office:value="64.4606697363103">
            <text:p>64,5</text:p>
          </table:table-cell>
          <table:table-cell table:style-name="ce20" table:formula="of:=SQRT([.F17]*[.F17]+[.G17]*[.G17])" office:value-type="float" office:value="74.6636978208861">
            <text:p>74,7</text:p>
          </table:table-cell>
          <table:table-cell table:style-name="ce20" table:formula="of:=ATAN([.G17]/[.F17])/PI()*180" office:value-type="float" office:value="59.6944720084443">
            <text:p>59,7</text:p>
          </table:table-cell>
          <table:table-cell office:value-type="float" office:value="1">
            <text:p>1</text:p>
          </table:table-cell>
          <table:table-cell table:style-name="ce10" office:value-type="float" office:value="505">
            <text:p>505</text:p>
          </table:table-cell>
          <table:table-cell table:style-name="ce15" office:value-type="float" office:value="360">
            <text:p>360</text:p>
          </table:table-cell>
          <table:table-cell table:style-name="ce19" office:value-type="float" office:value="331">
            <text:p>331</text:p>
          </table:table-cell>
          <table:table-cell table:style-name="ce20" table:formula="of:=SQRT([.K17]*[.K17]+[.L17]*[.L17]+[.M17]*[.M17])" office:value-type="float" office:value="702.983641345942">
            <text:p>703,0</text:p>
          </table:table-cell>
          <table:table-cell table:style-name="ce20" table:formula="of:=ATAN([.L17]/[.K17])/PI()*180" office:value-type="float" office:value="35.4839797950318">
            <text:p>35,5</text:p>
          </table:table-cell>
          <table:table-cell table:style-name="ce20" table:formula="of:=ACOS([.M17]/[.N17])/PI()*180" office:value-type="float" office:value="61.9104998848245">
            <text:p>61,9</text:p>
          </table:table-cell>
          <table:table-cell table:style-name="ce20" table:formula="of:=SQRT([.O17]*[.O17]+[.P17]*[.P17])" office:value-type="float" office:value="71.3584109834508">
            <text:p>71,4</text:p>
          </table:table-cell>
          <table:table-cell table:style-name="ce20" table:formula="of:=ATAN([.P17]/[.O17])/PI()*180" office:value-type="float" office:value="60.1808377179218">
            <text:p>60,2</text:p>
          </table:table-cell>
          <table:table-cell office:value-type="float" office:value="2">
            <text:p>2</text:p>
          </table:table-cell>
          <table:table-cell table:style-name="ce10" office:value-type="float" office:value="304">
            <text:p>304</text:p>
          </table:table-cell>
          <table:table-cell table:style-name="ce15" office:value-type="float" office:value="332">
            <text:p>332</text:p>
          </table:table-cell>
          <table:table-cell table:style-name="ce19" office:value-type="float" office:value="387">
            <text:p>387</text:p>
          </table:table-cell>
          <table:table-cell table:style-name="ce20" table:formula="of:=SQRT([.T17]*[.T17]+[.U17]*[.U17]+[.V17]*[.V17])" office:value-type="float" office:value="593.64046358044">
            <text:p>593,6</text:p>
          </table:table-cell>
          <table:table-cell table:style-name="ce20" table:formula="of:=ATAN([.U17]/[.T17])/PI()*180" office:value-type="float" office:value="47.5208279077102">
            <text:p>47,5</text:p>
          </table:table-cell>
          <table:table-cell table:style-name="ce20" table:formula="of:=ACOS([.V17]/[.W17])/PI()*180" office:value-type="float" office:value="49.3142567218925">
            <text:p>49,3</text:p>
          </table:table-cell>
          <table:table-cell table:style-name="ce20" table:formula="of:=SQRT([.X17]*[.X17]+[.Y17]*[.Y17])" office:value-type="float" office:value="68.4844873023587">
            <text:p>68,5</text:p>
          </table:table-cell>
          <table:table-cell table:style-name="ce20" table:formula="of:=ATAN([.Y17]/[.X17])/PI()*180" office:value-type="float" office:value="46.0610220051976">
            <text:p>46,1</text:p>
          </table:table-cell>
          <table:table-cell office:value-type="float" office:value="3">
            <text:p>3</text:p>
          </table:table-cell>
          <table:table-cell table:style-name="ce10" office:value-type="float" office:value="554">
            <text:p>554</text:p>
          </table:table-cell>
          <table:table-cell table:style-name="ce15" office:value-type="float" office:value="547">
            <text:p>547</text:p>
          </table:table-cell>
          <table:table-cell table:style-name="ce19" office:value-type="float" office:value="526">
            <text:p>526</text:p>
          </table:table-cell>
          <table:table-cell table:style-name="ce20" table:formula="of:=SQRT([.AC17]*[.AC17]+[.AD17]*[.AD17]+[.AE17]*[.AE17])" office:value-type="float" office:value="939.574903879409">
            <text:p>939,6</text:p>
          </table:table-cell>
          <table:table-cell table:style-name="ce20" table:formula="of:=ATAN([.AD17]/[.AC17])/PI()*180" office:value-type="float" office:value="44.635726564347">
            <text:p>44,6</text:p>
          </table:table-cell>
          <table:table-cell table:style-name="ce20" table:formula="of:=ACOS([.AE17]/[.AF17])/PI()*180" office:value-type="float" office:value="55.9561213377347">
            <text:p>56,0</text:p>
          </table:table-cell>
          <table:table-cell table:style-name="ce20" table:formula="of:=SQRT([.AG17]*[.AG17]+[.AH17]*[.AH17])" office:value-type="float" office:value="71.578178246519">
            <text:p>71,6</text:p>
          </table:table-cell>
          <table:table-cell table:style-name="ce20" table:formula="of:=ATAN([.AH17]/[.AG17])/PI()*180" office:value-type="float" office:value="51.4209307841049">
            <text:p>51,4</text:p>
          </table:table-cell>
          <table:table-cell office:value-type="float" office:value="4">
            <text:p>4</text:p>
          </table:table-cell>
          <table:table-cell table:style-name="ce10" office:value-type="float" office:value="326">
            <text:p>326</text:p>
          </table:table-cell>
          <table:table-cell table:style-name="ce15" office:value-type="float" office:value="404">
            <text:p>404</text:p>
          </table:table-cell>
          <table:table-cell table:style-name="ce19" office:value-type="float" office:value="382">
            <text:p>382</text:p>
          </table:table-cell>
          <table:table-cell table:style-name="ce20" table:formula="of:=SQRT([.AL17]*[.AL17]+[.AM17]*[.AM17]+[.AN17]*[.AN17])" office:value-type="float" office:value="644.527734081319">
            <text:p>644,5</text:p>
          </table:table-cell>
          <table:table-cell table:style-name="ce20" table:formula="of:=ATAN([.AM17]/[.AL17])/PI()*180" office:value-type="float" office:value="51.0988752085691">
            <text:p>51,1</text:p>
          </table:table-cell>
          <table:table-cell table:style-name="ce20" table:formula="of:=ACOS([.AN17]/[.AO17])/PI()*180" office:value-type="float" office:value="53.6524355624436">
            <text:p>53,7</text:p>
          </table:table-cell>
          <table:table-cell table:style-name="ce20" table:formula="of:=SQRT([.AP17]*[.AP17]+[.AQ17]*[.AQ17])" office:value-type="float" office:value="74.0923672814082">
            <text:p>74,1</text:p>
          </table:table-cell>
          <table:table-cell table:style-name="ce20" table:formula="of:=ATAN([.AQ17]/[.AP17])/PI()*180" office:value-type="float" office:value="46.3964432403141">
            <text:p>46,4</text:p>
          </table:table-cell>
          <table:table-cell office:value-type="float" office:value="5">
            <text:p>5</text:p>
          </table:table-cell>
          <table:table-cell table:style-name="ce10" office:value-type="float" office:value="567">
            <text:p>567</text:p>
          </table:table-cell>
          <table:table-cell table:style-name="ce15" office:value-type="float" office:value="495">
            <text:p>495</text:p>
          </table:table-cell>
          <table:table-cell table:style-name="ce19" office:value-type="float" office:value="402">
            <text:p>402</text:p>
          </table:table-cell>
          <table:table-cell table:style-name="ce20" table:formula="of:=SQRT([.AU17]*[.AU17]+[.AV17]*[.AV17]+[.AW17]*[.AW17])" office:value-type="float" office:value="853.298306572795">
            <text:p>853,3</text:p>
          </table:table-cell>
          <table:table-cell table:style-name="ce20" table:formula="of:=ATAN([.AV17]/[.AU17])/PI()*180" office:value-type="float" office:value="41.1214754971523">
            <text:p>41,1</text:p>
          </table:table-cell>
          <table:table-cell table:style-name="ce20" table:formula="of:=ACOS([.AW17]/[.AX17])/PI()*180" office:value-type="float" office:value="61.8934262449361">
            <text:p>61,9</text:p>
          </table:table-cell>
          <table:table-cell table:style-name="ce20" table:formula="of:=SQRT([.AY17]*[.AY17]+[.AZ17]*[.AZ17])" office:value-type="float" office:value="74.3086264130905">
            <text:p>74,3</text:p>
          </table:table-cell>
          <table:table-cell table:style-name="ce20" table:formula="of:=ATAN([.AZ17]/[.AY17])/PI()*180" office:value-type="float" office:value="56.4002688246041">
            <text:p>56,4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50">
            <text:p>550</text:p>
          </table:table-cell>
          <table:table-cell table:style-name="ce15" office:value-type="float" office:value="432">
            <text:p>432</text:p>
          </table:table-cell>
          <table:table-cell table:style-name="ce19" office:value-type="float" office:value="358">
            <text:p>358</text:p>
          </table:table-cell>
          <table:table-cell table:style-name="ce20" table:formula="of:=SQRT([.B18]*[.B18]+[.C18]*[.C18]+[.D18]*[.D18])" office:value-type="float" office:value="785.67677832554">
            <text:p>785,7</text:p>
          </table:table-cell>
          <table:table-cell table:style-name="ce20" table:formula="of:=ATAN([.C18]/[.B18])/PI()*180" office:value-type="float" office:value="38.1480239245004">
            <text:p>38,1</text:p>
          </table:table-cell>
          <table:table-cell table:style-name="ce20" table:formula="of:=ACOS([.D18]/[.E18])/PI()*180" office:value-type="float" office:value="62.8927134814797">
            <text:p>62,9</text:p>
          </table:table-cell>
          <table:table-cell table:style-name="ce20" table:formula="of:=SQRT([.F18]*[.F18]+[.G18]*[.G18])" office:value-type="float" office:value="73.5579033035048">
            <text:p>73,6</text:p>
          </table:table-cell>
          <table:table-cell table:style-name="ce20" table:formula="of:=ATAN([.G18]/[.F18])/PI()*180" office:value-type="float" office:value="58.760795368176">
            <text:p>58,8</text:p>
          </table:table-cell>
          <table:table-cell office:value-type="float" office:value="1">
            <text:p>1</text:p>
          </table:table-cell>
          <table:table-cell table:style-name="ce10" office:value-type="float" office:value="506">
            <text:p>506</text:p>
          </table:table-cell>
          <table:table-cell table:style-name="ce15" office:value-type="float" office:value="340">
            <text:p>340</text:p>
          </table:table-cell>
          <table:table-cell table:style-name="ce19" office:value-type="float" office:value="317">
            <text:p>317</text:p>
          </table:table-cell>
          <table:table-cell table:style-name="ce20" table:formula="of:=SQRT([.K18]*[.K18]+[.L18]*[.L18]+[.M18]*[.M18])" office:value-type="float" office:value="687.113527737593">
            <text:p>687,1</text:p>
          </table:table-cell>
          <table:table-cell table:style-name="ce20" table:formula="of:=ATAN([.L18]/[.K18])/PI()*180" office:value-type="float" office:value="33.8986044741578">
            <text:p>33,9</text:p>
          </table:table-cell>
          <table:table-cell table:style-name="ce20" table:formula="of:=ACOS([.M18]/[.N18])/PI()*180" office:value-type="float" office:value="62.5257287522773">
            <text:p>62,5</text:p>
          </table:table-cell>
          <table:table-cell table:style-name="ce20" table:formula="of:=SQRT([.O18]*[.O18]+[.P18]*[.P18])" office:value-type="float" office:value="71.1237101204567">
            <text:p>71,1</text:p>
          </table:table-cell>
          <table:table-cell table:style-name="ce20" table:formula="of:=ATAN([.P18]/[.O18])/PI()*180" office:value-type="float" office:value="61.5354660349648">
            <text:p>61,5</text:p>
          </table:table-cell>
          <table:table-cell office:value-type="float" office:value="2">
            <text:p>2</text:p>
          </table:table-cell>
          <table:table-cell table:style-name="ce10" office:value-type="float" office:value="288">
            <text:p>288</text:p>
          </table:table-cell>
          <table:table-cell table:style-name="ce15" office:value-type="float" office:value="325">
            <text:p>325</text:p>
          </table:table-cell>
          <table:table-cell table:style-name="ce19" office:value-type="float" office:value="380">
            <text:p>380</text:p>
          </table:table-cell>
          <table:table-cell table:style-name="ce20" table:formula="of:=SQRT([.T18]*[.T18]+[.U18]*[.U18]+[.V18]*[.V18])" office:value-type="float" office:value="577.034661003999">
            <text:p>577,0</text:p>
          </table:table-cell>
          <table:table-cell table:style-name="ce20" table:formula="of:=ATAN([.U18]/[.T18])/PI()*180" office:value-type="float" office:value="48.4541190834862">
            <text:p>48,5</text:p>
          </table:table-cell>
          <table:table-cell table:style-name="ce20" table:formula="of:=ACOS([.V18]/[.W18])/PI()*180" office:value-type="float" office:value="48.8114338002178">
            <text:p>48,8</text:p>
          </table:table-cell>
          <table:table-cell table:style-name="ce20" table:formula="of:=SQRT([.X18]*[.X18]+[.Y18]*[.Y18])" office:value-type="float" office:value="68.7775961035984">
            <text:p>68,8</text:p>
          </table:table-cell>
          <table:table-cell table:style-name="ce20" table:formula="of:=ATAN([.Y18]/[.X18])/PI()*180" office:value-type="float" office:value="45.2104808179816">
            <text:p>45,2</text:p>
          </table:table-cell>
          <table:table-cell office:value-type="float" office:value="3">
            <text:p>3</text:p>
          </table:table-cell>
          <table:table-cell table:style-name="ce10" office:value-type="float" office:value="571">
            <text:p>571</text:p>
          </table:table-cell>
          <table:table-cell table:style-name="ce15" office:value-type="float" office:value="570">
            <text:p>570</text:p>
          </table:table-cell>
          <table:table-cell table:style-name="ce19" office:value-type="float" office:value="544">
            <text:p>544</text:p>
          </table:table-cell>
          <table:table-cell table:style-name="ce20" table:formula="of:=SQRT([.AC18]*[.AC18]+[.AD18]*[.AD18]+[.AE18]*[.AE18])" office:value-type="float" office:value="973.076050470877">
            <text:p>973,1</text:p>
          </table:table-cell>
          <table:table-cell table:style-name="ce20" table:formula="of:=ATAN([.AD18]/[.AC18])/PI()*180" office:value-type="float" office:value="44.9497846057466">
            <text:p>44,9</text:p>
          </table:table-cell>
          <table:table-cell table:style-name="ce20" table:formula="of:=ACOS([.AE18]/[.AF18])/PI()*180" office:value-type="float" office:value="56.0097454151738">
            <text:p>56,0</text:p>
          </table:table-cell>
          <table:table-cell table:style-name="ce20" table:formula="of:=SQRT([.AG18]*[.AG18]+[.AH18]*[.AH18])" office:value-type="float" office:value="71.8162566385607">
            <text:p>71,8</text:p>
          </table:table-cell>
          <table:table-cell table:style-name="ce20" table:formula="of:=ATAN([.AH18]/[.AG18])/PI()*180" office:value-type="float" office:value="51.2517350739875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281">
            <text:p>281</text:p>
          </table:table-cell>
          <table:table-cell table:style-name="ce15" office:value-type="float" office:value="374">
            <text:p>374</text:p>
          </table:table-cell>
          <table:table-cell table:style-name="ce19" office:value-type="float" office:value="344">
            <text:p>344</text:p>
          </table:table-cell>
          <table:table-cell table:style-name="ce20" table:formula="of:=SQRT([.AL18]*[.AL18]+[.AM18]*[.AM18]+[.AN18]*[.AN18])" office:value-type="float" office:value="580.665996937999">
            <text:p>580,7</text:p>
          </table:table-cell>
          <table:table-cell table:style-name="ce20" table:formula="of:=ATAN([.AM18]/[.AL18])/PI()*180" office:value-type="float" office:value="53.0811106777563">
            <text:p>53,1</text:p>
          </table:table-cell>
          <table:table-cell table:style-name="ce20" table:formula="of:=ACOS([.AN18]/[.AO18])/PI()*180" office:value-type="float" office:value="53.6708459376196">
            <text:p>53,7</text:p>
          </table:table-cell>
          <table:table-cell table:style-name="ce20" table:formula="of:=SQRT([.AP18]*[.AP18]+[.AQ18]*[.AQ18])" office:value-type="float" office:value="75.4861842620483">
            <text:p>75,5</text:p>
          </table:table-cell>
          <table:table-cell table:style-name="ce20" table:formula="of:=ATAN([.AQ18]/[.AP18])/PI()*180" office:value-type="float" office:value="45.3165187671028">
            <text:p>45,3</text:p>
          </table:table-cell>
          <table:table-cell office:value-type="float" office:value="5">
            <text:p>5</text:p>
          </table:table-cell>
          <table:table-cell table:style-name="ce10" office:value-type="float" office:value="568">
            <text:p>568</text:p>
          </table:table-cell>
          <table:table-cell table:style-name="ce15" office:value-type="float" office:value="500">
            <text:p>500</text:p>
          </table:table-cell>
          <table:table-cell table:style-name="ce19" office:value-type="float" office:value="402">
            <text:p>402</text:p>
          </table:table-cell>
          <table:table-cell table:style-name="ce20" table:formula="of:=SQRT([.AU18]*[.AU18]+[.AV18]*[.AV18]+[.AW18]*[.AW18])" office:value-type="float" office:value="856.87105214262">
            <text:p>856,9</text:p>
          </table:table-cell>
          <table:table-cell table:style-name="ce20" table:formula="of:=ATAN([.AV18]/[.AU18])/PI()*180" office:value-type="float" office:value="41.356871787794">
            <text:p>41,4</text:p>
          </table:table-cell>
          <table:table-cell table:style-name="ce20" table:formula="of:=ACOS([.AW18]/[.AX18])/PI()*180" office:value-type="float" office:value="62.0209444801019">
            <text:p>62,0</text:p>
          </table:table-cell>
          <table:table-cell table:style-name="ce20" table:formula="of:=SQRT([.AY18]*[.AY18]+[.AZ18]*[.AZ18])" office:value-type="float" office:value="74.5452104314953">
            <text:p>74,5</text:p>
          </table:table-cell>
          <table:table-cell table:style-name="ce20" table:formula="of:=ATAN([.AZ18]/[.AY18])/PI()*180" office:value-type="float" office:value="56.3038087943652">
            <text:p>56,3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43">
            <text:p>543</text:p>
          </table:table-cell>
          <table:table-cell table:style-name="ce15" office:value-type="float" office:value="428">
            <text:p>428</text:p>
          </table:table-cell>
          <table:table-cell table:style-name="ce19" office:value-type="float" office:value="347">
            <text:p>347</text:p>
          </table:table-cell>
          <table:table-cell table:style-name="ce20" table:formula="of:=SQRT([.B19]*[.B19]+[.C19]*[.C19]+[.D19]*[.D19])" office:value-type="float" office:value="773.590330859946">
            <text:p>773,6</text:p>
          </table:table-cell>
          <table:table-cell table:style-name="ce20" table:formula="of:=ATAN([.C19]/[.B19])/PI()*180" office:value-type="float" office:value="38.2456602954347">
            <text:p>38,2</text:p>
          </table:table-cell>
          <table:table-cell table:style-name="ce20" table:formula="of:=ACOS([.D19]/[.E19])/PI()*180" office:value-type="float" office:value="63.3488066034088">
            <text:p>63,3</text:p>
          </table:table-cell>
          <table:table-cell table:style-name="ce20" table:formula="of:=SQRT([.F19]*[.F19]+[.G19]*[.G19])" office:value-type="float" office:value="73.9986609980875">
            <text:p>74,0</text:p>
          </table:table-cell>
          <table:table-cell table:style-name="ce20" table:formula="of:=ATAN([.G19]/[.F19])/PI()*180" office:value-type="float" office:value="58.8793033944054">
            <text:p>58,9</text:p>
          </table:table-cell>
          <table:table-cell office:value-type="float" office:value="1">
            <text:p>1</text:p>
          </table:table-cell>
          <table:table-cell table:style-name="ce10" office:value-type="float" office:value="507">
            <text:p>507</text:p>
          </table:table-cell>
          <table:table-cell table:style-name="ce15" office:value-type="float" office:value="376">
            <text:p>376</text:p>
          </table:table-cell>
          <table:table-cell table:style-name="ce19" office:value-type="float" office:value="346">
            <text:p>346</text:p>
          </table:table-cell>
          <table:table-cell table:style-name="ce20" table:formula="of:=SQRT([.K19]*[.K19]+[.L19]*[.L19]+[.M19]*[.M19])" office:value-type="float" office:value="719.820116417984">
            <text:p>719,8</text:p>
          </table:table-cell>
          <table:table-cell table:style-name="ce20" table:formula="of:=ATAN([.L19]/[.K19])/PI()*180" office:value-type="float" office:value="36.5612731745569">
            <text:p>36,6</text:p>
          </table:table-cell>
          <table:table-cell table:style-name="ce20" table:formula="of:=ACOS([.M19]/[.N19])/PI()*180" office:value-type="float" office:value="61.2704611322611">
            <text:p>61,3</text:p>
          </table:table-cell>
          <table:table-cell table:style-name="ce20" table:formula="of:=SQRT([.O19]*[.O19]+[.P19]*[.P19])" office:value-type="float" office:value="71.3498150208148">
            <text:p>71,3</text:p>
          </table:table-cell>
          <table:table-cell table:style-name="ce20" table:formula="of:=ATAN([.P19]/[.O19])/PI()*180" office:value-type="float" office:value="59.1746524833112">
            <text:p>59,2</text:p>
          </table:table-cell>
          <table:table-cell office:value-type="float" office:value="2">
            <text:p>2</text:p>
          </table:table-cell>
          <table:table-cell table:style-name="ce10" office:value-type="float" office:value="316">
            <text:p>316</text:p>
          </table:table-cell>
          <table:table-cell table:style-name="ce15" office:value-type="float" office:value="351">
            <text:p>351</text:p>
          </table:table-cell>
          <table:table-cell table:style-name="ce19" office:value-type="float" office:value="403">
            <text:p>403</text:p>
          </table:table-cell>
          <table:table-cell table:style-name="ce20" table:formula="of:=SQRT([.T19]*[.T19]+[.U19]*[.U19]+[.V19]*[.V19])" office:value-type="float" office:value="620.859082240085">
            <text:p>620,9</text:p>
          </table:table-cell>
          <table:table-cell table:style-name="ce20" table:formula="of:=ATAN([.U19]/[.T19])/PI()*180" office:value-type="float" office:value="48.0037702270288">
            <text:p>48,0</text:p>
          </table:table-cell>
          <table:table-cell table:style-name="ce20" table:formula="of:=ACOS([.V19]/[.W19])/PI()*180" office:value-type="float" office:value="49.526175095499">
            <text:p>49,5</text:p>
          </table:table-cell>
          <table:table-cell table:style-name="ce20" table:formula="of:=SQRT([.X19]*[.X19]+[.Y19]*[.Y19])" office:value-type="float" office:value="68.9724870915889">
            <text:p>69,0</text:p>
          </table:table-cell>
          <table:table-cell table:style-name="ce20" table:formula="of:=ATAN([.Y19]/[.X19])/PI()*180" office:value-type="float" office:value="45.894292412564">
            <text:p>45,9</text:p>
          </table:table-cell>
          <table:table-cell office:value-type="float" office:value="3">
            <text:p>3</text:p>
          </table:table-cell>
          <table:table-cell table:style-name="ce10" office:value-type="float" office:value="572">
            <text:p>572</text:p>
          </table:table-cell>
          <table:table-cell table:style-name="ce15" office:value-type="float" office:value="572">
            <text:p>572</text:p>
          </table:table-cell>
          <table:table-cell table:style-name="ce19" office:value-type="float" office:value="545">
            <text:p>545</text:p>
          </table:table-cell>
          <table:table-cell table:style-name="ce20" table:formula="of:=SQRT([.AC19]*[.AC19]+[.AD19]*[.AD19]+[.AE19]*[.AE19])" office:value-type="float" office:value="975.393766639914">
            <text:p>975,4</text:p>
          </table:table-cell>
          <table:table-cell table:style-name="ce20" table:formula="of:=ATAN([.AD19]/[.AC19])/PI()*180" office:value-type="float" office:value="45">
            <text:p>45,0</text:p>
          </table:table-cell>
          <table:table-cell table:style-name="ce20" table:formula="of:=ACOS([.AE19]/[.AF19])/PI()*180" office:value-type="float" office:value="56.0306938259687">
            <text:p>56,0</text:p>
          </table:table-cell>
          <table:table-cell table:style-name="ce20" table:formula="of:=SQRT([.AG19]*[.AG19]+[.AH19]*[.AH19])" office:value-type="float" office:value="71.8640289061186">
            <text:p>71,9</text:p>
          </table:table-cell>
          <table:table-cell table:style-name="ce20" table:formula="of:=ATAN([.AH19]/[.AG19])/PI()*180" office:value-type="float" office:value="51.2309646830775">
            <text:p>51,2</text:p>
          </table:table-cell>
          <table:table-cell office:value-type="float" office:value="4">
            <text:p>4</text:p>
          </table:table-cell>
          <table:table-cell table:style-name="ce10" office:value-type="float" office:value="281">
            <text:p>281</text:p>
          </table:table-cell>
          <table:table-cell table:style-name="ce15" office:value-type="float" office:value="376">
            <text:p>376</text:p>
          </table:table-cell>
          <table:table-cell table:style-name="ce19" office:value-type="float" office:value="347">
            <text:p>347</text:p>
          </table:table-cell>
          <table:table-cell table:style-name="ce20" table:formula="of:=SQRT([.AL19]*[.AL19]+[.AM19]*[.AM19]+[.AN19]*[.AN19])" office:value-type="float" office:value="583.734528702903">
            <text:p>583,7</text:p>
          </table:table-cell>
          <table:table-cell table:style-name="ce20" table:formula="of:=ATAN([.AM19]/[.AL19])/PI()*180" office:value-type="float" office:value="53.2277516494921">
            <text:p>53,2</text:p>
          </table:table-cell>
          <table:table-cell table:style-name="ce20" table:formula="of:=ACOS([.AN19]/[.AO19])/PI()*180" office:value-type="float" office:value="53.5266871409281">
            <text:p>53,5</text:p>
          </table:table-cell>
          <table:table-cell table:style-name="ce20" table:formula="of:=SQRT([.AP19]*[.AP19]+[.AQ19]*[.AQ19])" office:value-type="float" office:value="75.4870835437613">
            <text:p>75,5</text:p>
          </table:table-cell>
          <table:table-cell table:style-name="ce20" table:formula="of:=ATAN([.AQ19]/[.AP19])/PI()*180" office:value-type="float" office:value="45.1604401412515">
            <text:p>45,2</text:p>
          </table:table-cell>
          <table:table-cell office:value-type="float" office:value="5">
            <text:p>5</text:p>
          </table:table-cell>
          <table:table-cell table:style-name="ce10" office:value-type="float" office:value="566">
            <text:p>566</text:p>
          </table:table-cell>
          <table:table-cell table:style-name="ce15" office:value-type="float" office:value="497">
            <text:p>497</text:p>
          </table:table-cell>
          <table:table-cell table:style-name="ce19" office:value-type="float" office:value="405">
            <text:p>405</text:p>
          </table:table-cell>
          <table:table-cell table:style-name="ce20" table:formula="of:=SQRT([.AU19]*[.AU19]+[.AV19]*[.AV19]+[.AW19]*[.AW19])" office:value-type="float" office:value="855.213423655172">
            <text:p>855,2</text:p>
          </table:table-cell>
          <table:table-cell table:style-name="ce20" table:formula="of:=ATAN([.AV19]/[.AU19])/PI()*180" office:value-type="float" office:value="41.2861050203073">
            <text:p>41,3</text:p>
          </table:table-cell>
          <table:table-cell table:style-name="ce20" table:formula="of:=ACOS([.AW19]/[.AX19])/PI()*180" office:value-type="float" office:value="61.7339765838914">
            <text:p>61,7</text:p>
          </table:table-cell>
          <table:table-cell table:style-name="ce20" table:formula="of:=SQRT([.AY19]*[.AY19]+[.AZ19]*[.AZ19])" office:value-type="float" office:value="74.2672628592726">
            <text:p>74,3</text:p>
          </table:table-cell>
          <table:table-cell table:style-name="ce20" table:formula="of:=ATAN([.AZ19]/[.AY19])/PI()*180" office:value-type="float" office:value="56.2264065848775">
            <text:p>56,2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40">
            <text:p>540</text:p>
          </table:table-cell>
          <table:table-cell table:style-name="ce15" office:value-type="float" office:value="420">
            <text:p>420</text:p>
          </table:table-cell>
          <table:table-cell table:style-name="ce19" office:value-type="float" office:value="350">
            <text:p>350</text:p>
          </table:table-cell>
          <table:table-cell table:style-name="ce20" table:formula="of:=SQRT([.B20]*[.B20]+[.C20]*[.C20]+[.D20]*[.D20])" office:value-type="float" office:value="768.439978137525">
            <text:p>768,4</text:p>
          </table:table-cell>
          <table:table-cell table:style-name="ce20" table:formula="of:=ATAN([.C20]/[.B20])/PI()*180" office:value-type="float" office:value="37.8749836510982">
            <text:p>37,9</text:p>
          </table:table-cell>
          <table:table-cell table:style-name="ce20" table:formula="of:=ACOS([.D20]/[.E20])/PI()*180" office:value-type="float" office:value="62.9049347069082">
            <text:p>62,9</text:p>
          </table:table-cell>
          <table:table-cell table:style-name="ce20" table:formula="of:=SQRT([.F20]*[.F20]+[.G20]*[.G20])" office:value-type="float" office:value="73.4271421005295">
            <text:p>73,4</text:p>
          </table:table-cell>
          <table:table-cell table:style-name="ce20" table:formula="of:=ATAN([.G20]/[.F20])/PI()*180" office:value-type="float" office:value="58.9479058359698">
            <text:p>58,9</text:p>
          </table:table-cell>
          <table:table-cell office:value-type="float" office:value="1">
            <text:p>1</text:p>
          </table:table-cell>
          <table:table-cell table:style-name="ce10" office:value-type="float" office:value="532">
            <text:p>532</text:p>
          </table:table-cell>
          <table:table-cell table:style-name="ce15" office:value-type="float" office:value="373">
            <text:p>373</text:p>
          </table:table-cell>
          <table:table-cell table:style-name="ce19" office:value-type="float" office:value="356">
            <text:p>356</text:p>
          </table:table-cell>
          <table:table-cell table:style-name="ce20" table:formula="of:=SQRT([.K20]*[.K20]+[.L20]*[.L20]+[.M20]*[.M20])" office:value-type="float" office:value="740.870434016637">
            <text:p>740,9</text:p>
          </table:table-cell>
          <table:table-cell table:style-name="ce20" table:formula="of:=ATAN([.L20]/[.K20])/PI()*180" office:value-type="float" office:value="35.0353658815109">
            <text:p>35,0</text:p>
          </table:table-cell>
          <table:table-cell table:style-name="ce20" table:formula="of:=ACOS([.M20]/[.N20])/PI()*180" office:value-type="float" office:value="61.2809003861601">
            <text:p>61,3</text:p>
          </table:table-cell>
          <table:table-cell table:style-name="ce20" table:formula="of:=SQRT([.O20]*[.O20]+[.P20]*[.P20])" office:value-type="float" office:value="70.5891324113692">
            <text:p>70,6</text:p>
          </table:table-cell>
          <table:table-cell table:style-name="ce20" table:formula="of:=ATAN([.P20]/[.O20])/PI()*180" office:value-type="float" office:value="60.2426388816508">
            <text:p>60,2</text:p>
          </table:table-cell>
          <table:table-cell office:value-type="float" office:value="2">
            <text:p>2</text:p>
          </table:table-cell>
          <table:table-cell table:style-name="ce10" office:value-type="float" office:value="325">
            <text:p>325</text:p>
          </table:table-cell>
          <table:table-cell table:style-name="ce15" office:value-type="float" office:value="354">
            <text:p>354</text:p>
          </table:table-cell>
          <table:table-cell table:style-name="ce19" office:value-type="float" office:value="407">
            <text:p>407</text:p>
          </table:table-cell>
          <table:table-cell table:style-name="ce20" table:formula="of:=SQRT([.T20]*[.T20]+[.U20]*[.U20]+[.V20]*[.V20])" office:value-type="float" office:value="629.75392019423">
            <text:p>629,8</text:p>
          </table:table-cell>
          <table:table-cell table:style-name="ce20" table:formula="of:=ATAN([.U20]/[.T20])/PI()*180" office:value-type="float" office:value="47.4456088328171">
            <text:p>47,4</text:p>
          </table:table-cell>
          <table:table-cell table:style-name="ce20" table:formula="of:=ACOS([.V20]/[.W20])/PI()*180" office:value-type="float" office:value="49.7379722205553">
            <text:p>49,7</text:p>
          </table:table-cell>
          <table:table-cell table:style-name="ce20" table:formula="of:=SQRT([.X20]*[.X20]+[.Y20]*[.Y20])" office:value-type="float" office:value="68.7382839335506">
            <text:p>68,7</text:p>
          </table:table-cell>
          <table:table-cell table:style-name="ce20" table:formula="of:=ATAN([.Y20]/[.X20])/PI()*180" office:value-type="float" office:value="46.3512405549128">
            <text:p>46,4</text:p>
          </table:table-cell>
          <table:table-cell office:value-type="float" office:value="3">
            <text:p>3</text:p>
          </table:table-cell>
          <table:table-cell table:style-name="ce10" office:value-type="float" office:value="571">
            <text:p>571</text:p>
          </table:table-cell>
          <table:table-cell table:style-name="ce15" office:value-type="float" office:value="573">
            <text:p>573</text:p>
          </table:table-cell>
          <table:table-cell table:style-name="ce19" office:value-type="float" office:value="545">
            <text:p>545</text:p>
          </table:table-cell>
          <table:table-cell table:style-name="ce20" table:formula="of:=SQRT([.AC20]*[.AC20]+[.AD20]*[.AD20]+[.AE20]*[.AE20])" office:value-type="float" office:value="975.39479186635">
            <text:p>975,4</text:p>
          </table:table-cell>
          <table:table-cell table:style-name="ce20" table:formula="of:=ATAN([.AD20]/[.AC20])/PI()*180" office:value-type="float" office:value="45.1001673446513">
            <text:p>45,1</text:p>
          </table:table-cell>
          <table:table-cell table:style-name="ce20" table:formula="of:=ACOS([.AE20]/[.AF20])/PI()*180" office:value-type="float" office:value="56.030734399926">
            <text:p>56,0</text:p>
          </table:table-cell>
          <table:table-cell table:style-name="ce20" table:formula="of:=SQRT([.AG20]*[.AG20]+[.AH20]*[.AH20])" office:value-type="float" office:value="71.9268259546507">
            <text:p>71,9</text:p>
          </table:table-cell>
          <table:table-cell table:style-name="ce20" table:formula="of:=ATAN([.AH20]/[.AG20])/PI()*180" office:value-type="float" office:value="51.1687731711016">
            <text:p>51,2</text:p>
          </table:table-cell>
          <table:table-cell office:value-type="float" office:value="4">
            <text:p>4</text:p>
          </table:table-cell>
          <table:table-cell table:style-name="ce10" office:value-type="float" office:value="336">
            <text:p>336</text:p>
          </table:table-cell>
          <table:table-cell table:style-name="ce15" office:value-type="float" office:value="409">
            <text:p>409</text:p>
          </table:table-cell>
          <table:table-cell table:style-name="ce19" office:value-type="float" office:value="386">
            <text:p>386</text:p>
          </table:table-cell>
          <table:table-cell table:style-name="ce20" table:formula="of:=SQRT([.AL20]*[.AL20]+[.AM20]*[.AM20]+[.AN20]*[.AN20])" office:value-type="float" office:value="655.112967357539">
            <text:p>655,1</text:p>
          </table:table-cell>
          <table:table-cell table:style-name="ce20" table:formula="of:=ATAN([.AM20]/[.AL20])/PI()*180" office:value-type="float" office:value="50.5963520696039">
            <text:p>50,6</text:p>
          </table:table-cell>
          <table:table-cell table:style-name="ce20" table:formula="of:=ACOS([.AN20]/[.AO20])/PI()*180" office:value-type="float" office:value="53.8989363977684">
            <text:p>53,9</text:p>
          </table:table-cell>
          <table:table-cell table:style-name="ce20" table:formula="of:=SQRT([.AP20]*[.AP20]+[.AQ20]*[.AQ20])" office:value-type="float" office:value="73.9262212449818">
            <text:p>73,9</text:p>
          </table:table-cell>
          <table:table-cell table:style-name="ce20" table:formula="of:=ATAN([.AQ20]/[.AP20])/PI()*180" office:value-type="float" office:value="46.8102364208754">
            <text:p>46,8</text:p>
          </table:table-cell>
          <table:table-cell office:value-type="float" office:value="5">
            <text:p>5</text:p>
          </table:table-cell>
          <table:table-cell table:style-name="ce10" office:value-type="float" office:value="587">
            <text:p>587</text:p>
          </table:table-cell>
          <table:table-cell table:style-name="ce15" office:value-type="float" office:value="517">
            <text:p>517</text:p>
          </table:table-cell>
          <table:table-cell table:style-name="ce19" office:value-type="float" office:value="429">
            <text:p>429</text:p>
          </table:table-cell>
          <table:table-cell table:style-name="ce20" table:formula="of:=SQRT([.AU20]*[.AU20]+[.AV20]*[.AV20]+[.AW20]*[.AW20])" office:value-type="float" office:value="892.131716732457">
            <text:p>892,1</text:p>
          </table:table-cell>
          <table:table-cell table:style-name="ce20" table:formula="of:=ATAN([.AV20]/[.AU20])/PI()*180" office:value-type="float" office:value="41.3719721422312">
            <text:p>41,4</text:p>
          </table:table-cell>
          <table:table-cell table:style-name="ce20" table:formula="of:=ACOS([.AW20]/[.AX20])/PI()*180" office:value-type="float" office:value="61.2577159742834">
            <text:p>61,3</text:p>
          </table:table-cell>
          <table:table-cell table:style-name="ce20" table:formula="of:=SQRT([.AY20]*[.AY20]+[.AZ20]*[.AZ20])" office:value-type="float" office:value="73.9198744947767">
            <text:p>73,9</text:p>
          </table:table-cell>
          <table:table-cell table:style-name="ce20" table:formula="of:=ATAN([.AZ20]/[.AY20])/PI()*180" office:value-type="float" office:value="55.9658648469782">
            <text:p>56,0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44">
            <text:p>544</text:p>
          </table:table-cell>
          <table:table-cell table:style-name="ce15" office:value-type="float" office:value="425">
            <text:p>425</text:p>
          </table:table-cell>
          <table:table-cell table:style-name="ce19" office:value-type="float" office:value="356">
            <text:p>356</text:p>
          </table:table-cell>
          <table:table-cell table:style-name="ce20" table:formula="of:=SQRT([.B21]*[.B21]+[.C21]*[.C21]+[.D21]*[.D21])" office:value-type="float" office:value="776.721957974667">
            <text:p>776,7</text:p>
          </table:table-cell>
          <table:table-cell table:style-name="ce20" table:formula="of:=ATAN([.C21]/[.B21])/PI()*180" office:value-type="float" office:value="37.9987324425047">
            <text:p>38,0</text:p>
          </table:table-cell>
          <table:table-cell table:style-name="ce20" table:formula="of:=ACOS([.D21]/[.E21])/PI()*180" office:value-type="float" office:value="62.7201850890064">
            <text:p>62,7</text:p>
          </table:table-cell>
          <table:table-cell table:style-name="ce20" table:formula="of:=SQRT([.F21]*[.F21]+[.G21]*[.G21])" office:value-type="float" office:value="73.3329754260406">
            <text:p>73,3</text:p>
          </table:table-cell>
          <table:table-cell table:style-name="ce20" table:formula="of:=ATAN([.G21]/[.F21])/PI()*180" office:value-type="float" office:value="58.7906182231199">
            <text:p>58,8</text:p>
          </table:table-cell>
          <table:table-cell office:value-type="float" office:value="1">
            <text:p>1</text:p>
          </table:table-cell>
          <table:table-cell table:style-name="ce10" office:value-type="float" office:value="503">
            <text:p>503</text:p>
          </table:table-cell>
          <table:table-cell table:style-name="ce15" office:value-type="float" office:value="373">
            <text:p>373</text:p>
          </table:table-cell>
          <table:table-cell table:style-name="ce19" office:value-type="float" office:value="350">
            <text:p>350</text:p>
          </table:table-cell>
          <table:table-cell table:style-name="ce20" table:formula="of:=SQRT([.K21]*[.K21]+[.L21]*[.L21]+[.M21]*[.M21])" office:value-type="float" office:value="717.382743031919">
            <text:p>717,4</text:p>
          </table:table-cell>
          <table:table-cell table:style-name="ce20" table:formula="of:=ATAN([.L21]/[.K21])/PI()*180" office:value-type="float" office:value="36.5588089584127">
            <text:p>36,6</text:p>
          </table:table-cell>
          <table:table-cell table:style-name="ce20" table:formula="of:=ACOS([.M21]/[.N21])/PI()*180" office:value-type="float" office:value="60.7983622752961">
            <text:p>60,8</text:p>
          </table:table-cell>
          <table:table-cell table:style-name="ce20" table:formula="of:=SQRT([.O21]*[.O21]+[.P21]*[.P21])" office:value-type="float" office:value="70.9435505723802">
            <text:p>70,9</text:p>
          </table:table-cell>
          <table:table-cell table:style-name="ce20" table:formula="of:=ATAN([.P21]/[.O21])/PI()*180" office:value-type="float" office:value="58.9809851752563">
            <text:p>59,0</text:p>
          </table:table-cell>
          <table:table-cell office:value-type="float" office:value="2">
            <text:p>2</text:p>
          </table:table-cell>
          <table:table-cell table:style-name="ce10" office:value-type="float" office:value="304">
            <text:p>304</text:p>
          </table:table-cell>
          <table:table-cell table:style-name="ce15" office:value-type="float" office:value="336">
            <text:p>336</text:p>
          </table:table-cell>
          <table:table-cell table:style-name="ce19" office:value-type="float" office:value="391">
            <text:p>391</text:p>
          </table:table-cell>
          <table:table-cell table:style-name="ce20" table:formula="of:=SQRT([.T21]*[.T21]+[.U21]*[.U21]+[.V21]*[.V21])" office:value-type="float" office:value="598.492272297646">
            <text:p>598,5</text:p>
          </table:table-cell>
          <table:table-cell table:style-name="ce20" table:formula="of:=ATAN([.U21]/[.T21])/PI()*180" office:value-type="float" office:value="47.8624052261118">
            <text:p>47,9</text:p>
          </table:table-cell>
          <table:table-cell table:style-name="ce20" table:formula="of:=ACOS([.V21]/[.W21])/PI()*180" office:value-type="float" office:value="49.2084956476492">
            <text:p>49,2</text:p>
          </table:table-cell>
          <table:table-cell table:style-name="ce20" table:formula="of:=SQRT([.X21]*[.X21]+[.Y21]*[.Y21])" office:value-type="float" office:value="68.6460914978649">
            <text:p>68,6</text:p>
          </table:table-cell>
          <table:table-cell table:style-name="ce20" table:formula="of:=ATAN([.Y21]/[.X21])/PI()*180" office:value-type="float" office:value="45.7944745154646">
            <text:p>45,8</text:p>
          </table:table-cell>
          <table:table-cell office:value-type="float" office:value="3">
            <text:p>3</text:p>
          </table:table-cell>
          <table:table-cell table:style-name="ce10" office:value-type="float" office:value="580">
            <text:p>580</text:p>
          </table:table-cell>
          <table:table-cell table:style-name="ce15" office:value-type="float" office:value="575">
            <text:p>575</text:p>
          </table:table-cell>
          <table:table-cell table:style-name="ce19" office:value-type="float" office:value="555">
            <text:p>555</text:p>
          </table:table-cell>
          <table:table-cell table:style-name="ce20" table:formula="of:=SQRT([.AC21]*[.AC21]+[.AD21]*[.AD21]+[.AE21]*[.AE21])" office:value-type="float" office:value="987.446201066165">
            <text:p>987,4</text:p>
          </table:table-cell>
          <table:table-cell table:style-name="ce20" table:formula="of:=ATAN([.AD21]/[.AC21])/PI()*180" office:value-type="float" office:value="44.7519678718435">
            <text:p>44,8</text:p>
          </table:table-cell>
          <table:table-cell table:style-name="ce20" table:formula="of:=ACOS([.AE21]/[.AF21])/PI()*180" office:value-type="float" office:value="55.8019009204398">
            <text:p>55,8</text:p>
          </table:table-cell>
          <table:table-cell table:style-name="ce20" table:formula="of:=SQRT([.AG21]*[.AG21]+[.AH21]*[.AH21])" office:value-type="float" office:value="71.5303486272581">
            <text:p>71,5</text:p>
          </table:table-cell>
          <table:table-cell table:style-name="ce20" table:formula="of:=ATAN([.AH21]/[.AG21])/PI()*180" office:value-type="float" office:value="51.2711097417453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319">
            <text:p>319</text:p>
          </table:table-cell>
          <table:table-cell table:style-name="ce15" office:value-type="float" office:value="404">
            <text:p>404</text:p>
          </table:table-cell>
          <table:table-cell table:style-name="ce19" office:value-type="float" office:value="379">
            <text:p>379</text:p>
          </table:table-cell>
          <table:table-cell table:style-name="ce20" table:formula="of:=SQRT([.AL21]*[.AL21]+[.AM21]*[.AM21]+[.AN21]*[.AN21])" office:value-type="float" office:value="639.23235212245">
            <text:p>639,2</text:p>
          </table:table-cell>
          <table:table-cell table:style-name="ce20" table:formula="of:=ATAN([.AM21]/[.AL21])/PI()*180" office:value-type="float" office:value="51.7052387996203">
            <text:p>51,7</text:p>
          </table:table-cell>
          <table:table-cell table:style-name="ce20" table:formula="of:=ACOS([.AN21]/[.AO21])/PI()*180" office:value-type="float" office:value="53.637023692781">
            <text:p>53,6</text:p>
          </table:table-cell>
          <table:table-cell table:style-name="ce20" table:formula="of:=SQRT([.AP21]*[.AP21]+[.AQ21]*[.AQ21])" office:value-type="float" office:value="74.5007518750363">
            <text:p>74,5</text:p>
          </table:table-cell>
          <table:table-cell table:style-name="ce20" table:formula="of:=ATAN([.AQ21]/[.AP21])/PI()*180" office:value-type="float" office:value="46.0505823021964">
            <text:p>46,1</text:p>
          </table:table-cell>
          <table:table-cell office:value-type="float" office:value="5">
            <text:p>5</text:p>
          </table:table-cell>
          <table:table-cell table:style-name="ce10" office:value-type="float" office:value="569">
            <text:p>569</text:p>
          </table:table-cell>
          <table:table-cell table:style-name="ce15" office:value-type="float" office:value="506">
            <text:p>506</text:p>
          </table:table-cell>
          <table:table-cell table:style-name="ce19" office:value-type="float" office:value="410">
            <text:p>410</text:p>
          </table:table-cell>
          <table:table-cell table:style-name="ce20" table:formula="of:=SQRT([.AU21]*[.AU21]+[.AV21]*[.AV21]+[.AW21]*[.AW21])" office:value-type="float" office:value="864.810383841452">
            <text:p>864,8</text:p>
          </table:table-cell>
          <table:table-cell table:style-name="ce20" table:formula="of:=ATAN([.AV21]/[.AU21])/PI()*180" office:value-type="float" office:value="41.6460370524835">
            <text:p>41,6</text:p>
          </table:table-cell>
          <table:table-cell table:style-name="ce20" table:formula="of:=ACOS([.AW21]/[.AX21])/PI()*180" office:value-type="float" office:value="61.6997295685181">
            <text:p>61,7</text:p>
          </table:table-cell>
          <table:table-cell table:style-name="ce20" table:formula="of:=SQRT([.AY21]*[.AY21]+[.AZ21]*[.AZ21])" office:value-type="float" office:value="74.4395663004903">
            <text:p>74,4</text:p>
          </table:table-cell>
          <table:table-cell table:style-name="ce20" table:formula="of:=ATAN([.AZ21]/[.AY21])/PI()*180" office:value-type="float" office:value="55.981466859276">
            <text:p>56,0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28">
            <text:p>528</text:p>
          </table:table-cell>
          <table:table-cell table:style-name="ce15" office:value-type="float" office:value="411">
            <text:p>411</text:p>
          </table:table-cell>
          <table:table-cell table:style-name="ce19" office:value-type="float" office:value="336">
            <text:p>336</text:p>
          </table:table-cell>
          <table:table-cell table:style-name="ce20" table:formula="of:=SQRT([.B22]*[.B22]+[.C22]*[.C22]+[.D22]*[.D22])" office:value-type="float" office:value="748.732929688551">
            <text:p>748,7</text:p>
          </table:table-cell>
          <table:table-cell table:style-name="ce20" table:formula="of:=ATAN([.C22]/[.B22])/PI()*180" office:value-type="float" office:value="37.8975144322857">
            <text:p>37,9</text:p>
          </table:table-cell>
          <table:table-cell table:style-name="ce20" table:formula="of:=ACOS([.D22]/[.E22])/PI()*180" office:value-type="float" office:value="63.3359643526094">
            <text:p>63,3</text:p>
          </table:table-cell>
          <table:table-cell table:style-name="ce20" table:formula="of:=SQRT([.F22]*[.F22]+[.G22]*[.G22])" office:value-type="float" office:value="73.8083056343953">
            <text:p>73,8</text:p>
          </table:table-cell>
          <table:table-cell table:style-name="ce20" table:formula="of:=ATAN([.G22]/[.F22])/PI()*180" office:value-type="float" office:value="59.1055141257362">
            <text:p>59,1</text:p>
          </table:table-cell>
          <table:table-cell office:value-type="float" office:value="1">
            <text:p>1</text:p>
          </table:table-cell>
          <table:table-cell table:style-name="ce10" office:value-type="float" office:value="504">
            <text:p>504</text:p>
          </table:table-cell>
          <table:table-cell table:style-name="ce15" office:value-type="float" office:value="377">
            <text:p>377</text:p>
          </table:table-cell>
          <table:table-cell table:style-name="ce19" office:value-type="float" office:value="353">
            <text:p>353</text:p>
          </table:table-cell>
          <table:table-cell table:style-name="ce20" table:formula="of:=SQRT([.K22]*[.K22]+[.L22]*[.L22]+[.M22]*[.M22])" office:value-type="float" office:value="721.632870648226">
            <text:p>721,6</text:p>
          </table:table-cell>
          <table:table-cell table:style-name="ce20" table:formula="of:=ATAN([.L22]/[.K22])/PI()*180" office:value-type="float" office:value="36.7970717816458">
            <text:p>36,8</text:p>
          </table:table-cell>
          <table:table-cell table:style-name="ce20" table:formula="of:=ACOS([.M22]/[.N22])/PI()*180" office:value-type="float" office:value="60.7140621365602">
            <text:p>60,7</text:p>
          </table:table-cell>
          <table:table-cell table:style-name="ce20" table:formula="of:=SQRT([.O22]*[.O22]+[.P22]*[.P22])" office:value-type="float" office:value="70.9945197379748">
            <text:p>71,0</text:p>
          </table:table-cell>
          <table:table-cell table:style-name="ce20" table:formula="of:=ATAN([.P22]/[.O22])/PI()*180" office:value-type="float" office:value="58.7811344769406">
            <text:p>58,8</text:p>
          </table:table-cell>
          <table:table-cell office:value-type="float" office:value="2">
            <text:p>2</text:p>
          </table:table-cell>
          <table:table-cell table:style-name="ce10" office:value-type="float" office:value="289">
            <text:p>289</text:p>
          </table:table-cell>
          <table:table-cell table:style-name="ce15" office:value-type="float" office:value="321">
            <text:p>321</text:p>
          </table:table-cell>
          <table:table-cell table:style-name="ce19" office:value-type="float" office:value="374">
            <text:p>374</text:p>
          </table:table-cell>
          <table:table-cell table:style-name="ce20" table:formula="of:=SQRT([.T22]*[.T22]+[.U22]*[.U22]+[.V22]*[.V22])" office:value-type="float" office:value="571.347529967532">
            <text:p>571,3</text:p>
          </table:table-cell>
          <table:table-cell table:style-name="ce20" table:formula="of:=ATAN([.U22]/[.T22])/PI()*180" office:value-type="float" office:value="48.0029276213839">
            <text:p>48,0</text:p>
          </table:table-cell>
          <table:table-cell table:style-name="ce20" table:formula="of:=ACOS([.V22]/[.W22])/PI()*180" office:value-type="float" office:value="49.1112161663191">
            <text:p>49,1</text:p>
          </table:table-cell>
          <table:table-cell table:style-name="ce20" table:formula="of:=SQRT([.X22]*[.X22]+[.Y22]*[.Y22])" office:value-type="float" office:value="68.6745412329689">
            <text:p>68,7</text:p>
          </table:table-cell>
          <table:table-cell table:style-name="ce20" table:formula="of:=ATAN([.Y22]/[.X22])/PI()*180" office:value-type="float" office:value="45.6538439933858">
            <text:p>45,7</text:p>
          </table:table-cell>
          <table:table-cell office:value-type="float" office:value="3">
            <text:p>3</text:p>
          </table:table-cell>
          <table:table-cell table:style-name="ce10" office:value-type="float" office:value="567">
            <text:p>567</text:p>
          </table:table-cell>
          <table:table-cell table:style-name="ce15" office:value-type="float" office:value="564">
            <text:p>564</text:p>
          </table:table-cell>
          <table:table-cell table:style-name="ce19" office:value-type="float" office:value="540">
            <text:p>540</text:p>
          </table:table-cell>
          <table:table-cell table:style-name="ce20" table:formula="of:=SQRT([.AC22]*[.AC22]+[.AD22]*[.AD22]+[.AE22]*[.AE22])" office:value-type="float" office:value="964.979274388834">
            <text:p>965,0</text:p>
          </table:table-cell>
          <table:table-cell table:style-name="ce20" table:formula="of:=ATAN([.AD22]/[.AC22])/PI()*180" office:value-type="float" office:value="44.8480221614361">
            <text:p>44,8</text:p>
          </table:table-cell>
          <table:table-cell table:style-name="ce20" table:formula="of:=ACOS([.AE22]/[.AF22])/PI()*180" office:value-type="float" office:value="55.9720324921072">
            <text:p>56,0</text:p>
          </table:table-cell>
          <table:table-cell table:style-name="ce20" table:formula="of:=SQRT([.AG22]*[.AG22]+[.AH22]*[.AH22])" office:value-type="float" office:value="71.7231727762386">
            <text:p>71,7</text:p>
          </table:table-cell>
          <table:table-cell table:style-name="ce20" table:formula="of:=ATAN([.AH22]/[.AG22])/PI()*180" office:value-type="float" office:value="51.296279032292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307">
            <text:p>307</text:p>
          </table:table-cell>
          <table:table-cell table:style-name="ce15" office:value-type="float" office:value="384">
            <text:p>384</text:p>
          </table:table-cell>
          <table:table-cell table:style-name="ce19" office:value-type="float" office:value="363">
            <text:p>363</text:p>
          </table:table-cell>
          <table:table-cell table:style-name="ce20" table:formula="of:=SQRT([.AL22]*[.AL22]+[.AM22]*[.AM22]+[.AN22]*[.AN22])" office:value-type="float" office:value="611.125191756975">
            <text:p>611,1</text:p>
          </table:table-cell>
          <table:table-cell table:style-name="ce20" table:formula="of:=ATAN([.AM22]/[.AL22])/PI()*180" office:value-type="float" office:value="51.3583924376462">
            <text:p>51,4</text:p>
          </table:table-cell>
          <table:table-cell table:style-name="ce20" table:formula="of:=ACOS([.AN22]/[.AO22])/PI()*180" office:value-type="float" office:value="53.5595975930249">
            <text:p>53,6</text:p>
          </table:table-cell>
          <table:table-cell table:style-name="ce20" table:formula="of:=SQRT([.AP22]*[.AP22]+[.AQ22]*[.AQ22])" office:value-type="float" office:value="74.2045481632092">
            <text:p>74,2</text:p>
          </table:table-cell>
          <table:table-cell table:style-name="ce20" table:formula="of:=ATAN([.AQ22]/[.AP22])/PI()*180" office:value-type="float" office:value="46.2019031755479">
            <text:p>46,2</text:p>
          </table:table-cell>
          <table:table-cell office:value-type="float" office:value="5">
            <text:p>5</text:p>
          </table:table-cell>
          <table:table-cell table:style-name="ce10" office:value-type="float" office:value="577">
            <text:p>577</text:p>
          </table:table-cell>
          <table:table-cell table:style-name="ce15" office:value-type="float" office:value="510">
            <text:p>510</text:p>
          </table:table-cell>
          <table:table-cell table:style-name="ce19" office:value-type="float" office:value="418">
            <text:p>418</text:p>
          </table:table-cell>
          <table:table-cell table:style-name="ce20" table:formula="of:=SQRT([.AU22]*[.AU22]+[.AV22]*[.AV22]+[.AW22]*[.AW22])" office:value-type="float" office:value="876.215156225912">
            <text:p>876,2</text:p>
          </table:table-cell>
          <table:table-cell table:style-name="ce20" table:formula="of:=ATAN([.AV22]/[.AU22])/PI()*180" office:value-type="float" office:value="41.4728916105249">
            <text:p>41,5</text:p>
          </table:table-cell>
          <table:table-cell table:style-name="ce20" table:formula="of:=ACOS([.AW22]/[.AX22])/PI()*180" office:value-type="float" office:value="61.5069745011267">
            <text:p>61,5</text:p>
          </table:table-cell>
          <table:table-cell table:style-name="ce20" table:formula="of:=SQRT([.AY22]*[.AY22]+[.AZ22]*[.AZ22])" office:value-type="float" office:value="74.182940429863">
            <text:p>74,2</text:p>
          </table:table-cell>
          <table:table-cell table:style-name="ce20" table:formula="of:=ATAN([.AZ22]/[.AY22])/PI()*180" office:value-type="float" office:value="56.0090198019996">
            <text:p>56,0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39">
            <text:p>539</text:p>
          </table:table-cell>
          <table:table-cell table:style-name="ce15" office:value-type="float" office:value="417">
            <text:p>417</text:p>
          </table:table-cell>
          <table:table-cell table:style-name="ce19" office:value-type="float" office:value="345">
            <text:p>345</text:p>
          </table:table-cell>
          <table:table-cell table:style-name="ce20" table:formula="of:=SQRT([.B23]*[.B23]+[.C23]*[.C23]+[.D23]*[.D23])" office:value-type="float" office:value="763.829169382788">
            <text:p>763,8</text:p>
          </table:table-cell>
          <table:table-cell table:style-name="ce20" table:formula="of:=ATAN([.C23]/[.B23])/PI()*180" office:value-type="float" office:value="37.7275044928587">
            <text:p>37,7</text:p>
          </table:table-cell>
          <table:table-cell table:style-name="ce20" table:formula="of:=ACOS([.D23]/[.E23])/PI()*180" office:value-type="float" office:value="63.1490124621403">
            <text:p>63,1</text:p>
          </table:table-cell>
          <table:table-cell table:style-name="ce20" table:formula="of:=SQRT([.F23]*[.F23]+[.G23]*[.G23])" office:value-type="float" office:value="73.5606033838917">
            <text:p>73,6</text:p>
          </table:table-cell>
          <table:table-cell table:style-name="ce20" table:formula="of:=ATAN([.G23]/[.F23])/PI()*180" office:value-type="float" office:value="59.1443776519701">
            <text:p>59,1</text:p>
          </table:table-cell>
          <table:table-cell office:value-type="float" office:value="1">
            <text:p>1</text:p>
          </table:table-cell>
          <table:table-cell table:style-name="ce10" office:value-type="float" office:value="515">
            <text:p>515</text:p>
          </table:table-cell>
          <table:table-cell table:style-name="ce15" office:value-type="float" office:value="390">
            <text:p>390</text:p>
          </table:table-cell>
          <table:table-cell table:style-name="ce19" office:value-type="float" office:value="359">
            <text:p>359</text:p>
          </table:table-cell>
          <table:table-cell table:style-name="ce20" table:formula="of:=SQRT([.K23]*[.K23]+[.L23]*[.L23]+[.M23]*[.M23])" office:value-type="float" office:value="739.057507911259">
            <text:p>739,1</text:p>
          </table:table-cell>
          <table:table-cell table:style-name="ce20" table:formula="of:=ATAN([.L23]/[.K23])/PI()*180" office:value-type="float" office:value="37.1359752045005">
            <text:p>37,1</text:p>
          </table:table-cell>
          <table:table-cell table:style-name="ce20" table:formula="of:=ACOS([.M23]/[.N23])/PI()*180" office:value-type="float" office:value="60.9381282260238">
            <text:p>60,9</text:p>
          </table:table-cell>
          <table:table-cell table:style-name="ce20" table:formula="of:=SQRT([.O23]*[.O23]+[.P23]*[.P23])" office:value-type="float" office:value="71.3620075816299">
            <text:p>71,4</text:p>
          </table:table-cell>
          <table:table-cell table:style-name="ce20" table:formula="of:=ATAN([.P23]/[.O23])/PI()*180" office:value-type="float" office:value="58.641678386354">
            <text:p>58,6</text:p>
          </table:table-cell>
          <table:table-cell office:value-type="float" office:value="2">
            <text:p>2</text:p>
          </table:table-cell>
          <table:table-cell table:style-name="ce10" office:value-type="float" office:value="287">
            <text:p>287</text:p>
          </table:table-cell>
          <table:table-cell table:style-name="ce15" office:value-type="float" office:value="315">
            <text:p>315</text:p>
          </table:table-cell>
          <table:table-cell table:style-name="ce19" office:value-type="float" office:value="375">
            <text:p>375</text:p>
          </table:table-cell>
          <table:table-cell table:style-name="ce20" table:formula="of:=SQRT([.T23]*[.T23]+[.U23]*[.U23]+[.V23]*[.V23])" office:value-type="float" office:value="567.64337395939">
            <text:p>567,6</text:p>
          </table:table-cell>
          <table:table-cell table:style-name="ce20" table:formula="of:=ATAN([.U23]/[.T23])/PI()*180" office:value-type="float" office:value="47.6630007660672">
            <text:p>47,7</text:p>
          </table:table-cell>
          <table:table-cell table:style-name="ce20" table:formula="of:=ACOS([.V23]/[.W23])/PI()*180" office:value-type="float" office:value="48.6523635785034">
            <text:p>48,7</text:p>
          </table:table-cell>
          <table:table-cell table:style-name="ce20" table:formula="of:=SQRT([.X23]*[.X23]+[.Y23]*[.Y23])" office:value-type="float" office:value="68.1088402764355">
            <text:p>68,1</text:p>
          </table:table-cell>
          <table:table-cell table:style-name="ce20" table:formula="of:=ATAN([.Y23]/[.X23])/PI()*180" office:value-type="float" office:value="45.5885283235225">
            <text:p>45,6</text:p>
          </table:table-cell>
          <table:table-cell office:value-type="float" office:value="3">
            <text:p>3</text:p>
          </table:table-cell>
          <table:table-cell table:style-name="ce10" office:value-type="float" office:value="569">
            <text:p>569</text:p>
          </table:table-cell>
          <table:table-cell table:style-name="ce15" office:value-type="float" office:value="567">
            <text:p>567</text:p>
          </table:table-cell>
          <table:table-cell table:style-name="ce19" office:value-type="float" office:value="543">
            <text:p>543</text:p>
          </table:table-cell>
          <table:table-cell table:style-name="ce20" table:formula="of:=SQRT([.AC23]*[.AC23]+[.AD23]*[.AD23]+[.AE23]*[.AE23])" office:value-type="float" office:value="969.58702549075">
            <text:p>969,6</text:p>
          </table:table-cell>
          <table:table-cell table:style-name="ce20" table:formula="of:=ATAN([.AD23]/[.AC23])/PI()*180" office:value-type="float" office:value="44.8991272529657">
            <text:p>44,9</text:p>
          </table:table-cell>
          <table:table-cell table:style-name="ce20" table:formula="of:=ACOS([.AE23]/[.AF23])/PI()*180" office:value-type="float" office:value="55.9419721724205">
            <text:p>55,9</text:p>
          </table:table-cell>
          <table:table-cell table:style-name="ce20" table:formula="of:=SQRT([.AG23]*[.AG23]+[.AH23]*[.AH23])" office:value-type="float" office:value="71.7316936829033">
            <text:p>71,7</text:p>
          </table:table-cell>
          <table:table-cell table:style-name="ce20" table:formula="of:=ATAN([.AH23]/[.AG23])/PI()*180" office:value-type="float" office:value="51.2494095742513">
            <text:p>51,2</text:p>
          </table:table-cell>
          <table:table-cell office:value-type="float" office:value="4">
            <text:p>4</text:p>
          </table:table-cell>
          <table:table-cell table:style-name="ce10" office:value-type="float" office:value="316">
            <text:p>316</text:p>
          </table:table-cell>
          <table:table-cell table:style-name="ce15" office:value-type="float" office:value="400">
            <text:p>400</text:p>
          </table:table-cell>
          <table:table-cell table:style-name="ce19" office:value-type="float" office:value="380">
            <text:p>380</text:p>
          </table:table-cell>
          <table:table-cell table:style-name="ce20" table:formula="of:=SQRT([.AL23]*[.AL23]+[.AM23]*[.AM23]+[.AN23]*[.AN23])" office:value-type="float" office:value="635.811292759102">
            <text:p>635,8</text:p>
          </table:table-cell>
          <table:table-cell table:style-name="ce20" table:formula="of:=ATAN([.AM23]/[.AL23])/PI()*180" office:value-type="float" office:value="51.6912644325523">
            <text:p>51,7</text:p>
          </table:table-cell>
          <table:table-cell table:style-name="ce20" table:formula="of:=ACOS([.AN23]/[.AO23])/PI()*180" office:value-type="float" office:value="53.2973943671892">
            <text:p>53,3</text:p>
          </table:table-cell>
          <table:table-cell table:style-name="ce20" table:formula="of:=SQRT([.AP23]*[.AP23]+[.AQ23]*[.AQ23])" office:value-type="float" office:value="74.2468791597851">
            <text:p>74,2</text:p>
          </table:table-cell>
          <table:table-cell table:style-name="ce20" table:formula="of:=ATAN([.AQ23]/[.AP23])/PI()*180" office:value-type="float" office:value="45.8764497970747">
            <text:p>45,9</text:p>
          </table:table-cell>
          <table:table-cell office:value-type="float" office:value="5">
            <text:p>5</text:p>
          </table:table-cell>
          <table:table-cell table:style-name="ce10" office:value-type="float" office:value="569">
            <text:p>569</text:p>
          </table:table-cell>
          <table:table-cell table:style-name="ce15" office:value-type="float" office:value="504">
            <text:p>504</text:p>
          </table:table-cell>
          <table:table-cell table:style-name="ce19" office:value-type="float" office:value="407">
            <text:p>407</text:p>
          </table:table-cell>
          <table:table-cell table:style-name="ce20" table:formula="of:=SQRT([.AU23]*[.AU23]+[.AV23]*[.AV23]+[.AW23]*[.AW23])" office:value-type="float" office:value="862.221549255178">
            <text:p>862,2</text:p>
          </table:table-cell>
          <table:table-cell table:style-name="ce20" table:formula="of:=ATAN([.AV23]/[.AU23])/PI()*180" office:value-type="float" office:value="41.5333829355593">
            <text:p>41,5</text:p>
          </table:table-cell>
          <table:table-cell table:style-name="ce20" table:formula="of:=ACOS([.AW23]/[.AX23])/PI()*180" office:value-type="float" office:value="61.8334316316624">
            <text:p>61,8</text:p>
          </table:table-cell>
          <table:table-cell table:style-name="ce20" table:formula="of:=SQRT([.AY23]*[.AY23]+[.AZ23]*[.AZ23])" office:value-type="float" office:value="74.4875504055495">
            <text:p>74,5</text:p>
          </table:table-cell>
          <table:table-cell table:style-name="ce20" table:formula="of:=ATAN([.AZ23]/[.AY23])/PI()*180" office:value-type="float" office:value="56.1108272400591">
            <text:p>56,1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45">
            <text:p>545</text:p>
          </table:table-cell>
          <table:table-cell table:style-name="ce15" office:value-type="float" office:value="428">
            <text:p>428</text:p>
          </table:table-cell>
          <table:table-cell table:style-name="ce19" office:value-type="float" office:value="358">
            <text:p>358</text:p>
          </table:table-cell>
          <table:table-cell table:style-name="ce20" table:formula="of:=SQRT([.B24]*[.B24]+[.C24]*[.C24]+[.D24]*[.D24])" office:value-type="float" office:value="779.982692115665">
            <text:p>780,0</text:p>
          </table:table-cell>
          <table:table-cell table:style-name="ce20" table:formula="of:=ATAN([.C24]/[.B24])/PI()*180" office:value-type="float" office:value="38.1432950478042">
            <text:p>38,1</text:p>
          </table:table-cell>
          <table:table-cell table:style-name="ce20" table:formula="of:=ACOS([.D24]/[.E24])/PI()*180" office:value-type="float" office:value="62.6783986478365">
            <text:p>62,7</text:p>
          </table:table-cell>
          <table:table-cell table:style-name="ce20" table:formula="of:=SQRT([.F24]*[.F24]+[.G24]*[.G24])" office:value-type="float" office:value="73.3722877806121">
            <text:p>73,4</text:p>
          </table:table-cell>
          <table:table-cell table:style-name="ce20" table:formula="of:=ATAN([.G24]/[.F24])/PI()*180" office:value-type="float" office:value="58.6771595039591">
            <text:p>58,7</text:p>
          </table:table-cell>
          <table:table-cell office:value-type="float" office:value="1">
            <text:p>1</text:p>
          </table:table-cell>
          <table:table-cell table:style-name="ce10" office:value-type="float" office:value="540">
            <text:p>540</text:p>
          </table:table-cell>
          <table:table-cell table:style-name="ce15" office:value-type="float" office:value="390">
            <text:p>390</text:p>
          </table:table-cell>
          <table:table-cell table:style-name="ce19" office:value-type="float" office:value="364">
            <text:p>364</text:p>
          </table:table-cell>
          <table:table-cell table:style-name="ce20" table:formula="of:=SQRT([.K24]*[.K24]+[.L24]*[.L24]+[.M24]*[.M24])" office:value-type="float" office:value="759.075753795364">
            <text:p>759,1</text:p>
          </table:table-cell>
          <table:table-cell table:style-name="ce20" table:formula="of:=ATAN([.L24]/[.K24])/PI()*180" office:value-type="float" office:value="35.8376529542783">
            <text:p>35,8</text:p>
          </table:table-cell>
          <table:table-cell table:style-name="ce20" table:formula="of:=ACOS([.M24]/[.N24])/PI()*180" office:value-type="float" office:value="61.3452551942841">
            <text:p>61,3</text:p>
          </table:table-cell>
          <table:table-cell table:style-name="ce20" table:formula="of:=SQRT([.O24]*[.O24]+[.P24]*[.P24])" office:value-type="float" office:value="71.0463067592055">
            <text:p>71,0</text:p>
          </table:table-cell>
          <table:table-cell table:style-name="ce20" table:formula="of:=ATAN([.P24]/[.O24])/PI()*180" office:value-type="float" office:value="59.7066982131945">
            <text:p>59,7</text:p>
          </table:table-cell>
          <table:table-cell office:value-type="float" office:value="2">
            <text:p>2</text:p>
          </table:table-cell>
          <table:table-cell table:style-name="ce10" office:value-type="float" office:value="311">
            <text:p>311</text:p>
          </table:table-cell>
          <table:table-cell table:style-name="ce15" office:value-type="float" office:value="350">
            <text:p>350</text:p>
          </table:table-cell>
          <table:table-cell table:style-name="ce19" office:value-type="float" office:value="399">
            <text:p>399</text:p>
          </table:table-cell>
          <table:table-cell table:style-name="ce20" table:formula="of:=SQRT([.T24]*[.T24]+[.U24]*[.U24]+[.V24]*[.V24])" office:value-type="float" office:value="615.160141751723">
            <text:p>615,2</text:p>
          </table:table-cell>
          <table:table-cell table:style-name="ce20" table:formula="of:=ATAN([.U24]/[.T24])/PI()*180" office:value-type="float" office:value="48.3766230931766">
            <text:p>48,4</text:p>
          </table:table-cell>
          <table:table-cell table:style-name="ce20" table:formula="of:=ACOS([.V24]/[.W24])/PI()*180" office:value-type="float" office:value="49.5629963899612">
            <text:p>49,6</text:p>
          </table:table-cell>
          <table:table-cell table:style-name="ce20" table:formula="of:=SQRT([.X24]*[.X24]+[.Y24]*[.Y24])" office:value-type="float" office:value="69.2588497814581">
            <text:p>69,3</text:p>
          </table:table-cell>
          <table:table-cell table:style-name="ce20" table:formula="of:=ATAN([.Y24]/[.X24])/PI()*180" office:value-type="float" office:value="45.6940077857502">
            <text:p>45,7</text:p>
          </table:table-cell>
          <table:table-cell office:value-type="float" office:value="3">
            <text:p>3</text:p>
          </table:table-cell>
          <table:table-cell table:style-name="ce10" office:value-type="float" office:value="575">
            <text:p>575</text:p>
          </table:table-cell>
          <table:table-cell table:style-name="ce15" office:value-type="float" office:value="569">
            <text:p>569</text:p>
          </table:table-cell>
          <table:table-cell table:style-name="ce19" office:value-type="float" office:value="549">
            <text:p>549</text:p>
          </table:table-cell>
          <table:table-cell table:style-name="ce20" table:formula="of:=SQRT([.AC24]*[.AC24]+[.AD24]*[.AD24]+[.AE24]*[.AE24])" office:value-type="float" office:value="977.64359559095">
            <text:p>977,6</text:p>
          </table:table-cell>
          <table:table-cell table:style-name="ce20" table:formula="of:=ATAN([.AD24]/[.AC24])/PI()*180" office:value-type="float" office:value="44.6995004152027">
            <text:p>44,7</text:p>
          </table:table-cell>
          <table:table-cell table:style-name="ce20" table:formula="of:=ACOS([.AE24]/[.AF24])/PI()*180" office:value-type="float" office:value="55.8366412808894">
            <text:p>55,8</text:p>
          </table:table-cell>
          <table:table-cell table:style-name="ce20" table:formula="of:=SQRT([.AG24]*[.AG24]+[.AH24]*[.AH24])" office:value-type="float" office:value="71.5246520222184">
            <text:p>71,5</text:p>
          </table:table-cell>
          <table:table-cell table:style-name="ce20" table:formula="of:=ATAN([.AH24]/[.AG24])/PI()*180" office:value-type="float" office:value="51.3213087658162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341">
            <text:p>341</text:p>
          </table:table-cell>
          <table:table-cell table:style-name="ce15" office:value-type="float" office:value="412">
            <text:p>412</text:p>
          </table:table-cell>
          <table:table-cell table:style-name="ce19" office:value-type="float" office:value="389">
            <text:p>389</text:p>
          </table:table-cell>
          <table:table-cell table:style-name="ce20" table:formula="of:=SQRT([.AL24]*[.AL24]+[.AM24]*[.AM24]+[.AN24]*[.AN24])" office:value-type="float" office:value="661.321404462308">
            <text:p>661,3</text:p>
          </table:table-cell>
          <table:table-cell table:style-name="ce20" table:formula="of:=ATAN([.AM24]/[.AL24])/PI()*180" office:value-type="float" office:value="50.3864657546353">
            <text:p>50,4</text:p>
          </table:table-cell>
          <table:table-cell table:style-name="ce20" table:formula="of:=ACOS([.AN24]/[.AO24])/PI()*180" office:value-type="float" office:value="53.9694698275304">
            <text:p>54,0</text:p>
          </table:table-cell>
          <table:table-cell table:style-name="ce20" table:formula="of:=SQRT([.AP24]*[.AP24]+[.AQ24]*[.AQ24])" office:value-type="float" office:value="73.8342712072636">
            <text:p>73,8</text:p>
          </table:table-cell>
          <table:table-cell table:style-name="ce20" table:formula="of:=ATAN([.AQ24]/[.AP24])/PI()*180" office:value-type="float" office:value="46.9664468321228">
            <text:p>47,0</text:p>
          </table:table-cell>
          <table:table-cell office:value-type="float" office:value="5">
            <text:p>5</text:p>
          </table:table-cell>
          <table:table-cell table:style-name="ce10" office:value-type="float" office:value="566">
            <text:p>566</text:p>
          </table:table-cell>
          <table:table-cell table:style-name="ce15" office:value-type="float" office:value="502">
            <text:p>502</text:p>
          </table:table-cell>
          <table:table-cell table:style-name="ce19" office:value-type="float" office:value="406">
            <text:p>406</text:p>
          </table:table-cell>
          <table:table-cell table:style-name="ce20" table:formula="of:=SQRT([.AU24]*[.AU24]+[.AV24]*[.AV24]+[.AW24]*[.AW24])" office:value-type="float" office:value="858.601187979611">
            <text:p>858,6</text:p>
          </table:table-cell>
          <table:table-cell table:style-name="ce20" table:formula="of:=ATAN([.AV24]/[.AU24])/PI()*180" office:value-type="float" office:value="41.5706460802578">
            <text:p>41,6</text:p>
          </table:table-cell>
          <table:table-cell table:style-name="ce20" table:formula="of:=ACOS([.AW24]/[.AX24])/PI()*180" office:value-type="float" office:value="61.7797544253456">
            <text:p>61,8</text:p>
          </table:table-cell>
          <table:table-cell table:style-name="ce20" table:formula="of:=SQRT([.AY24]*[.AY24]+[.AZ24]*[.AZ24])" office:value-type="float" office:value="74.4637943727424">
            <text:p>74,5</text:p>
          </table:table-cell>
          <table:table-cell table:style-name="ce20" table:formula="of:=ATAN([.AZ24]/[.AY24])/PI()*180" office:value-type="float" office:value="56.0639968433758">
            <text:p>56,1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33">
            <text:p>533</text:p>
          </table:table-cell>
          <table:table-cell table:style-name="ce15" office:value-type="float" office:value="412">
            <text:p>412</text:p>
          </table:table-cell>
          <table:table-cell table:style-name="ce19" office:value-type="float" office:value="338">
            <text:p>338</text:p>
          </table:table-cell>
          <table:table-cell table:style-name="ce20" table:formula="of:=SQRT([.B25]*[.B25]+[.C25]*[.C25]+[.D25]*[.D25])" office:value-type="float" office:value="753.708829721399">
            <text:p>753,7</text:p>
          </table:table-cell>
          <table:table-cell table:style-name="ce20" table:formula="of:=ATAN([.C25]/[.B25])/PI()*180" office:value-type="float" office:value="37.703417580254">
            <text:p>37,7</text:p>
          </table:table-cell>
          <table:table-cell table:style-name="ce20" table:formula="of:=ACOS([.D25]/[.E25])/PI()*180" office:value-type="float" office:value="63.3557806652963">
            <text:p>63,4</text:p>
          </table:table-cell>
          <table:table-cell table:style-name="ce20" table:formula="of:=SQRT([.F25]*[.F25]+[.G25]*[.G25])" office:value-type="float" office:value="73.7258614119912">
            <text:p>73,7</text:p>
          </table:table-cell>
          <table:table-cell table:style-name="ce20" table:formula="of:=ATAN([.G25]/[.F25])/PI()*180" office:value-type="float" office:value="59.2428609890054">
            <text:p>59,2</text:p>
          </table:table-cell>
          <table:table-cell office:value-type="float" office:value="1">
            <text:p>1</text:p>
          </table:table-cell>
          <table:table-cell table:style-name="ce10" office:value-type="float" office:value="519">
            <text:p>519</text:p>
          </table:table-cell>
          <table:table-cell table:style-name="ce15" office:value-type="float" office:value="393">
            <text:p>393</text:p>
          </table:table-cell>
          <table:table-cell table:style-name="ce19" office:value-type="float" office:value="364">
            <text:p>364</text:p>
          </table:table-cell>
          <table:table-cell table:style-name="ce20" table:formula="of:=SQRT([.K25]*[.K25]+[.L25]*[.L25]+[.M25]*[.M25])" office:value-type="float" office:value="745.85923604927">
            <text:p>745,9</text:p>
          </table:table-cell>
          <table:table-cell table:style-name="ce20" table:formula="of:=ATAN([.L25]/[.K25])/PI()*180" office:value-type="float" office:value="37.1339316271031">
            <text:p>37,1</text:p>
          </table:table-cell>
          <table:table-cell table:style-name="ce20" table:formula="of:=ACOS([.M25]/[.N25])/PI()*180" office:value-type="float" office:value="60.7889668873738">
            <text:p>60,8</text:p>
          </table:table-cell>
          <table:table-cell table:style-name="ce20" table:formula="of:=SQRT([.O25]*[.O25]+[.P25]*[.P25])" office:value-type="float" office:value="71.233611261262">
            <text:p>71,2</text:p>
          </table:table-cell>
          <table:table-cell table:style-name="ce20" table:formula="of:=ATAN([.P25]/[.O25])/PI()*180" office:value-type="float" office:value="58.5806479188821">
            <text:p>58,6</text:p>
          </table:table-cell>
          <table:table-cell office:value-type="float" office:value="2">
            <text:p>2</text:p>
          </table:table-cell>
          <table:table-cell table:style-name="ce10" office:value-type="float" office:value="304">
            <text:p>304</text:p>
          </table:table-cell>
          <table:table-cell table:style-name="ce15" office:value-type="float" office:value="336">
            <text:p>336</text:p>
          </table:table-cell>
          <table:table-cell table:style-name="ce19" office:value-type="float" office:value="382">
            <text:p>382</text:p>
          </table:table-cell>
          <table:table-cell table:style-name="ce20" table:formula="of:=SQRT([.T25]*[.T25]+[.U25]*[.U25]+[.V25]*[.V25])" office:value-type="float" office:value="592.651668351655">
            <text:p>592,7</text:p>
          </table:table-cell>
          <table:table-cell table:style-name="ce20" table:formula="of:=ATAN([.U25]/[.T25])/PI()*180" office:value-type="float" office:value="47.8624052261118">
            <text:p>47,9</text:p>
          </table:table-cell>
          <table:table-cell table:style-name="ce20" table:formula="of:=ACOS([.V25]/[.W25])/PI()*180" office:value-type="float" office:value="49.867250486784">
            <text:p>49,9</text:p>
          </table:table-cell>
          <table:table-cell table:style-name="ce20" table:formula="of:=SQRT([.X25]*[.X25]+[.Y25]*[.Y25])" office:value-type="float" office:value="69.1198416168627">
            <text:p>69,1</text:p>
          </table:table-cell>
          <table:table-cell table:style-name="ce20" table:formula="of:=ATAN([.Y25]/[.X25])/PI()*180" office:value-type="float" office:value="46.1752119834411">
            <text:p>46,2</text:p>
          </table:table-cell>
          <table:table-cell office:value-type="float" office:value="3">
            <text:p>3</text:p>
          </table:table-cell>
          <table:table-cell table:style-name="ce10" office:value-type="float" office:value="571">
            <text:p>571</text:p>
          </table:table-cell>
          <table:table-cell table:style-name="ce15" office:value-type="float" office:value="570">
            <text:p>570</text:p>
          </table:table-cell>
          <table:table-cell table:style-name="ce19" office:value-type="float" office:value="546">
            <text:p>546</text:p>
          </table:table-cell>
          <table:table-cell table:style-name="ce20" table:formula="of:=SQRT([.AC25]*[.AC25]+[.AD25]*[.AD25]+[.AE25]*[.AE25])" office:value-type="float" office:value="974.195565582189">
            <text:p>974,2</text:p>
          </table:table-cell>
          <table:table-cell table:style-name="ce20" table:formula="of:=ATAN([.AD25]/[.AC25])/PI()*180" office:value-type="float" office:value="44.9497846057466">
            <text:p>44,9</text:p>
          </table:table-cell>
          <table:table-cell table:style-name="ce20" table:formula="of:=ACOS([.AE25]/[.AF25])/PI()*180" office:value-type="float" office:value="55.9122171006046">
            <text:p>55,9</text:p>
          </table:table-cell>
          <table:table-cell table:style-name="ce20" table:formula="of:=SQRT([.AG25]*[.AG25]+[.AH25]*[.AH25])" office:value-type="float" office:value="71.740219941175">
            <text:p>71,7</text:p>
          </table:table-cell>
          <table:table-cell table:style-name="ce20" table:formula="of:=ATAN([.AH25]/[.AG25])/PI()*180" office:value-type="float" office:value="51.2029827244209">
            <text:p>51,2</text:p>
          </table:table-cell>
          <table:table-cell office:value-type="float" office:value="4">
            <text:p>4</text:p>
          </table:table-cell>
          <table:table-cell table:style-name="ce10" office:value-type="float" office:value="324">
            <text:p>324</text:p>
          </table:table-cell>
          <table:table-cell table:style-name="ce15" office:value-type="float" office:value="404">
            <text:p>404</text:p>
          </table:table-cell>
          <table:table-cell table:style-name="ce19" office:value-type="float" office:value="385">
            <text:p>385</text:p>
          </table:table-cell>
          <table:table-cell table:style-name="ce20" table:formula="of:=SQRT([.AL25]*[.AL25]+[.AM25]*[.AM25]+[.AN25]*[.AN25])" office:value-type="float" office:value="645.303804420832">
            <text:p>645,3</text:p>
          </table:table-cell>
          <table:table-cell table:style-name="ce20" table:formula="of:=ATAN([.AM25]/[.AL25])/PI()*180" office:value-type="float" office:value="51.2710774495011">
            <text:p>51,3</text:p>
          </table:table-cell>
          <table:table-cell table:style-name="ce20" table:formula="of:=ACOS([.AN25]/[.AO25])/PI()*180" office:value-type="float" office:value="53.3719232846281">
            <text:p>53,4</text:p>
          </table:table-cell>
          <table:table-cell table:style-name="ce20" table:formula="of:=SQRT([.AP25]*[.AP25]+[.AQ25]*[.AQ25])" office:value-type="float" office:value="74.0086858276309">
            <text:p>74,0</text:p>
          </table:table-cell>
          <table:table-cell table:style-name="ce20" table:formula="of:=ATAN([.AQ25]/[.AP25])/PI()*180" office:value-type="float" office:value="46.1501336050412">
            <text:p>46,2</text:p>
          </table:table-cell>
          <table:table-cell office:value-type="float" office:value="5">
            <text:p>5</text:p>
          </table:table-cell>
          <table:table-cell table:style-name="ce10" office:value-type="float" office:value="568">
            <text:p>568</text:p>
          </table:table-cell>
          <table:table-cell table:style-name="ce15" office:value-type="float" office:value="503">
            <text:p>503</text:p>
          </table:table-cell>
          <table:table-cell table:style-name="ce19" office:value-type="float" office:value="409">
            <text:p>409</text:p>
          </table:table-cell>
          <table:table-cell table:style-name="ce20" table:formula="of:=SQRT([.AU25]*[.AU25]+[.AV25]*[.AV25]+[.AW25]*[.AW25])" office:value-type="float" office:value="861.924590669045">
            <text:p>861,9</text:p>
          </table:table-cell>
          <table:table-cell table:style-name="ce20" table:formula="of:=ATAN([.AV25]/[.AU25])/PI()*180" office:value-type="float" office:value="41.5269251588618">
            <text:p>41,5</text:p>
          </table:table-cell>
          <table:table-cell table:style-name="ce20" table:formula="of:=ACOS([.AW25]/[.AX25])/PI()*180" office:value-type="float" office:value="61.671932615574">
            <text:p>61,7</text:p>
          </table:table-cell>
          <table:table-cell table:style-name="ce20" table:formula="of:=SQRT([.AY25]*[.AY25]+[.AZ25]*[.AZ25])" office:value-type="float" office:value="74.3499346717239">
            <text:p>74,3</text:p>
          </table:table-cell>
          <table:table-cell table:style-name="ce20" table:formula="of:=ATAN([.AZ25]/[.AY25])/PI()*180" office:value-type="float" office:value="56.0455637390793">
            <text:p>56,0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34">
            <text:p>534</text:p>
          </table:table-cell>
          <table:table-cell table:style-name="ce15" office:value-type="float" office:value="413">
            <text:p>413</text:p>
          </table:table-cell>
          <table:table-cell table:style-name="ce19" office:value-type="float" office:value="341">
            <text:p>341</text:p>
          </table:table-cell>
          <table:table-cell table:style-name="ce20" table:formula="of:=SQRT([.B26]*[.B26]+[.C26]*[.C26]+[.D26]*[.D26])" office:value-type="float" office:value="756.3107826813">
            <text:p>756,3</text:p>
          </table:table-cell>
          <table:table-cell table:style-name="ce20" table:formula="of:=ATAN([.C26]/[.B26])/PI()*180" office:value-type="float" office:value="37.7186619173976">
            <text:p>37,7</text:p>
          </table:table-cell>
          <table:table-cell table:style-name="ce20" table:formula="of:=ACOS([.D26]/[.E26])/PI()*180" office:value-type="float" office:value="63.2003009350818">
            <text:p>63,2</text:p>
          </table:table-cell>
          <table:table-cell table:style-name="ce20" table:formula="of:=SQRT([.F26]*[.F26]+[.G26]*[.G26])" office:value-type="float" office:value="73.6001052657117">
            <text:p>73,6</text:p>
          </table:table-cell>
          <table:table-cell table:style-name="ce20" table:formula="of:=ATAN([.G26]/[.F26])/PI()*180" office:value-type="float" office:value="59.1707645565305">
            <text:p>59,2</text:p>
          </table:table-cell>
          <table:table-cell office:value-type="float" office:value="1">
            <text:p>1</text:p>
          </table:table-cell>
          <table:table-cell table:style-name="ce10" office:value-type="float" office:value="520">
            <text:p>520</text:p>
          </table:table-cell>
          <table:table-cell table:style-name="ce15" office:value-type="float" office:value="377">
            <text:p>377</text:p>
          </table:table-cell>
          <table:table-cell table:style-name="ce19" office:value-type="float" office:value="347">
            <text:p>347</text:p>
          </table:table-cell>
          <table:table-cell table:style-name="ce20" table:formula="of:=SQRT([.K26]*[.K26]+[.L26]*[.L26]+[.M26]*[.M26])" office:value-type="float" office:value="730.026026933287">
            <text:p>730,0</text:p>
          </table:table-cell>
          <table:table-cell table:style-name="ce20" table:formula="of:=ATAN([.L26]/[.K26])/PI()*180" office:value-type="float" office:value="35.9421118713823">
            <text:p>35,9</text:p>
          </table:table-cell>
          <table:table-cell table:style-name="ce20" table:formula="of:=ACOS([.M26]/[.N26])/PI()*180" office:value-type="float" office:value="61.6194533603301">
            <text:p>61,6</text:p>
          </table:table-cell>
          <table:table-cell table:style-name="ce20" table:formula="of:=SQRT([.O26]*[.O26]+[.P26]*[.P26])" office:value-type="float" office:value="71.335772500204">
            <text:p>71,3</text:p>
          </table:table-cell>
          <table:table-cell table:style-name="ce20" table:formula="of:=ATAN([.P26]/[.O26])/PI()*180" office:value-type="float" office:value="59.745345318444">
            <text:p>59,7</text:p>
          </table:table-cell>
          <table:table-cell office:value-type="float" office:value="2">
            <text:p>2</text:p>
          </table:table-cell>
          <table:table-cell table:style-name="ce10" office:value-type="float" office:value="318">
            <text:p>318</text:p>
          </table:table-cell>
          <table:table-cell table:style-name="ce15" office:value-type="float" office:value="360">
            <text:p>360</text:p>
          </table:table-cell>
          <table:table-cell table:style-name="ce19" office:value-type="float" office:value="415">
            <text:p>415</text:p>
          </table:table-cell>
          <table:table-cell table:style-name="ce20" table:formula="of:=SQRT([.T26]*[.T26]+[.U26]*[.U26]+[.V26]*[.V26])" office:value-type="float" office:value="634.782639964264">
            <text:p>634,8</text:p>
          </table:table-cell>
          <table:table-cell table:style-name="ce20" table:formula="of:=ATAN([.U26]/[.T26])/PI()*180" office:value-type="float" office:value="48.5447664555949">
            <text:p>48,5</text:p>
          </table:table-cell>
          <table:table-cell table:style-name="ce20" table:formula="of:=ACOS([.V26]/[.W26])/PI()*180" office:value-type="float" office:value="49.1737697466866">
            <text:p>49,2</text:p>
          </table:table-cell>
          <table:table-cell table:style-name="ce20" table:formula="of:=SQRT([.X26]*[.X26]+[.Y26]*[.Y26])" office:value-type="float" office:value="69.0988710568299">
            <text:p>69,1</text:p>
          </table:table-cell>
          <table:table-cell table:style-name="ce20" table:formula="of:=ATAN([.Y26]/[.X26])/PI()*180" office:value-type="float" office:value="45.3688014326468">
            <text:p>45,4</text:p>
          </table:table-cell>
          <table:table-cell office:value-type="float" office:value="3">
            <text:p>3</text:p>
          </table:table-cell>
          <table:table-cell table:style-name="ce10" office:value-type="float" office:value="576">
            <text:p>576</text:p>
          </table:table-cell>
          <table:table-cell table:style-name="ce15" office:value-type="float" office:value="574">
            <text:p>574</text:p>
          </table:table-cell>
          <table:table-cell table:style-name="ce19" office:value-type="float" office:value="549">
            <text:p>549</text:p>
          </table:table-cell>
          <table:table-cell table:style-name="ce20" table:formula="of:=SQRT([.AC26]*[.AC26]+[.AD26]*[.AD26]+[.AE26]*[.AE26])" office:value-type="float" office:value="981.148816439178">
            <text:p>981,1</text:p>
          </table:table-cell>
          <table:table-cell table:style-name="ce20" table:formula="of:=ATAN([.AD26]/[.AC26])/PI()*180" office:value-type="float" office:value="44.9003552665251">
            <text:p>44,9</text:p>
          </table:table-cell>
          <table:table-cell table:style-name="ce20" table:formula="of:=ACOS([.AE26]/[.AF26])/PI()*180" office:value-type="float" office:value="55.9754452973468">
            <text:p>56,0</text:p>
          </table:table-cell>
          <table:table-cell table:style-name="ce20" table:formula="of:=SQRT([.AG26]*[.AG26]+[.AH26]*[.AH26])" office:value-type="float" office:value="71.7585700756114">
            <text:p>71,8</text:p>
          </table:table-cell>
          <table:table-cell table:style-name="ce20" table:formula="of:=ATAN([.AH26]/[.AG26])/PI()*180" office:value-type="float" office:value="51.2653739712875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308">
            <text:p>308</text:p>
          </table:table-cell>
          <table:table-cell table:style-name="ce15" office:value-type="float" office:value="386">
            <text:p>386</text:p>
          </table:table-cell>
          <table:table-cell table:style-name="ce19" office:value-type="float" office:value="365">
            <text:p>365</text:p>
          </table:table-cell>
          <table:table-cell table:style-name="ce20" table:formula="of:=SQRT([.AL26]*[.AL26]+[.AM26]*[.AM26]+[.AN26]*[.AN26])" office:value-type="float" office:value="614.072471293088">
            <text:p>614,1</text:p>
          </table:table-cell>
          <table:table-cell table:style-name="ce20" table:formula="of:=ATAN([.AM26]/[.AL26])/PI()*180" office:value-type="float" office:value="51.4126721367385">
            <text:p>51,4</text:p>
          </table:table-cell>
          <table:table-cell table:style-name="ce20" table:formula="of:=ACOS([.AN26]/[.AO26])/PI()*180" office:value-type="float" office:value="53.5306713736664">
            <text:p>53,5</text:p>
          </table:table-cell>
          <table:table-cell table:style-name="ce20" table:formula="of:=SQRT([.AP26]*[.AP26]+[.AQ26]*[.AQ26])" office:value-type="float" office:value="74.2212613336316">
            <text:p>74,2</text:p>
          </table:table-cell>
          <table:table-cell table:style-name="ce20" table:formula="of:=ATAN([.AQ26]/[.AP26])/PI()*180" office:value-type="float" office:value="46.1562042965501">
            <text:p>46,2</text:p>
          </table:table-cell>
          <table:table-cell office:value-type="float" office:value="5">
            <text:p>5</text:p>
          </table:table-cell>
          <table:table-cell table:style-name="ce10" office:value-type="float" office:value="578">
            <text:p>578</text:p>
          </table:table-cell>
          <table:table-cell table:style-name="ce15" office:value-type="float" office:value="513">
            <text:p>513</text:p>
          </table:table-cell>
          <table:table-cell table:style-name="ce19" office:value-type="float" office:value="429">
            <text:p>429</text:p>
          </table:table-cell>
          <table:table-cell table:style-name="ce20" table:formula="of:=SQRT([.AU26]*[.AU26]+[.AV26]*[.AV26]+[.AW26]*[.AW26])" office:value-type="float" office:value="883.908366291439">
            <text:p>883,9</text:p>
          </table:table-cell>
          <table:table-cell table:style-name="ce20" table:formula="of:=ATAN([.AV26]/[.AU26])/PI()*180" office:value-type="float" office:value="41.5904412943449">
            <text:p>41,6</text:p>
          </table:table-cell>
          <table:table-cell table:style-name="ce20" table:formula="of:=ACOS([.AW26]/[.AX26])/PI()*180" office:value-type="float" office:value="60.9649591760657">
            <text:p>61,0</text:p>
          </table:table-cell>
          <table:table-cell table:style-name="ce20" table:formula="of:=SQRT([.AY26]*[.AY26]+[.AZ26]*[.AZ26])" office:value-type="float" office:value="73.8003458961928">
            <text:p>73,8</text:p>
          </table:table-cell>
          <table:table-cell table:style-name="ce20" table:formula="of:=ATAN([.AZ26]/[.AY26])/PI()*180" office:value-type="float" office:value="55.6980978725285">
            <text:p>55,7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30">
            <text:p>530</text:p>
          </table:table-cell>
          <table:table-cell table:style-name="ce15" office:value-type="float" office:value="406">
            <text:p>406</text:p>
          </table:table-cell>
          <table:table-cell table:style-name="ce19" office:value-type="float" office:value="334">
            <text:p>334</text:p>
          </table:table-cell>
          <table:table-cell table:style-name="ce20" table:formula="of:=SQRT([.B27]*[.B27]+[.C27]*[.C27]+[.D27]*[.D27])" office:value-type="float" office:value="746.5199260569">
            <text:p>746,5</text:p>
          </table:table-cell>
          <table:table-cell table:style-name="ce20" table:formula="of:=ATAN([.C27]/[.B27])/PI()*180" office:value-type="float" office:value="37.4534773755643">
            <text:p>37,5</text:p>
          </table:table-cell>
          <table:table-cell table:style-name="ce20" table:formula="of:=ACOS([.D27]/[.E27])/PI()*180" office:value-type="float" office:value="63.4224079322926">
            <text:p>63,4</text:p>
          </table:table-cell>
          <table:table-cell table:style-name="ce20" table:formula="of:=SQRT([.F27]*[.F27]+[.G27]*[.G27])" office:value-type="float" office:value="73.6557180092085">
            <text:p>73,7</text:p>
          </table:table-cell>
          <table:table-cell table:style-name="ce20" table:formula="of:=ATAN([.G27]/[.F27])/PI()*180" office:value-type="float" office:value="59.4364442043937">
            <text:p>59,4</text:p>
          </table:table-cell>
          <table:table-cell office:value-type="float" office:value="1">
            <text:p>1</text:p>
          </table:table-cell>
          <table:table-cell table:style-name="ce10" office:value-type="float" office:value="517">
            <text:p>517</text:p>
          </table:table-cell>
          <table:table-cell table:style-name="ce15" office:value-type="float" office:value="372">
            <text:p>372</text:p>
          </table:table-cell>
          <table:table-cell table:style-name="ce19" office:value-type="float" office:value="342">
            <text:p>342</text:p>
          </table:table-cell>
          <table:table-cell table:style-name="ce20" table:formula="of:=SQRT([.K27]*[.K27]+[.L27]*[.L27]+[.M27]*[.M27])" office:value-type="float" office:value="722.936373410551">
            <text:p>722,9</text:p>
          </table:table-cell>
          <table:table-cell table:style-name="ce20" table:formula="of:=ATAN([.L27]/[.K27])/PI()*180" office:value-type="float" office:value="35.7363665028765">
            <text:p>35,7</text:p>
          </table:table-cell>
          <table:table-cell table:style-name="ce20" table:formula="of:=ACOS([.M27]/[.N27])/PI()*180" office:value-type="float" office:value="61.7661938038465">
            <text:p>61,8</text:p>
          </table:table-cell>
          <table:table-cell table:style-name="ce20" table:formula="of:=SQRT([.O27]*[.O27]+[.P27]*[.P27])" office:value-type="float" office:value="71.3593062455224">
            <text:p>71,4</text:p>
          </table:table-cell>
          <table:table-cell table:style-name="ce20" table:formula="of:=ATAN([.P27]/[.O27])/PI()*180" office:value-type="float" office:value="59.9474052889731">
            <text:p>59,9</text:p>
          </table:table-cell>
          <table:table-cell office:value-type="float" office:value="2">
            <text:p>2</text:p>
          </table:table-cell>
          <table:table-cell table:style-name="ce10" office:value-type="float" office:value="324">
            <text:p>324</text:p>
          </table:table-cell>
          <table:table-cell table:style-name="ce15" office:value-type="float" office:value="356">
            <text:p>356</text:p>
          </table:table-cell>
          <table:table-cell table:style-name="ce19" office:value-type="float" office:value="411">
            <text:p>411</text:p>
          </table:table-cell>
          <table:table-cell table:style-name="ce20" table:formula="of:=SQRT([.T27]*[.T27]+[.U27]*[.U27]+[.V27]*[.V27])" office:value-type="float" office:value="632.955764647104">
            <text:p>633,0</text:p>
          </table:table-cell>
          <table:table-cell table:style-name="ce20" table:formula="of:=ATAN([.U27]/[.T27])/PI()*180" office:value-type="float" office:value="47.6942842898561">
            <text:p>47,7</text:p>
          </table:table-cell>
          <table:table-cell table:style-name="ce20" table:formula="of:=ACOS([.V27]/[.W27])/PI()*180" office:value-type="float" office:value="49.5085569808088">
            <text:p>49,5</text:p>
          </table:table-cell>
          <table:table-cell table:style-name="ce20" table:formula="of:=SQRT([.X27]*[.X27]+[.Y27]*[.Y27])" office:value-type="float" office:value="68.74475956932">
            <text:p>68,7</text:p>
          </table:table-cell>
          <table:table-cell table:style-name="ce20" table:formula="of:=ATAN([.Y27]/[.X27])/PI()*180" office:value-type="float" office:value="46.0692907534568">
            <text:p>46,1</text:p>
          </table:table-cell>
          <table:table-cell office:value-type="float" office:value="3">
            <text:p>3</text:p>
          </table:table-cell>
          <table:table-cell table:style-name="ce10" office:value-type="float" office:value="578">
            <text:p>578</text:p>
          </table:table-cell>
          <table:table-cell table:style-name="ce15" office:value-type="float" office:value="572">
            <text:p>572</text:p>
          </table:table-cell>
          <table:table-cell table:style-name="ce19" office:value-type="float" office:value="551">
            <text:p>551</text:p>
          </table:table-cell>
          <table:table-cell table:style-name="ce20" table:formula="of:=SQRT([.AC27]*[.AC27]+[.AD27]*[.AD27]+[.AE27]*[.AE27])" office:value-type="float" office:value="982.277455711979">
            <text:p>982,3</text:p>
          </table:table-cell>
          <table:table-cell table:style-name="ce20" table:formula="of:=ATAN([.AD27]/[.AC27])/PI()*180" office:value-type="float" office:value="44.7010682105975">
            <text:p>44,7</text:p>
          </table:table-cell>
          <table:table-cell table:style-name="ce20" table:formula="of:=ACOS([.AE27]/[.AF27])/PI()*180" office:value-type="float" office:value="55.879079570933">
            <text:p>55,9</text:p>
          </table:table-cell>
          <table:table-cell table:style-name="ce20" table:formula="of:=SQRT([.AG27]*[.AG27]+[.AH27]*[.AH27])" office:value-type="float" office:value="71.5587662894152">
            <text:p>71,6</text:p>
          </table:table-cell>
          <table:table-cell table:style-name="ce20" table:formula="of:=ATAN([.AH27]/[.AG27])/PI()*180" office:value-type="float" office:value="51.3415643985601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322">
            <text:p>322</text:p>
          </table:table-cell>
          <table:table-cell table:style-name="ce15" office:value-type="float" office:value="407">
            <text:p>407</text:p>
          </table:table-cell>
          <table:table-cell table:style-name="ce19" office:value-type="float" office:value="384">
            <text:p>384</text:p>
          </table:table-cell>
          <table:table-cell table:style-name="ce20" table:formula="of:=SQRT([.AL27]*[.AL27]+[.AM27]*[.AM27]+[.AN27]*[.AN27])" office:value-type="float" office:value="645.591976406151">
            <text:p>645,6</text:p>
          </table:table-cell>
          <table:table-cell table:style-name="ce20" table:formula="of:=ATAN([.AM27]/[.AL27])/PI()*180" office:value-type="float" office:value="51.6505480337527">
            <text:p>51,7</text:p>
          </table:table-cell>
          <table:table-cell table:style-name="ce20" table:formula="of:=ACOS([.AN27]/[.AO27])/PI()*180" office:value-type="float" office:value="53.5014152050529">
            <text:p>53,5</text:p>
          </table:table-cell>
          <table:table-cell table:style-name="ce20" table:formula="of:=SQRT([.AP27]*[.AP27]+[.AQ27]*[.AQ27])" office:value-type="float" office:value="74.3651836623192">
            <text:p>74,4</text:p>
          </table:table-cell>
          <table:table-cell table:style-name="ce20" table:formula="of:=ATAN([.AQ27]/[.AP27])/PI()*180" office:value-type="float" office:value="46.0084065399377">
            <text:p>46,0</text:p>
          </table:table-cell>
          <table:table-cell office:value-type="float" office:value="5">
            <text:p>5</text:p>
          </table:table-cell>
          <table:table-cell table:style-name="ce10" office:value-type="float" office:value="584">
            <text:p>584</text:p>
          </table:table-cell>
          <table:table-cell table:style-name="ce15" office:value-type="float" office:value="520">
            <text:p>520</text:p>
          </table:table-cell>
          <table:table-cell table:style-name="ce19" office:value-type="float" office:value="438">
            <text:p>438</text:p>
          </table:table-cell>
          <table:table-cell table:style-name="ce20" table:formula="of:=SQRT([.AU27]*[.AU27]+[.AV27]*[.AV27]+[.AW27]*[.AW27])" office:value-type="float" office:value="896.270048590267">
            <text:p>896,3</text:p>
          </table:table-cell>
          <table:table-cell table:style-name="ce20" table:formula="of:=ATAN([.AV27]/[.AU27])/PI()*180" office:value-type="float" office:value="41.6822188316652">
            <text:p>41,7</text:p>
          </table:table-cell>
          <table:table-cell table:style-name="ce20" table:formula="of:=ACOS([.AW27]/[.AX27])/PI()*180" office:value-type="float" office:value="60.7453534568315">
            <text:p>60,7</text:p>
          </table:table-cell>
          <table:table-cell table:style-name="ce20" table:formula="of:=SQRT([.AY27]*[.AY27]+[.AZ27]*[.AZ27])" office:value-type="float" office:value="73.6709259703325">
            <text:p>73,7</text:p>
          </table:table-cell>
          <table:table-cell table:style-name="ce20" table:formula="of:=ATAN([.AZ27]/[.AY27])/PI()*180" office:value-type="float" office:value="55.5428829668433">
            <text:p>55,5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52">
            <text:p>552</text:p>
          </table:table-cell>
          <table:table-cell table:style-name="ce15" office:value-type="float" office:value="421">
            <text:p>421</text:p>
          </table:table-cell>
          <table:table-cell table:style-name="ce19" office:value-type="float" office:value="348">
            <text:p>348</text:p>
          </table:table-cell>
          <table:table-cell table:style-name="ce20" table:formula="of:=SQRT([.B28]*[.B28]+[.C28]*[.C28]+[.D28]*[.D28])" office:value-type="float" office:value="776.562296277639">
            <text:p>776,6</text:p>
          </table:table-cell>
          <table:table-cell table:style-name="ce20" table:formula="of:=ATAN([.C28]/[.B28])/PI()*180" office:value-type="float" office:value="37.3320834795423">
            <text:p>37,3</text:p>
          </table:table-cell>
          <table:table-cell table:style-name="ce20" table:formula="of:=ACOS([.D28]/[.E28])/PI()*180" office:value-type="float" office:value="63.3763012815224">
            <text:p>63,4</text:p>
          </table:table-cell>
          <table:table-cell table:style-name="ce20" table:formula="of:=SQRT([.F28]*[.F28]+[.G28]*[.G28])" office:value-type="float" office:value="73.5543338019576">
            <text:p>73,6</text:p>
          </table:table-cell>
          <table:table-cell table:style-name="ce20" table:formula="of:=ATAN([.G28]/[.F28])/PI()*180" office:value-type="float" office:value="59.4996046449603">
            <text:p>59,5</text:p>
          </table:table-cell>
          <table:table-cell office:value-type="float" office:value="1">
            <text:p>1</text:p>
          </table:table-cell>
          <table:table-cell table:style-name="ce10" office:value-type="float" office:value="470">
            <text:p>470</text:p>
          </table:table-cell>
          <table:table-cell table:style-name="ce15" office:value-type="float" office:value="320">
            <text:p>320</text:p>
          </table:table-cell>
          <table:table-cell table:style-name="ce19" office:value-type="float" office:value="299">
            <text:p>299</text:p>
          </table:table-cell>
          <table:table-cell table:style-name="ce20" table:formula="of:=SQRT([.K28]*[.K28]+[.L28]*[.L28]+[.M28]*[.M28])" office:value-type="float" office:value="642.418088163775">
            <text:p>642,4</text:p>
          </table:table-cell>
          <table:table-cell table:style-name="ce20" table:formula="of:=ATAN([.L28]/[.K28])/PI()*180" office:value-type="float" office:value="34.249033006812">
            <text:p>34,2</text:p>
          </table:table-cell>
          <table:table-cell table:style-name="ce20" table:formula="of:=ACOS([.M28]/[.N28])/PI()*180" office:value-type="float" office:value="62.2620111178143">
            <text:p>62,3</text:p>
          </table:table-cell>
          <table:table-cell table:style-name="ce20" table:formula="of:=SQRT([.O28]*[.O28]+[.P28]*[.P28])" office:value-type="float" office:value="71.0602159463122">
            <text:p>71,1</text:p>
          </table:table-cell>
          <table:table-cell table:style-name="ce20" table:formula="of:=ATAN([.P28]/[.O28])/PI()*180" office:value-type="float" office:value="61.1857254472718">
            <text:p>61,2</text:p>
          </table:table-cell>
          <table:table-cell office:value-type="float" office:value="2">
            <text:p>2</text:p>
          </table:table-cell>
          <table:table-cell table:style-name="ce10" office:value-type="float" office:value="299">
            <text:p>299</text:p>
          </table:table-cell>
          <table:table-cell table:style-name="ce15" office:value-type="float" office:value="327">
            <text:p>327</text:p>
          </table:table-cell>
          <table:table-cell table:style-name="ce19" office:value-type="float" office:value="380">
            <text:p>380</text:p>
          </table:table-cell>
          <table:table-cell table:style-name="ce20" table:formula="of:=SQRT([.T28]*[.T28]+[.U28]*[.U28]+[.V28]*[.V28])" office:value-type="float" office:value="583.720823682006">
            <text:p>583,7</text:p>
          </table:table-cell>
          <table:table-cell table:style-name="ce20" table:formula="of:=ATAN([.U28]/[.T28])/PI()*180" office:value-type="float" office:value="47.5610435289604">
            <text:p>47,6</text:p>
          </table:table-cell>
          <table:table-cell table:style-name="ce20" table:formula="of:=ACOS([.V28]/[.W28])/PI()*180" office:value-type="float" office:value="49.3832516660468">
            <text:p>49,4</text:p>
          </table:table-cell>
          <table:table-cell table:style-name="ce20" table:formula="of:=SQRT([.X28]*[.X28]+[.Y28]*[.Y28])" office:value-type="float" office:value="68.5620770300592">
            <text:p>68,6</text:p>
          </table:table-cell>
          <table:table-cell table:style-name="ce20" table:formula="of:=ATAN([.Y28]/[.X28])/PI()*180" office:value-type="float" office:value="46.076830177729">
            <text:p>46,1</text:p>
          </table:table-cell>
          <table:table-cell office:value-type="float" office:value="3">
            <text:p>3</text:p>
          </table:table-cell>
          <table:table-cell table:style-name="ce10" office:value-type="float" office:value="575">
            <text:p>575</text:p>
          </table:table-cell>
          <table:table-cell table:style-name="ce15" office:value-type="float" office:value="573">
            <text:p>573</text:p>
          </table:table-cell>
          <table:table-cell table:style-name="ce19" office:value-type="float" office:value="548">
            <text:p>548</text:p>
          </table:table-cell>
          <table:table-cell table:style-name="ce20" table:formula="of:=SQRT([.AC28]*[.AC28]+[.AD28]*[.AD28]+[.AE28]*[.AE28])" office:value-type="float" office:value="979.417173629297">
            <text:p>979,4</text:p>
          </table:table-cell>
          <table:table-cell table:style-name="ce20" table:formula="of:=ATAN([.AD28]/[.AC28])/PI()*180" office:value-type="float" office:value="44.9001816697794">
            <text:p>44,9</text:p>
          </table:table-cell>
          <table:table-cell table:style-name="ce20" table:formula="of:=ACOS([.AE28]/[.AF28])/PI()*180" office:value-type="float" office:value="55.9776377831774">
            <text:p>56,0</text:p>
          </table:table-cell>
          <table:table-cell table:style-name="ce20" table:formula="of:=SQRT([.AG28]*[.AG28]+[.AH28]*[.AH28])" office:value-type="float" office:value="71.7601717233439">
            <text:p>71,8</text:p>
          </table:table-cell>
          <table:table-cell table:style-name="ce20" table:formula="of:=ATAN([.AH28]/[.AG28])/PI()*180" office:value-type="float" office:value="51.2665774385077">
            <text:p>51,3</text:p>
          </table:table-cell>
          <table:table-cell office:value-type="float" office:value="4">
            <text:p>4</text:p>
          </table:table-cell>
          <table:table-cell table:style-name="ce10" office:value-type="float" office:value="306">
            <text:p>306</text:p>
          </table:table-cell>
          <table:table-cell table:style-name="ce15" office:value-type="float" office:value="394">
            <text:p>394</text:p>
          </table:table-cell>
          <table:table-cell table:style-name="ce19" office:value-type="float" office:value="369">
            <text:p>369</text:p>
          </table:table-cell>
          <table:table-cell table:style-name="ce20" table:formula="of:=SQRT([.AL28]*[.AL28]+[.AM28]*[.AM28]+[.AN28]*[.AN28])" office:value-type="float" office:value="620.510273887548">
            <text:p>620,5</text:p>
          </table:table-cell>
          <table:table-cell table:style-name="ce20" table:formula="of:=ATAN([.AM28]/[.AL28])/PI()*180" office:value-type="float" office:value="52.1653087329159">
            <text:p>52,2</text:p>
          </table:table-cell>
          <table:table-cell table:style-name="ce20" table:formula="of:=ACOS([.AN28]/[.AO28])/PI()*180" office:value-type="float" office:value="53.5107565758558">
            <text:p>53,5</text:p>
          </table:table-cell>
          <table:table-cell table:style-name="ce20" table:formula="of:=SQRT([.AP28]*[.AP28]+[.AQ28]*[.AQ28])" office:value-type="float" office:value="74.7303185094305">
            <text:p>74,7</text:p>
          </table:table-cell>
          <table:table-cell table:style-name="ce20" table:formula="of:=ATAN([.AQ28]/[.AP28])/PI()*180" office:value-type="float" office:value="45.7294397062575">
            <text:p>45,7</text:p>
          </table:table-cell>
          <table:table-cell office:value-type="float" office:value="5">
            <text:p>5</text:p>
          </table:table-cell>
          <table:table-cell table:style-name="ce10" office:value-type="float" office:value="557">
            <text:p>557</text:p>
          </table:table-cell>
          <table:table-cell table:style-name="ce15" office:value-type="float" office:value="488">
            <text:p>488</text:p>
          </table:table-cell>
          <table:table-cell table:style-name="ce19" office:value-type="float" office:value="390">
            <text:p>390</text:p>
          </table:table-cell>
          <table:table-cell table:style-name="ce20" table:formula="of:=SQRT([.AU28]*[.AU28]+[.AV28]*[.AV28]+[.AW28]*[.AW28])" office:value-type="float" office:value="836.954598529693">
            <text:p>837,0</text:p>
          </table:table-cell>
          <table:table-cell table:style-name="ce20" table:formula="of:=ATAN([.AV28]/[.AU28])/PI()*180" office:value-type="float" office:value="41.2223172971935">
            <text:p>41,2</text:p>
          </table:table-cell>
          <table:table-cell table:style-name="ce20" table:formula="of:=ACOS([.AW28]/[.AX28])/PI()*180" office:value-type="float" office:value="62.2266530964983">
            <text:p>62,2</text:p>
          </table:table-cell>
          <table:table-cell table:style-name="ce20" table:formula="of:=SQRT([.AY28]*[.AY28]+[.AZ28]*[.AZ28])" office:value-type="float" office:value="74.6420511437249">
            <text:p>74,6</text:p>
          </table:table-cell>
          <table:table-cell table:style-name="ce20" table:formula="of:=ATAN([.AZ28]/[.AY28])/PI()*180" office:value-type="float" office:value="56.4773443549094">
            <text:p>56,5</text:p>
          </table:table-cell>
          <table:table-cell table:number-columns-repeated="970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float" office:value="551">
            <text:p>551</text:p>
          </table:table-cell>
          <table:table-cell table:style-name="ce15" office:value-type="float" office:value="425">
            <text:p>425</text:p>
          </table:table-cell>
          <table:table-cell table:style-name="ce19" office:value-type="float" office:value="348">
            <text:p>348</text:p>
          </table:table-cell>
          <table:table-cell table:style-name="ce20" table:formula="of:=SQRT([.B29]*[.B29]+[.C29]*[.C29]+[.D29]*[.D29])" office:value-type="float" office:value="778.029562420349">
            <text:p>778,0</text:p>
          </table:table-cell>
          <table:table-cell table:style-name="ce20" table:formula="of:=ATAN([.C29]/[.B29])/PI()*180" office:value-type="float" office:value="37.6438952968416">
            <text:p>37,6</text:p>
          </table:table-cell>
          <table:table-cell table:style-name="ce20" table:formula="of:=ACOS([.D29]/[.E29])/PI()*180" office:value-type="float" office:value="63.4304531108514">
            <text:p>63,4</text:p>
          </table:table-cell>
          <table:table-cell table:style-name="ce20" table:formula="of:=SQRT([.F29]*[.F29]+[.G29]*[.G29])" office:value-type="float" office:value="73.7596450301077">
            <text:p>73,8</text:p>
          </table:table-cell>
          <table:table-cell table:style-name="ce20" table:formula="of:=ATAN([.G29]/[.F29])/PI()*180" office:value-type="float" office:value="59.3122575441488">
            <text:p>59,3</text:p>
          </table:table-cell>
          <table:table-cell office:value-type="float" office:value="1">
            <text:p>1</text:p>
          </table:table-cell>
          <table:table-cell table:style-name="ce10" office:value-type="float" office:value="482">
            <text:p>482</text:p>
          </table:table-cell>
          <table:table-cell table:style-name="ce15" office:value-type="float" office:value="328">
            <text:p>328</text:p>
          </table:table-cell>
          <table:table-cell table:style-name="ce19" office:value-type="float" office:value="313">
            <text:p>313</text:p>
          </table:table-cell>
          <table:table-cell table:style-name="ce20" table:formula="of:=SQRT([.K29]*[.K29]+[.L29]*[.L29]+[.M29]*[.M29])" office:value-type="float" office:value="661.722751611277">
            <text:p>661,7</text:p>
          </table:table-cell>
          <table:table-cell table:style-name="ce20" table:formula="of:=ATAN([.L29]/[.K29])/PI()*180" office:value-type="float" office:value="34.2352059713004">
            <text:p>34,2</text:p>
          </table:table-cell>
          <table:table-cell table:style-name="ce20" table:formula="of:=ACOS([.M29]/[.N29])/PI()*180" office:value-type="float" office:value="61.7702851052112">
            <text:p>61,8</text:p>
          </table:table-cell>
          <table:table-cell table:style-name="ce20" table:formula="of:=SQRT([.O29]*[.O29]+[.P29]*[.P29])" office:value-type="float" office:value="70.6230659903437">
            <text:p>70,6</text:p>
          </table:table-cell>
          <table:table-cell table:style-name="ce20" table:formula="of:=ATAN([.P29]/[.O29])/PI()*180" office:value-type="float" office:value="61.0032797561227">
            <text:p>61,0</text:p>
          </table:table-cell>
          <table:table-cell office:value-type="float" office:value="2">
            <text:p>2</text:p>
          </table:table-cell>
          <table:table-cell table:style-name="ce10" office:value-type="float" office:value="309">
            <text:p>309</text:p>
          </table:table-cell>
          <table:table-cell table:style-name="ce15" office:value-type="float" office:value="353">
            <text:p>353</text:p>
          </table:table-cell>
          <table:table-cell table:style-name="ce19" office:value-type="float" office:value="410">
            <text:p>410</text:p>
          </table:table-cell>
          <table:table-cell table:style-name="ce20" table:formula="of:=SQRT([.T29]*[.T29]+[.U29]*[.U29]+[.V29]*[.V29])" office:value-type="float" office:value="623.048954737908">
            <text:p>623,0</text:p>
          </table:table-cell>
          <table:table-cell table:style-name="ce20" table:formula="of:=ATAN([.U29]/[.T29])/PI()*180" office:value-type="float" office:value="48.8025858070706">
            <text:p>48,8</text:p>
          </table:table-cell>
          <table:table-cell table:style-name="ce20" table:formula="of:=ACOS([.V29]/[.W29])/PI()*180" office:value-type="float" office:value="48.8483544166996">
            <text:p>48,8</text:p>
          </table:table-cell>
          <table:table-cell table:style-name="ce20" table:formula="of:=SQRT([.X29]*[.X29]+[.Y29]*[.Y29])" office:value-type="float" office:value="69.0496496057437">
            <text:p>69,0</text:p>
          </table:table-cell>
          <table:table-cell table:style-name="ce20" table:formula="of:=ATAN([.Y29]/[.X29])/PI()*180" office:value-type="float" office:value="45.0268543033779">
            <text:p>45,0</text:p>
          </table:table-cell>
          <table:table-cell office:value-type="float" office:value="3">
            <text:p>3</text:p>
          </table:table-cell>
          <table:table-cell table:style-name="ce10" office:value-type="float" office:value="575">
            <text:p>575</text:p>
          </table:table-cell>
          <table:table-cell table:style-name="ce15" office:value-type="float" office:value="575">
            <text:p>575</text:p>
          </table:table-cell>
          <table:table-cell table:style-name="ce19" office:value-type="float" office:value="549">
            <text:p>549</text:p>
          </table:table-cell>
          <table:table-cell table:style-name="ce20" table:formula="of:=SQRT([.AC29]*[.AC29]+[.AD29]*[.AD29]+[.AE29]*[.AE29])" office:value-type="float" office:value="981.14779722527">
            <text:p>981,1</text:p>
          </table:table-cell>
          <table:table-cell table:style-name="ce20" table:formula="of:=ATAN([.AD29]/[.AC29])/PI()*180" office:value-type="float" office:value="45">
            <text:p>45,0</text:p>
          </table:table-cell>
          <table:table-cell table:style-name="ce20" table:formula="of:=ACOS([.AE29]/[.AF29])/PI()*180" office:value-type="float" office:value="55.9754051143347">
            <text:p>56,0</text:p>
          </table:table-cell>
          <table:table-cell table:style-name="ce20" table:formula="of:=SQRT([.AG29]*[.AG29]+[.AH29]*[.AH29])" office:value-type="float" office:value="71.8209299418622">
            <text:p>71,8</text:p>
          </table:table-cell>
          <table:table-cell table:style-name="ce20" table:formula="of:=ATAN([.AH29]/[.AG29])/PI()*180" office:value-type="float" office:value="51.2033456132879">
            <text:p>51,2</text:p>
          </table:table-cell>
          <table:table-cell office:value-type="float" office:value="4">
            <text:p>4</text:p>
          </table:table-cell>
          <table:table-cell table:style-name="ce10" office:value-type="float" office:value="308">
            <text:p>308</text:p>
          </table:table-cell>
          <table:table-cell table:style-name="ce15" office:value-type="float" office:value="398">
            <text:p>398</text:p>
          </table:table-cell>
          <table:table-cell table:style-name="ce19" office:value-type="float" office:value="370">
            <text:p>370</text:p>
          </table:table-cell>
          <table:table-cell table:style-name="ce20" table:formula="of:=SQRT([.AL29]*[.AL29]+[.AM29]*[.AM29]+[.AN29]*[.AN29])" office:value-type="float" office:value="624.634293006716">
            <text:p>624,6</text:p>
          </table:table-cell>
          <table:table-cell table:style-name="ce20" table:formula="of:=ATAN([.AM29]/[.AL29])/PI()*180" office:value-type="float" office:value="52.2648105840843">
            <text:p>52,3</text:p>
          </table:table-cell>
          <table:table-cell table:style-name="ce20" table:formula="of:=ACOS([.AN29]/[.AO29])/PI()*180" office:value-type="float" office:value="53.6762924825456">
            <text:p>53,7</text:p>
          </table:table-cell>
          <table:table-cell table:style-name="ce20" table:formula="of:=SQRT([.AP29]*[.AP29]+[.AQ29]*[.AQ29])" office:value-type="float" office:value="74.9183208571975">
            <text:p>74,9</text:p>
          </table:table-cell>
          <table:table-cell table:style-name="ce20" table:formula="of:=ATAN([.AQ29]/[.AP29])/PI()*180" office:value-type="float" office:value="45.7633219650266">
            <text:p>45,8</text:p>
          </table:table-cell>
          <table:table-cell office:value-type="float" office:value="5">
            <text:p>5</text:p>
          </table:table-cell>
          <table:table-cell table:style-name="ce10" office:value-type="float" office:value="576">
            <text:p>576</text:p>
          </table:table-cell>
          <table:table-cell table:style-name="ce15" office:value-type="float" office:value="500">
            <text:p>500</text:p>
          </table:table-cell>
          <table:table-cell table:style-name="ce19" office:value-type="float" office:value="413">
            <text:p>413</text:p>
          </table:table-cell>
          <table:table-cell table:style-name="ce20" table:formula="of:=SQRT([.AU29]*[.AU29]+[.AV29]*[.AV29]+[.AW29]*[.AW29])" office:value-type="float" office:value="867.378233529064">
            <text:p>867,4</text:p>
          </table:table-cell>
          <table:table-cell table:style-name="ce20" table:formula="of:=ATAN([.AV29]/[.AU29])/PI()*180" office:value-type="float" office:value="40.9597959815958">
            <text:p>41,0</text:p>
          </table:table-cell>
          <table:table-cell table:style-name="ce20" table:formula="of:=ACOS([.AW29]/[.AX29])/PI()*180" office:value-type="float" office:value="61.5659083433494">
            <text:p>61,6</text:p>
          </table:table-cell>
          <table:table-cell table:style-name="ce20" table:formula="of:=SQRT([.AY29]*[.AY29]+[.AZ29]*[.AZ29])" office:value-type="float" office:value="73.9463721692663">
            <text:p>73,9</text:p>
          </table:table-cell>
          <table:table-cell table:style-name="ce20" table:formula="of:=ATAN([.AZ29]/[.AY29])/PI()*180" office:value-type="float" office:value="56.3641791275417">
            <text:p>56,4</text:p>
          </table:table-cell>
          <table:table-cell table:number-columns-repeated="970"/>
        </table:table-row>
        <table:table-row table:style-name="ro5">
          <table:table-cell/>
          <table:table-cell table:style-name="Default" table:number-columns-repeated="8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5">
          <table:table-cell/>
          <table:table-cell table:style-name="Default">
            <draw:frame table:end-cell-address="Tabelle1.AE53" table:end-x="0.64cm" table:end-y="0.126cm" draw:z-index="2" draw:style-name="gr1" svg:width="36.804cm" svg:height="10.59cm" svg:x="0.052cm" svg:y="0.013cm">
              <draw:object draw:notify-on-update-of-ranges="Tabelle1.H12:Tabelle1.H29 Tabelle1.B5:Tabelle1.B5 Tabelle1.I12:Tabelle1.I29 Tabelle1.K5:Tabelle1.K5 Tabelle1.R12:Tabelle1.R29 Tabelle1.Q12:Tabelle1.Q29 Tabelle1.T5:Tabelle1.T5 Tabelle1.AA12:Tabelle1.AA29 Tabelle1.Z12:Tabelle1.Z29 Tabelle1.AC5:Tabelle1.AC5 Tabelle1.AJ12:Tabelle1.AJ29 Tabelle1.AI12:Tabelle1.AI29 Tabelle1.AL5:Tabelle1.AL5 Tabelle1.AS12:Tabelle1.AS29 Tabelle1.AR12:Tabelle1.AR29 Tabelle1.AU5:Tabelle1.AU5 Tabelle1.BB12:Tabelle1.BB29 Tabelle1.BA12:Tabelle1.BA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7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5" table:number-rows-repeated="21">
          <table:table-cell/>
          <table:table-cell table:style-name="Default" table:number-columns-repeated="8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1"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1">
          <table:table-cell/>
          <table:table-cell table:style-name="ce10">
            <draw:frame table:end-cell-address="Tabelle1.AE76" table:end-x="0.698cm" table:end-y="0.245cm" draw:z-index="0" draw:style-name="gr1" svg:width="36.804cm" svg:height="8.516cm" svg:x="0.11cm" svg:y="0.35cm">
              <draw:object draw:notify-on-update-of-ranges="Tabelle1.F12:Tabelle1.F29 Tabelle1.B5:Tabelle1.B5 Tabelle1.G12:Tabelle1.G29 Tabelle1.K5:Tabelle1.K5 Tabelle1.P12:Tabelle1.P29 Tabelle1.O12:Tabelle1.O29 Tabelle1.T5:Tabelle1.T5 Tabelle1.Y12:Tabelle1.Y29 Tabelle1.X12:Tabelle1.X29 Tabelle1.AC5:Tabelle1.AC5 Tabelle1.AH12:Tabelle1.AH29 Tabelle1.AG12:Tabelle1.AG29 Tabelle1.AL5:Tabelle1.AL5 Tabelle1.AQ12:Tabelle1.AQ29 Tabelle1.AP12:Tabelle1.AP29 Tabelle1.AU5:Tabelle1.AU5 Tabelle1.AZ12:Tabelle1.AZ29 Tabelle1.AY12:Tabelle1.AY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1" table:number-rows-repeated="22"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1">
          <table:table-cell/>
          <table:table-cell table:style-name="ce10">
            <draw:frame table:end-cell-address="Tabelle1.AE86" table:end-x="0.787cm" table:end-y="0.006cm" draw:z-index="1" draw:style-name="gr1" svg:width="36.921cm" svg:height="3.334cm" svg:x="0.082cm" svg:y="0.199cm">
              <draw:object draw:notify-on-update-of-ranges="Tabelle1.B5:Tabelle1.B5 Tabelle1.A12:Tabelle1.A29 Tabelle1.E12:Tabelle1.E29 Tabelle1.K5:Tabelle1.K5 Tabelle1.J12:Tabelle1.J29 Tabelle1.N12:Tabelle1.N29 Tabelle1.T5:Tabelle1.T5 Tabelle1.S12:Tabelle1.S29 Tabelle1.W12:Tabelle1.W29 Tabelle1.AC5:Tabelle1.AC5 Tabelle1.AB12:Tabelle1.AB29 Tabelle1.AF12:Tabelle1.AF29 Tabelle1.AL5:Tabelle1.AL5 Tabelle1.AK12:Tabelle1.AK29 Tabelle1.AO12:Tabelle1.AO29 Tabelle1.AU5:Tabelle1.AU5 Tabelle1.AT12:Tabelle1.AT29 Tabelle1.AX12:Tabelle1.AX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1" table:number-rows-repeated="71"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/>
          <table:table-cell table:style-name="ce10"/>
          <table:table-cell table:style-name="ce15"/>
          <table:table-cell table:style-name="ce19" table:number-columns-repeated="6"/>
          <table:table-cell table:number-columns-repeated="97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15.01.2013</text:date>, <text:time>23:24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29T11:45:12.43</meta:creation-date>
    <dc:date>2013-01-15T23:24:52.60</dc:date>
    <meta:editing-duration>PT419H39M38S</meta:editing-duration>
    <meta:editing-cycles>27</meta:editing-cycles>
    <meta:generator>OpenOffice.org/3.2$Win32 OpenOffice.org_project/320m12$Build-9483</meta:generator>
    <meta:document-statistic meta:table-count="3" meta:cell-count="12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8">
      <style:chart-properties chart:display-label="true" chart:logarithmic="false" chart:minimum="40" chart:maximum="7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ff7f00" draw:fill-color="#ff7f00"/>
      <style:text-properties fo:font-size="6pt" style:font-size-asian="6pt" style:font-size-complex="6pt"/>
    </style:style>
    <style:style style:name="ch8" style:family="chart" style:data-style-name="N118">
      <style:chart-properties chart:symbol-type="named-symbol" chart:symbol-name="arrow-up" chart:symbol-width="0.25cm" chart:symbol-height="0.25cm"/>
      <style:graphic-properties draw:stroke="none" svg:stroke-width="0.088cm" svg:stroke-color="#ff0000" draw:fill-color="#ff0000"/>
      <style:text-properties fo:font-size="6pt" style:font-size-asian="6pt" style:font-size-complex="6pt"/>
    </style:style>
    <style:style style:name="ch9" style:family="chart" style:data-style-name="N118">
      <style:chart-properties chart:symbol-type="named-symbol" chart:symbol-name="diamond" chart:symbol-width="0.25cm" chart:symbol-height="0.25cm"/>
      <style:graphic-properties draw:stroke="none" svg:stroke-width="0.088cm" svg:stroke-color="#2323dc" draw:fill-color="#2323dc"/>
      <style:text-properties fo:font-size="6pt" style:font-size-asian="6pt" style:font-size-complex="6pt"/>
    </style:style>
    <style:style style:name="ch10" style:family="chart" style:data-style-name="N118">
      <style:chart-properties chart:symbol-type="named-symbol" chart:symbol-name="arrow-down" chart:symbol-width="0.25cm" chart:symbol-height="0.25cm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 style:data-style-name="N118">
      <style:chart-properties chart:symbol-type="named-symbol" chart:symbol-name="arrow-right" chart:symbol-width="0.25cm" chart:symbol-height="0.25cm"/>
      <style:graphic-properties draw:stroke="none" svg:stroke-width="0.088cm" svg:stroke-color="#33cc66" draw:fill-color="#33cc66"/>
      <style:text-properties fo:font-size="6pt" style:font-size-asian="6pt" style:font-size-complex="6pt"/>
    </style:style>
    <style:style style:name="ch12" style:family="chart" style:data-style-name="N118">
      <style:chart-properties chart:symbol-type="named-symbol" chart:symbol-name="arrow-left" chart:symbol-width="0.25cm" chart:symbol-height="0.25cm"/>
      <style:graphic-properties draw:stroke="none" svg:stroke-width="0.088cm" svg:stroke-color="#ffff00" draw:fill-color="#ffff0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05cm" svg:height="8.517cm" xlink:href=".." chart:class="chart:scatter" chart:style-name="ch1">
        <chart:legend chart:legend-position="end" svg:x="34.466cm" svg:y="2.883cm" chart:style-name="ch2"/>
        <chart:plot-area chart:style-name="ch3" table:cell-range-address="Tabelle1.F12:Tabelle1.G29 Tabelle1.B5:Tabelle1.B5 Tabelle1.K5:Tabelle1.K5 Tabelle1.P12:Tabelle1.P29 Tabelle1.T5:Tabelle1.T5 Tabelle1.Y12:Tabelle1.Y29 Tabelle1.AC5:Tabelle1.AC5 Tabelle1.AH12:Tabelle1.AH29 Tabelle1.AL5:Tabelle1.AL5 Tabelle1.AQ12:Tabelle1.AQ29 Tabelle1.AU5:Tabelle1.AU5 Tabelle1.AZ12:Tabelle1.AZ29" chart:data-source-has-labels="row" svg:x="0.736cm" svg:y="0.17cm" svg:width="32.995cm" svg:height="8.007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G12:Tabelle1.G29" chart:label-cell-address="Tabelle1.B5:Tabelle1.B5" chart:class="chart:scatter">
            <chart:domain table:cell-range-address="Tabelle1.F12:Tabelle1.F29"/>
            <chart:data-point chart:repeated="18"/>
          </chart:series>
          <chart:series chart:style-name="ch8" chart:values-cell-range-address="Tabelle1.P12:Tabelle1.P29" chart:label-cell-address="Tabelle1.K5:Tabelle1.K5" chart:class="chart:scatter">
            <chart:domain table:cell-range-address="Tabelle1.O12:Tabelle1.O29"/>
            <chart:data-point chart:repeated="18"/>
          </chart:series>
          <chart:series chart:style-name="ch9" chart:values-cell-range-address="Tabelle1.Y12:Tabelle1.Y29" chart:label-cell-address="Tabelle1.T5:Tabelle1.T5" chart:class="chart:scatter">
            <chart:domain table:cell-range-address="Tabelle1.X12:Tabelle1.X29"/>
            <chart:data-point chart:repeated="18"/>
          </chart:series>
          <chart:series chart:style-name="ch10" chart:values-cell-range-address="Tabelle1.AH12:Tabelle1.AH29" chart:label-cell-address="Tabelle1.AC5:Tabelle1.AC5" chart:class="chart:scatter">
            <chart:domain table:cell-range-address="Tabelle1.AG12:Tabelle1.AG29"/>
            <chart:data-point chart:repeated="18"/>
          </chart:series>
          <chart:series chart:style-name="ch11" chart:values-cell-range-address="Tabelle1.AQ12:Tabelle1.AQ29" chart:label-cell-address="Tabelle1.AL5:Tabelle1.AL5" chart:class="chart:scatter">
            <chart:domain table:cell-range-address="Tabelle1.AP12:Tabelle1.AP29"/>
            <chart:data-point chart:repeated="18"/>
          </chart:series>
          <chart:series chart:style-name="ch12" chart:values-cell-range-address="Tabelle1.AZ12:Tabelle1.AZ29" chart:label-cell-address="Tabelle1.AU5:Tabelle1.AU5" chart:class="chart:scatter">
            <chart:domain table:cell-range-address="Tabelle1.AY12:Tabelle1.AY2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 text:id="Tabelle1.B5:Tabelle1.B5">Orange</text:p>
              </table:table-cell>
              <table:table-cell office:value-type="string">
                <text:p>Spalte O</text:p>
              </table:table-cell>
              <table:table-cell office:value-type="string">
                <text:p text:id="Tabelle1.K5:Tabelle1.K5">Red</text:p>
              </table:table-cell>
              <table:table-cell office:value-type="string">
                <text:p>Spalte X</text:p>
              </table:table-cell>
              <table:table-cell office:value-type="string">
                <text:p text:id="Tabelle1.T5:Tabelle1.T5">Blue</text:p>
              </table:table-cell>
              <table:table-cell office:value-type="string">
                <text:p>Spalte AG</text:p>
              </table:table-cell>
              <table:table-cell office:value-type="string">
                <text:p text:id="Tabelle1.AC5:Tabelle1.AC5">White</text:p>
              </table:table-cell>
              <table:table-cell office:value-type="string">
                <text:p>Spalte AP</text:p>
              </table:table-cell>
              <table:table-cell office:value-type="string">
                <text:p text:id="Tabelle1.AL5:Tabelle1.AL5">Green</text:p>
              </table:table-cell>
              <table:table-cell office:value-type="string">
                <text:p>Spalte AY</text:p>
              </table:table-cell>
              <table:table-cell office:value-type="string">
                <text:p text:id="Tabelle1.AU5:Tabelle1.AU5">Yel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0682769521532">
                <text:p text:id="Tabelle1.F12:Tabelle1.F29">37.0682769521532</text:p>
              </table:table-cell>
              <table:table-cell office:value-type="float" office:value="64.4318732129366">
                <text:p text:id="Tabelle1.G12:Tabelle1.G29">64.4318732129366</text:p>
              </table:table-cell>
              <table:table-cell office:value-type="float" office:value="33.2648747414009">
                <text:p text:id="Tabelle1.O12:Tabelle1.O29">33.2648747414009</text:p>
              </table:table-cell>
              <table:table-cell office:value-type="float" office:value="63.1285243785602">
                <text:p text:id="Tabelle1.P12:Tabelle1.P29">63.1285243785602</text:p>
              </table:table-cell>
              <table:table-cell office:value-type="float" office:value="51.3635682356422">
                <text:p text:id="Tabelle1.X12:Tabelle1.X29">51.3635682356422</text:p>
              </table:table-cell>
              <table:table-cell office:value-type="float" office:value="45.972764899165">
                <text:p text:id="Tabelle1.Y12:Tabelle1.Y29">45.972764899165</text:p>
              </table:table-cell>
              <table:table-cell office:value-type="float" office:value="44.8980503219844">
                <text:p text:id="Tabelle1.AG12:Tabelle1.AG29">44.8980503219844</text:p>
              </table:table-cell>
              <table:table-cell office:value-type="float" office:value="56.0045654555506">
                <text:p text:id="Tabelle1.AH12:Tabelle1.AH29">56.0045654555506</text:p>
              </table:table-cell>
              <table:table-cell office:value-type="float" office:value="53.8345231655361">
                <text:p text:id="Tabelle1.AP12:Tabelle1.AP29">53.8345231655361</text:p>
              </table:table-cell>
              <table:table-cell office:value-type="float" office:value="52.9074239611408">
                <text:p text:id="Tabelle1.AQ12:Tabelle1.AQ29">52.9074239611408</text:p>
              </table:table-cell>
              <table:table-cell office:value-type="float" office:value="41.2228473023136">
                <text:p text:id="Tabelle1.AY12:Tabelle1.AY29">41.2228473023136</text:p>
              </table:table-cell>
              <table:table-cell office:value-type="float" office:value="62.8696199005614">
                <text:p text:id="Tabelle1.AZ12:Tabelle1.AZ29">62.8696199005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6050761916933">
                <text:p>37.6050761916933</text:p>
              </table:table-cell>
              <table:table-cell office:value-type="float" office:value="63.4436748011922">
                <text:p>63.4436748011922</text:p>
              </table:table-cell>
              <table:table-cell office:value-type="float" office:value="34.9607452128476">
                <text:p>34.9607452128476</text:p>
              </table:table-cell>
              <table:table-cell office:value-type="float" office:value="62.9155858306279">
                <text:p>62.9155858306279</text:p>
              </table:table-cell>
              <table:table-cell office:value-type="float" office:value="50.3215105930653">
                <text:p>50.3215105930653</text:p>
              </table:table-cell>
              <table:table-cell office:value-type="float" office:value="47.0619273624103">
                <text:p>47.0619273624103</text:p>
              </table:table-cell>
              <table:table-cell office:value-type="float" office:value="44.6447605692055">
                <text:p>44.6447605692055</text:p>
              </table:table-cell>
              <table:table-cell office:value-type="float" office:value="55.8761922209031">
                <text:p>55.8761922209031</text:p>
              </table:table-cell>
              <table:table-cell office:value-type="float" office:value="55.7670323024643">
                <text:p>55.7670323024643</text:p>
              </table:table-cell>
              <table:table-cell office:value-type="float" office:value="52.4923096169989">
                <text:p>52.4923096169989</text:p>
              </table:table-cell>
              <table:table-cell office:value-type="float" office:value="41.4407331787168">
                <text:p>41.4407331787168</text:p>
              </table:table-cell>
              <table:table-cell office:value-type="float" office:value="62.8300428721239">
                <text:p>62.8300428721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942404666892">
                <text:p>37.6942404666892</text:p>
              </table:table-cell>
              <table:table-cell office:value-type="float" office:value="63.4098491823603">
                <text:p>63.4098491823603</text:p>
              </table:table-cell>
              <table:table-cell office:value-type="float" office:value="33.9526494617356">
                <text:p>33.9526494617356</text:p>
              </table:table-cell>
              <table:table-cell office:value-type="float" office:value="63.1020709113942">
                <text:p>63.1020709113942</text:p>
              </table:table-cell>
              <table:table-cell office:value-type="float" office:value="50.4052151054849">
                <text:p>50.4052151054849</text:p>
              </table:table-cell>
              <table:table-cell office:value-type="float" office:value="46.7605775239635">
                <text:p>46.7605775239635</text:p>
              </table:table-cell>
              <table:table-cell office:value-type="float" office:value="44.8950627922181">
                <text:p>44.8950627922181</text:p>
              </table:table-cell>
              <table:table-cell office:value-type="float" office:value="56.1445614872969">
                <text:p>56.1445614872969</text:p>
              </table:table-cell>
              <table:table-cell office:value-type="float" office:value="55.2568198416964">
                <text:p>55.2568198416964</text:p>
              </table:table-cell>
              <table:table-cell office:value-type="float" office:value="52.3710170574959">
                <text:p>52.3710170574959</text:p>
              </table:table-cell>
              <table:table-cell office:value-type="float" office:value="41.1214754971523">
                <text:p>41.1214754971523</text:p>
              </table:table-cell>
              <table:table-cell office:value-type="float" office:value="62.4889717719349">
                <text:p>62.4889717719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6632261904539">
                <text:p>37.6632261904539</text:p>
              </table:table-cell>
              <table:table-cell office:value-type="float" office:value="63.5891148125027">
                <text:p>63.5891148125027</text:p>
              </table:table-cell>
              <table:table-cell office:value-type="float" office:value="35.6667705803191">
                <text:p>35.6667705803191</text:p>
              </table:table-cell>
              <table:table-cell office:value-type="float" office:value="62.3039122993534">
                <text:p>62.3039122993534</text:p>
              </table:table-cell>
              <table:table-cell office:value-type="float" office:value="49.1985212648452">
                <text:p>49.1985212648452</text:p>
              </table:table-cell>
              <table:table-cell office:value-type="float" office:value="48.5386082471925">
                <text:p>48.5386082471925</text:p>
              </table:table-cell>
              <table:table-cell office:value-type="float" office:value="44.5817900585029">
                <text:p>44.5817900585029</text:p>
              </table:table-cell>
              <table:table-cell office:value-type="float" office:value="55.885859260326">
                <text:p>55.885859260326</text:p>
              </table:table-cell>
              <table:table-cell office:value-type="float" office:value="52.3523793598924">
                <text:p>52.3523793598924</text:p>
              </table:table-cell>
              <table:table-cell office:value-type="float" office:value="53.5611310091312">
                <text:p>53.5611310091312</text:p>
              </table:table-cell>
              <table:table-cell office:value-type="float" office:value="41.2791239240604">
                <text:p>41.2791239240604</text:p>
              </table:table-cell>
              <table:table-cell office:value-type="float" office:value="62.4026736476199">
                <text:p>62.4026736476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8178736472659">
                <text:p>36.8178736472659</text:p>
              </table:table-cell>
              <table:table-cell office:value-type="float" office:value="64.0205845383756">
                <text:p>64.0205845383756</text:p>
              </table:table-cell>
              <table:table-cell office:value-type="float" office:value="32.9758911973104">
                <text:p>32.9758911973104</text:p>
              </table:table-cell>
              <table:table-cell office:value-type="float" office:value="63.3886944018203">
                <text:p>63.3886944018203</text:p>
              </table:table-cell>
              <table:table-cell office:value-type="float" office:value="47.685126570642">
                <text:p>47.685126570642</text:p>
              </table:table-cell>
              <table:table-cell office:value-type="float" office:value="49.2625242179319">
                <text:p>49.2625242179319</text:p>
              </table:table-cell>
              <table:table-cell office:value-type="float" office:value="44.9469974438766">
                <text:p>44.9469974438766</text:p>
              </table:table-cell>
              <table:table-cell office:value-type="float" office:value="56.3404827674544">
                <text:p>56.3404827674544</text:p>
              </table:table-cell>
              <table:table-cell office:value-type="float" office:value="51.2529570698433">
                <text:p>51.2529570698433</text:p>
              </table:table-cell>
              <table:table-cell office:value-type="float" office:value="53.7540453157446">
                <text:p>53.7540453157446</text:p>
              </table:table-cell>
              <table:table-cell office:value-type="float" office:value="41.3255004791703">
                <text:p>41.3255004791703</text:p>
              </table:table-cell>
              <table:table-cell office:value-type="float" office:value="61.3479999252156">
                <text:p>61.3479999252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6761174941754">
                <text:p>37.6761174941754</text:p>
              </table:table-cell>
              <table:table-cell office:value-type="float" office:value="64.4606697363103">
                <text:p>64.4606697363103</text:p>
              </table:table-cell>
              <table:table-cell office:value-type="float" office:value="35.4839797950318">
                <text:p>35.4839797950318</text:p>
              </table:table-cell>
              <table:table-cell office:value-type="float" office:value="61.9104998848245">
                <text:p>61.9104998848245</text:p>
              </table:table-cell>
              <table:table-cell office:value-type="float" office:value="47.5208279077102">
                <text:p>47.5208279077102</text:p>
              </table:table-cell>
              <table:table-cell office:value-type="float" office:value="49.3142567218925">
                <text:p>49.3142567218925</text:p>
              </table:table-cell>
              <table:table-cell office:value-type="float" office:value="44.635726564347">
                <text:p>44.635726564347</text:p>
              </table:table-cell>
              <table:table-cell office:value-type="float" office:value="55.9561213377347">
                <text:p>55.9561213377347</text:p>
              </table:table-cell>
              <table:table-cell office:value-type="float" office:value="51.0988752085691">
                <text:p>51.0988752085691</text:p>
              </table:table-cell>
              <table:table-cell office:value-type="float" office:value="53.6524355624436">
                <text:p>53.6524355624436</text:p>
              </table:table-cell>
              <table:table-cell office:value-type="float" office:value="41.1214754971523">
                <text:p>41.1214754971523</text:p>
              </table:table-cell>
              <table:table-cell office:value-type="float" office:value="61.8934262449361">
                <text:p>61.8934262449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1480239245004">
                <text:p>38.1480239245004</text:p>
              </table:table-cell>
              <table:table-cell office:value-type="float" office:value="62.8927134814797">
                <text:p>62.8927134814797</text:p>
              </table:table-cell>
              <table:table-cell office:value-type="float" office:value="33.8986044741578">
                <text:p>33.8986044741578</text:p>
              </table:table-cell>
              <table:table-cell office:value-type="float" office:value="62.5257287522773">
                <text:p>62.5257287522773</text:p>
              </table:table-cell>
              <table:table-cell office:value-type="float" office:value="48.4541190834862">
                <text:p>48.4541190834862</text:p>
              </table:table-cell>
              <table:table-cell office:value-type="float" office:value="48.8114338002178">
                <text:p>48.8114338002178</text:p>
              </table:table-cell>
              <table:table-cell office:value-type="float" office:value="44.9497846057466">
                <text:p>44.9497846057466</text:p>
              </table:table-cell>
              <table:table-cell office:value-type="float" office:value="56.0097454151738">
                <text:p>56.0097454151738</text:p>
              </table:table-cell>
              <table:table-cell office:value-type="float" office:value="53.0811106777563">
                <text:p>53.0811106777563</text:p>
              </table:table-cell>
              <table:table-cell office:value-type="float" office:value="53.6708459376196">
                <text:p>53.6708459376196</text:p>
              </table:table-cell>
              <table:table-cell office:value-type="float" office:value="41.356871787794">
                <text:p>41.356871787794</text:p>
              </table:table-cell>
              <table:table-cell office:value-type="float" office:value="62.0209444801019">
                <text:p>62.0209444801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2456602954347">
                <text:p>38.2456602954347</text:p>
              </table:table-cell>
              <table:table-cell office:value-type="float" office:value="63.3488066034088">
                <text:p>63.3488066034088</text:p>
              </table:table-cell>
              <table:table-cell office:value-type="float" office:value="36.5612731745569">
                <text:p>36.5612731745569</text:p>
              </table:table-cell>
              <table:table-cell office:value-type="float" office:value="61.2704611322611">
                <text:p>61.2704611322611</text:p>
              </table:table-cell>
              <table:table-cell office:value-type="float" office:value="48.0037702270288">
                <text:p>48.0037702270288</text:p>
              </table:table-cell>
              <table:table-cell office:value-type="float" office:value="49.526175095499">
                <text:p>49.526175095499</text:p>
              </table:table-cell>
              <table:table-cell office:value-type="float" office:value="45">
                <text:p>45</text:p>
              </table:table-cell>
              <table:table-cell office:value-type="float" office:value="56.0306938259687">
                <text:p>56.0306938259687</text:p>
              </table:table-cell>
              <table:table-cell office:value-type="float" office:value="53.2277516494921">
                <text:p>53.2277516494921</text:p>
              </table:table-cell>
              <table:table-cell office:value-type="float" office:value="53.5266871409281">
                <text:p>53.5266871409281</text:p>
              </table:table-cell>
              <table:table-cell office:value-type="float" office:value="41.2861050203073">
                <text:p>41.2861050203073</text:p>
              </table:table-cell>
              <table:table-cell office:value-type="float" office:value="61.7339765838914">
                <text:p>61.733976583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8749836510982">
                <text:p>37.8749836510982</text:p>
              </table:table-cell>
              <table:table-cell office:value-type="float" office:value="62.9049347069082">
                <text:p>62.9049347069082</text:p>
              </table:table-cell>
              <table:table-cell office:value-type="float" office:value="35.0353658815109">
                <text:p>35.0353658815109</text:p>
              </table:table-cell>
              <table:table-cell office:value-type="float" office:value="61.2809003861601">
                <text:p>61.2809003861601</text:p>
              </table:table-cell>
              <table:table-cell office:value-type="float" office:value="47.4456088328171">
                <text:p>47.4456088328171</text:p>
              </table:table-cell>
              <table:table-cell office:value-type="float" office:value="49.7379722205553">
                <text:p>49.7379722205553</text:p>
              </table:table-cell>
              <table:table-cell office:value-type="float" office:value="45.1001673446513">
                <text:p>45.1001673446513</text:p>
              </table:table-cell>
              <table:table-cell office:value-type="float" office:value="56.030734399926">
                <text:p>56.030734399926</text:p>
              </table:table-cell>
              <table:table-cell office:value-type="float" office:value="50.5963520696039">
                <text:p>50.5963520696039</text:p>
              </table:table-cell>
              <table:table-cell office:value-type="float" office:value="53.8989363977684">
                <text:p>53.8989363977684</text:p>
              </table:table-cell>
              <table:table-cell office:value-type="float" office:value="41.3719721422312">
                <text:p>41.3719721422312</text:p>
              </table:table-cell>
              <table:table-cell office:value-type="float" office:value="61.2577159742834">
                <text:p>61.2577159742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9987324425047">
                <text:p>37.9987324425047</text:p>
              </table:table-cell>
              <table:table-cell office:value-type="float" office:value="62.7201850890064">
                <text:p>62.7201850890064</text:p>
              </table:table-cell>
              <table:table-cell office:value-type="float" office:value="36.5588089584127">
                <text:p>36.5588089584127</text:p>
              </table:table-cell>
              <table:table-cell office:value-type="float" office:value="60.7983622752961">
                <text:p>60.7983622752961</text:p>
              </table:table-cell>
              <table:table-cell office:value-type="float" office:value="47.8624052261118">
                <text:p>47.8624052261118</text:p>
              </table:table-cell>
              <table:table-cell office:value-type="float" office:value="49.2084956476492">
                <text:p>49.2084956476492</text:p>
              </table:table-cell>
              <table:table-cell office:value-type="float" office:value="44.7519678718435">
                <text:p>44.7519678718435</text:p>
              </table:table-cell>
              <table:table-cell office:value-type="float" office:value="55.8019009204398">
                <text:p>55.8019009204398</text:p>
              </table:table-cell>
              <table:table-cell office:value-type="float" office:value="51.7052387996203">
                <text:p>51.7052387996203</text:p>
              </table:table-cell>
              <table:table-cell office:value-type="float" office:value="53.637023692781">
                <text:p>53.637023692781</text:p>
              </table:table-cell>
              <table:table-cell office:value-type="float" office:value="41.6460370524835">
                <text:p>41.6460370524835</text:p>
              </table:table-cell>
              <table:table-cell office:value-type="float" office:value="61.6997295685181">
                <text:p>61.6997295685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8975144322857">
                <text:p>37.8975144322857</text:p>
              </table:table-cell>
              <table:table-cell office:value-type="float" office:value="63.3359643526094">
                <text:p>63.3359643526094</text:p>
              </table:table-cell>
              <table:table-cell office:value-type="float" office:value="36.7970717816458">
                <text:p>36.7970717816458</text:p>
              </table:table-cell>
              <table:table-cell office:value-type="float" office:value="60.7140621365602">
                <text:p>60.7140621365602</text:p>
              </table:table-cell>
              <table:table-cell office:value-type="float" office:value="48.0029276213839">
                <text:p>48.0029276213839</text:p>
              </table:table-cell>
              <table:table-cell office:value-type="float" office:value="49.1112161663191">
                <text:p>49.1112161663191</text:p>
              </table:table-cell>
              <table:table-cell office:value-type="float" office:value="44.8480221614361">
                <text:p>44.8480221614361</text:p>
              </table:table-cell>
              <table:table-cell office:value-type="float" office:value="55.9720324921072">
                <text:p>55.9720324921072</text:p>
              </table:table-cell>
              <table:table-cell office:value-type="float" office:value="51.3583924376462">
                <text:p>51.3583924376462</text:p>
              </table:table-cell>
              <table:table-cell office:value-type="float" office:value="53.5595975930249">
                <text:p>53.5595975930249</text:p>
              </table:table-cell>
              <table:table-cell office:value-type="float" office:value="41.4728916105249">
                <text:p>41.4728916105249</text:p>
              </table:table-cell>
              <table:table-cell office:value-type="float" office:value="61.5069745011267">
                <text:p>61.5069745011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7275044928587">
                <text:p>37.7275044928587</text:p>
              </table:table-cell>
              <table:table-cell office:value-type="float" office:value="63.1490124621403">
                <text:p>63.1490124621403</text:p>
              </table:table-cell>
              <table:table-cell office:value-type="float" office:value="37.1359752045005">
                <text:p>37.1359752045005</text:p>
              </table:table-cell>
              <table:table-cell office:value-type="float" office:value="60.9381282260238">
                <text:p>60.9381282260238</text:p>
              </table:table-cell>
              <table:table-cell office:value-type="float" office:value="47.6630007660672">
                <text:p>47.6630007660672</text:p>
              </table:table-cell>
              <table:table-cell office:value-type="float" office:value="48.6523635785034">
                <text:p>48.6523635785034</text:p>
              </table:table-cell>
              <table:table-cell office:value-type="float" office:value="44.8991272529657">
                <text:p>44.8991272529657</text:p>
              </table:table-cell>
              <table:table-cell office:value-type="float" office:value="55.9419721724205">
                <text:p>55.9419721724205</text:p>
              </table:table-cell>
              <table:table-cell office:value-type="float" office:value="51.6912644325523">
                <text:p>51.6912644325523</text:p>
              </table:table-cell>
              <table:table-cell office:value-type="float" office:value="53.2973943671892">
                <text:p>53.2973943671892</text:p>
              </table:table-cell>
              <table:table-cell office:value-type="float" office:value="41.5333829355593">
                <text:p>41.5333829355593</text:p>
              </table:table-cell>
              <table:table-cell office:value-type="float" office:value="61.8334316316624">
                <text:p>61.8334316316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1432950478042">
                <text:p>38.1432950478042</text:p>
              </table:table-cell>
              <table:table-cell office:value-type="float" office:value="62.6783986478365">
                <text:p>62.6783986478365</text:p>
              </table:table-cell>
              <table:table-cell office:value-type="float" office:value="35.8376529542783">
                <text:p>35.8376529542783</text:p>
              </table:table-cell>
              <table:table-cell office:value-type="float" office:value="61.3452551942841">
                <text:p>61.3452551942841</text:p>
              </table:table-cell>
              <table:table-cell office:value-type="float" office:value="48.3766230931766">
                <text:p>48.3766230931766</text:p>
              </table:table-cell>
              <table:table-cell office:value-type="float" office:value="49.5629963899612">
                <text:p>49.5629963899612</text:p>
              </table:table-cell>
              <table:table-cell office:value-type="float" office:value="44.6995004152027">
                <text:p>44.6995004152027</text:p>
              </table:table-cell>
              <table:table-cell office:value-type="float" office:value="55.8366412808894">
                <text:p>55.8366412808894</text:p>
              </table:table-cell>
              <table:table-cell office:value-type="float" office:value="50.3864657546353">
                <text:p>50.3864657546353</text:p>
              </table:table-cell>
              <table:table-cell office:value-type="float" office:value="53.9694698275304">
                <text:p>53.9694698275304</text:p>
              </table:table-cell>
              <table:table-cell office:value-type="float" office:value="41.5706460802578">
                <text:p>41.5706460802578</text:p>
              </table:table-cell>
              <table:table-cell office:value-type="float" office:value="61.7797544253456">
                <text:p>61.7797544253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703417580254">
                <text:p>37.703417580254</text:p>
              </table:table-cell>
              <table:table-cell office:value-type="float" office:value="63.3557806652963">
                <text:p>63.3557806652963</text:p>
              </table:table-cell>
              <table:table-cell office:value-type="float" office:value="37.1339316271031">
                <text:p>37.1339316271031</text:p>
              </table:table-cell>
              <table:table-cell office:value-type="float" office:value="60.7889668873738">
                <text:p>60.7889668873738</text:p>
              </table:table-cell>
              <table:table-cell office:value-type="float" office:value="47.8624052261118">
                <text:p>47.8624052261118</text:p>
              </table:table-cell>
              <table:table-cell office:value-type="float" office:value="49.867250486784">
                <text:p>49.867250486784</text:p>
              </table:table-cell>
              <table:table-cell office:value-type="float" office:value="44.9497846057466">
                <text:p>44.9497846057466</text:p>
              </table:table-cell>
              <table:table-cell office:value-type="float" office:value="55.9122171006046">
                <text:p>55.9122171006046</text:p>
              </table:table-cell>
              <table:table-cell office:value-type="float" office:value="51.2710774495011">
                <text:p>51.2710774495011</text:p>
              </table:table-cell>
              <table:table-cell office:value-type="float" office:value="53.3719232846281">
                <text:p>53.3719232846281</text:p>
              </table:table-cell>
              <table:table-cell office:value-type="float" office:value="41.5269251588618">
                <text:p>41.5269251588618</text:p>
              </table:table-cell>
              <table:table-cell office:value-type="float" office:value="61.671932615574">
                <text:p>61.671932615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7186619173976">
                <text:p>37.7186619173976</text:p>
              </table:table-cell>
              <table:table-cell office:value-type="float" office:value="63.2003009350818">
                <text:p>63.2003009350818</text:p>
              </table:table-cell>
              <table:table-cell office:value-type="float" office:value="35.9421118713823">
                <text:p>35.9421118713823</text:p>
              </table:table-cell>
              <table:table-cell office:value-type="float" office:value="61.6194533603301">
                <text:p>61.6194533603301</text:p>
              </table:table-cell>
              <table:table-cell office:value-type="float" office:value="48.5447664555949">
                <text:p>48.5447664555949</text:p>
              </table:table-cell>
              <table:table-cell office:value-type="float" office:value="49.1737697466866">
                <text:p>49.1737697466866</text:p>
              </table:table-cell>
              <table:table-cell office:value-type="float" office:value="44.9003552665251">
                <text:p>44.9003552665251</text:p>
              </table:table-cell>
              <table:table-cell office:value-type="float" office:value="55.9754452973468">
                <text:p>55.9754452973468</text:p>
              </table:table-cell>
              <table:table-cell office:value-type="float" office:value="51.4126721367385">
                <text:p>51.4126721367385</text:p>
              </table:table-cell>
              <table:table-cell office:value-type="float" office:value="53.5306713736664">
                <text:p>53.5306713736664</text:p>
              </table:table-cell>
              <table:table-cell office:value-type="float" office:value="41.5904412943449">
                <text:p>41.5904412943449</text:p>
              </table:table-cell>
              <table:table-cell office:value-type="float" office:value="60.9649591760657">
                <text:p>60.9649591760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4534773755643">
                <text:p>37.4534773755643</text:p>
              </table:table-cell>
              <table:table-cell office:value-type="float" office:value="63.4224079322926">
                <text:p>63.4224079322926</text:p>
              </table:table-cell>
              <table:table-cell office:value-type="float" office:value="35.7363665028765">
                <text:p>35.7363665028765</text:p>
              </table:table-cell>
              <table:table-cell office:value-type="float" office:value="61.7661938038465">
                <text:p>61.7661938038465</text:p>
              </table:table-cell>
              <table:table-cell office:value-type="float" office:value="47.6942842898561">
                <text:p>47.6942842898561</text:p>
              </table:table-cell>
              <table:table-cell office:value-type="float" office:value="49.5085569808088">
                <text:p>49.5085569808088</text:p>
              </table:table-cell>
              <table:table-cell office:value-type="float" office:value="44.7010682105975">
                <text:p>44.7010682105975</text:p>
              </table:table-cell>
              <table:table-cell office:value-type="float" office:value="55.879079570933">
                <text:p>55.879079570933</text:p>
              </table:table-cell>
              <table:table-cell office:value-type="float" office:value="51.6505480337527">
                <text:p>51.6505480337527</text:p>
              </table:table-cell>
              <table:table-cell office:value-type="float" office:value="53.5014152050529">
                <text:p>53.5014152050529</text:p>
              </table:table-cell>
              <table:table-cell office:value-type="float" office:value="41.6822188316652">
                <text:p>41.6822188316652</text:p>
              </table:table-cell>
              <table:table-cell office:value-type="float" office:value="60.7453534568315">
                <text:p>60.7453534568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3320834795423">
                <text:p>37.3320834795423</text:p>
              </table:table-cell>
              <table:table-cell office:value-type="float" office:value="63.3763012815224">
                <text:p>63.3763012815224</text:p>
              </table:table-cell>
              <table:table-cell office:value-type="float" office:value="34.249033006812">
                <text:p>34.249033006812</text:p>
              </table:table-cell>
              <table:table-cell office:value-type="float" office:value="62.2620111178143">
                <text:p>62.2620111178143</text:p>
              </table:table-cell>
              <table:table-cell office:value-type="float" office:value="47.5610435289604">
                <text:p>47.5610435289604</text:p>
              </table:table-cell>
              <table:table-cell office:value-type="float" office:value="49.3832516660468">
                <text:p>49.3832516660468</text:p>
              </table:table-cell>
              <table:table-cell office:value-type="float" office:value="44.9001816697794">
                <text:p>44.9001816697794</text:p>
              </table:table-cell>
              <table:table-cell office:value-type="float" office:value="55.9776377831774">
                <text:p>55.9776377831774</text:p>
              </table:table-cell>
              <table:table-cell office:value-type="float" office:value="52.1653087329159">
                <text:p>52.1653087329159</text:p>
              </table:table-cell>
              <table:table-cell office:value-type="float" office:value="53.5107565758558">
                <text:p>53.5107565758558</text:p>
              </table:table-cell>
              <table:table-cell office:value-type="float" office:value="41.2223172971935">
                <text:p>41.2223172971935</text:p>
              </table:table-cell>
              <table:table-cell office:value-type="float" office:value="62.2266530964983">
                <text:p>62.2266530964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6438952968416">
                <text:p>37.6438952968416</text:p>
              </table:table-cell>
              <table:table-cell office:value-type="float" office:value="63.4304531108514">
                <text:p>63.4304531108514</text:p>
              </table:table-cell>
              <table:table-cell office:value-type="float" office:value="34.2352059713004">
                <text:p>34.2352059713004</text:p>
              </table:table-cell>
              <table:table-cell office:value-type="float" office:value="61.7702851052112">
                <text:p>61.7702851052112</text:p>
              </table:table-cell>
              <table:table-cell office:value-type="float" office:value="48.8025858070706">
                <text:p>48.8025858070706</text:p>
              </table:table-cell>
              <table:table-cell office:value-type="float" office:value="48.8483544166996">
                <text:p>48.8483544166996</text:p>
              </table:table-cell>
              <table:table-cell office:value-type="float" office:value="45">
                <text:p>45</text:p>
              </table:table-cell>
              <table:table-cell office:value-type="float" office:value="55.9754051143347">
                <text:p>55.9754051143347</text:p>
              </table:table-cell>
              <table:table-cell office:value-type="float" office:value="52.2648105840843">
                <text:p>52.2648105840843</text:p>
              </table:table-cell>
              <table:table-cell office:value-type="float" office:value="53.6762924825456">
                <text:p>53.6762924825456</text:p>
              </table:table-cell>
              <table:table-cell office:value-type="float" office:value="40.9597959815958">
                <text:p>40.9597959815958</text:p>
              </table:table-cell>
              <table:table-cell office:value-type="float" office:value="61.5659083433494">
                <text:p>61.5659083433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e67814" draw:fill-color="#e67814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draw:stroke="none" svg:stroke-width="0.088cm" svg:stroke-color="#ff0000" draw:fill-color="#ff000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0000ff" draw:fill-color="#0000ff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>
        <chart:symbol-image/>
      </style:chart-properties>
      <style:graphic-properties draw:stroke="none" svg:stroke-width="0.088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ffff00" draw:fill-color="#ffff0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922cm" svg:height="3.335cm" xlink:href=".." chart:class="chart:scatter" chart:style-name="ch1">
        <chart:legend chart:legend-position="end" svg:x="34.581cm" svg:y="0.292cm" chart:style-name="ch2"/>
        <chart:plot-area chart:style-name="ch3" table:cell-range-address="Tabelle1.E12:Tabelle1.E29 Tabelle1.B5:Tabelle1.B5 Tabelle1.A12:Tabelle1.A29 Tabelle1.K5:Tabelle1.K5 Tabelle1.J12:Tabelle1.J29 Tabelle1.T5:Tabelle1.T5 Tabelle1.S12:Tabelle1.S29 Tabelle1.AC5:Tabelle1.AC5 Tabelle1.AB12:Tabelle1.AB29 Tabelle1.AL5:Tabelle1.AL5 Tabelle1.AK12:Tabelle1.AK29 Tabelle1.AU5:Tabelle1.AU5 Tabelle1.AT12:Tabelle1.AT29" chart:data-source-has-labels="row" svg:x="0.738cm" svg:y="0.066cm" svg:width="33.106cm" svg:height="3.13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2:Tabelle1.A29" chart:label-cell-address="Tabelle1.B5:Tabelle1.B5" chart:class="chart:scatter">
            <chart:domain table:cell-range-address="Tabelle1.E12:Tabelle1.E29"/>
            <chart:data-point chart:repeated="18"/>
          </chart:series>
          <chart:series chart:style-name="ch8" chart:values-cell-range-address="Tabelle1.J12:Tabelle1.J29" chart:label-cell-address="Tabelle1.K5:Tabelle1.K5" chart:class="chart:scatter">
            <chart:domain table:cell-range-address="Tabelle1.N12:Tabelle1.N29"/>
            <chart:data-point chart:repeated="18"/>
          </chart:series>
          <chart:series chart:style-name="ch9" chart:values-cell-range-address="Tabelle1.S12:Tabelle1.S29" chart:label-cell-address="Tabelle1.T5:Tabelle1.T5" chart:class="chart:scatter">
            <chart:domain table:cell-range-address="Tabelle1.W12:Tabelle1.W29"/>
            <chart:data-point chart:repeated="18"/>
          </chart:series>
          <chart:series chart:style-name="ch10" chart:values-cell-range-address="Tabelle1.AB12:Tabelle1.AB29" chart:label-cell-address="Tabelle1.AC5:Tabelle1.AC5" chart:class="chart:scatter">
            <chart:domain table:cell-range-address="Tabelle1.AF12:Tabelle1.AF29"/>
            <chart:data-point chart:repeated="18"/>
          </chart:series>
          <chart:series chart:style-name="ch11" chart:values-cell-range-address="Tabelle1.AK12:Tabelle1.AK29" chart:label-cell-address="Tabelle1.AL5:Tabelle1.AL5" chart:class="chart:scatter">
            <chart:domain table:cell-range-address="Tabelle1.AO12:Tabelle1.AO29"/>
            <chart:data-point chart:repeated="18"/>
          </chart:series>
          <chart:series chart:style-name="ch12" chart:values-cell-range-address="Tabelle1.AT12:Tabelle1.AT29" chart:label-cell-address="Tabelle1.AU5:Tabelle1.AU5" chart:class="chart:scatter">
            <chart:domain table:cell-range-address="Tabelle1.AX12:Tabelle1.AX2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 text:id="Tabelle1.B5:Tabelle1.B5">Orange</text:p>
              </table:table-cell>
              <table:table-cell office:value-type="string">
                <text:p>Spalte N</text:p>
              </table:table-cell>
              <table:table-cell office:value-type="string">
                <text:p text:id="Tabelle1.K5:Tabelle1.K5">Red</text:p>
              </table:table-cell>
              <table:table-cell office:value-type="string">
                <text:p>Spalte W</text:p>
              </table:table-cell>
              <table:table-cell office:value-type="string">
                <text:p text:id="Tabelle1.T5:Tabelle1.T5">Blue</text:p>
              </table:table-cell>
              <table:table-cell office:value-type="string">
                <text:p>Spalte AF</text:p>
              </table:table-cell>
              <table:table-cell office:value-type="string">
                <text:p text:id="Tabelle1.AC5:Tabelle1.AC5">White</text:p>
              </table:table-cell>
              <table:table-cell office:value-type="string">
                <text:p>Spalte AO</text:p>
              </table:table-cell>
              <table:table-cell office:value-type="string">
                <text:p text:id="Tabelle1.AL5:Tabelle1.AL5">Green</text:p>
              </table:table-cell>
              <table:table-cell office:value-type="string">
                <text:p>Spalte AX</text:p>
              </table:table-cell>
              <table:table-cell office:value-type="string">
                <text:p text:id="Tabelle1.AU5:Tabelle1.AU5">Yel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4.381998634264">
                <text:p text:id="Tabelle1.E12:Tabelle1.E29">704.381998634264</text:p>
              </table:table-cell>
              <table:table-cell office:value-type="float" office:value="0">
                <text:p text:id="Tabelle1.A12:Tabelle1.A29">0</text:p>
              </table:table-cell>
              <table:table-cell office:value-type="float" office:value="670.367809489686">
                <text:p text:id="Tabelle1.N12:Tabelle1.N29">670.367809489686</text:p>
              </table:table-cell>
              <table:table-cell office:value-type="float" office:value="1">
                <text:p text:id="Tabelle1.J12:Tabelle1.J29">1</text:p>
              </table:table-cell>
              <table:table-cell office:value-type="float" office:value="532.373928738063">
                <text:p text:id="Tabelle1.W12:Tabelle1.W29">532.373928738063</text:p>
              </table:table-cell>
              <table:table-cell office:value-type="float" office:value="2">
                <text:p text:id="Tabelle1.S12:Tabelle1.S29">2</text:p>
              </table:table-cell>
              <table:table-cell office:value-type="float" office:value="958.637574894704">
                <text:p text:id="Tabelle1.AF12:Tabelle1.AF29">958.637574894704</text:p>
              </table:table-cell>
              <table:table-cell office:value-type="float" office:value="3">
                <text:p text:id="Tabelle1.AB12:Tabelle1.AB29">3</text:p>
              </table:table-cell>
              <table:table-cell office:value-type="float" office:value="611.83412784839">
                <text:p text:id="Tabelle1.AO12:Tabelle1.AO29">611.83412784839</text:p>
              </table:table-cell>
              <table:table-cell office:value-type="float" office:value="4">
                <text:p text:id="Tabelle1.AK12:Tabelle1.AK29">4</text:p>
              </table:table-cell>
              <table:table-cell office:value-type="float" office:value="820.145109111796">
                <text:p text:id="Tabelle1.AX12:Tabelle1.AX29">820.145109111796</text:p>
              </table:table-cell>
              <table:table-cell office:value-type="float" office:value="5">
                <text:p text:id="Tabelle1.AT12:Tabelle1.AT29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9.311016868163">
                <text:p>749.311016868163</text:p>
              </table:table-cell>
              <table:table-cell office:value-type="float" office:value="0">
                <text:p>0</text:p>
              </table:table-cell>
              <table:table-cell office:value-type="float" office:value="674.276649454807">
                <text:p>674.276649454807</text:p>
              </table:table-cell>
              <table:table-cell office:value-type="float" office:value="1">
                <text:p>1</text:p>
              </table:table-cell>
              <table:table-cell office:value-type="float" office:value="551.961049350405">
                <text:p>551.961049350405</text:p>
              </table:table-cell>
              <table:table-cell office:value-type="float" office:value="2">
                <text:p>2</text:p>
              </table:table-cell>
              <table:table-cell office:value-type="float" office:value="964.378556377111">
                <text:p>964.378556377111</text:p>
              </table:table-cell>
              <table:table-cell office:value-type="float" office:value="3">
                <text:p>3</text:p>
              </table:table-cell>
              <table:table-cell office:value-type="float" office:value="553.486223857469">
                <text:p>553.486223857469</text:p>
              </table:table-cell>
              <table:table-cell office:value-type="float" office:value="4">
                <text:p>4</text:p>
              </table:table-cell>
              <table:table-cell office:value-type="float" office:value="832.180869763299">
                <text:p>832.180869763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.193004523629">
                <text:p>746.193004523629</text:p>
              </table:table-cell>
              <table:table-cell office:value-type="float" office:value="0">
                <text:p>0</text:p>
              </table:table-cell>
              <table:table-cell office:value-type="float" office:value="678.599292660993">
                <text:p>678.599292660993</text:p>
              </table:table-cell>
              <table:table-cell office:value-type="float" office:value="1">
                <text:p>1</text:p>
              </table:table-cell>
              <table:table-cell office:value-type="float" office:value="525.510228254408">
                <text:p>525.510228254408</text:p>
              </table:table-cell>
              <table:table-cell office:value-type="float" office:value="2">
                <text:p>2</text:p>
              </table:table-cell>
              <table:table-cell office:value-type="float" office:value="929.816110852033">
                <text:p>929.816110852033</text:p>
              </table:table-cell>
              <table:table-cell office:value-type="float" office:value="3">
                <text:p>3</text:p>
              </table:table-cell>
              <table:table-cell office:value-type="float" office:value="571.61962877424">
                <text:p>571.61962877424</text:p>
              </table:table-cell>
              <table:table-cell office:value-type="float" office:value="4">
                <text:p>4</text:p>
              </table:table-cell>
              <table:table-cell office:value-type="float" office:value="848.633018447904">
                <text:p>848.6330184479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1.897567053566">
                <text:p>741.897567053566</text:p>
              </table:table-cell>
              <table:table-cell office:value-type="float" office:value="0">
                <text:p>0</text:p>
              </table:table-cell>
              <table:table-cell office:value-type="float" office:value="699.253173035346">
                <text:p>699.253173035346</text:p>
              </table:table-cell>
              <table:table-cell office:value-type="float" office:value="1">
                <text:p>1</text:p>
              </table:table-cell>
              <table:table-cell office:value-type="float" office:value="579.959481343309">
                <text:p>579.959481343309</text:p>
              </table:table-cell>
              <table:table-cell office:value-type="float" office:value="2">
                <text:p>2</text:p>
              </table:table-cell>
              <table:table-cell office:value-type="float" office:value="936.090273424524">
                <text:p>936.090273424524</text:p>
              </table:table-cell>
              <table:table-cell office:value-type="float" office:value="3">
                <text:p>3</text:p>
              </table:table-cell>
              <table:table-cell office:value-type="float" office:value="604.412938312872">
                <text:p>604.412938312872</text:p>
              </table:table-cell>
              <table:table-cell office:value-type="float" office:value="4">
                <text:p>4</text:p>
              </table:table-cell>
              <table:table-cell office:value-type="float" office:value="848.345448505501">
                <text:p>848.345448505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5.078907329002">
                <text:p>735.078907329002</text:p>
              </table:table-cell>
              <table:table-cell office:value-type="float" office:value="0">
                <text:p>0</text:p>
              </table:table-cell>
              <table:table-cell office:value-type="float" office:value="671.971725595653">
                <text:p>671.971725595653</text:p>
              </table:table-cell>
              <table:table-cell office:value-type="float" office:value="1">
                <text:p>1</text:p>
              </table:table-cell>
              <table:table-cell office:value-type="float" office:value="617.535424085129">
                <text:p>617.535424085129</text:p>
              </table:table-cell>
              <table:table-cell office:value-type="float" office:value="2">
                <text:p>2</text:p>
              </table:table-cell>
              <table:table-cell office:value-type="float" office:value="918.347428808945">
                <text:p>918.347428808945</text:p>
              </table:table-cell>
              <table:table-cell office:value-type="float" office:value="3">
                <text:p>3</text:p>
              </table:table-cell>
              <table:table-cell office:value-type="float" office:value="635.93789004902">
                <text:p>635.93789004902</text:p>
              </table:table-cell>
              <table:table-cell office:value-type="float" office:value="4">
                <text:p>4</text:p>
              </table:table-cell>
              <table:table-cell office:value-type="float" office:value="880.104539245197">
                <text:p>880.104539245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51439858445">
                <text:p>756.151439858445</text:p>
              </table:table-cell>
              <table:table-cell office:value-type="float" office:value="0">
                <text:p>0</text:p>
              </table:table-cell>
              <table:table-cell office:value-type="float" office:value="702.983641345942">
                <text:p>702.983641345942</text:p>
              </table:table-cell>
              <table:table-cell office:value-type="float" office:value="1">
                <text:p>1</text:p>
              </table:table-cell>
              <table:table-cell office:value-type="float" office:value="593.64046358044">
                <text:p>593.64046358044</text:p>
              </table:table-cell>
              <table:table-cell office:value-type="float" office:value="2">
                <text:p>2</text:p>
              </table:table-cell>
              <table:table-cell office:value-type="float" office:value="939.574903879409">
                <text:p>939.574903879409</text:p>
              </table:table-cell>
              <table:table-cell office:value-type="float" office:value="3">
                <text:p>3</text:p>
              </table:table-cell>
              <table:table-cell office:value-type="float" office:value="644.527734081319">
                <text:p>644.527734081319</text:p>
              </table:table-cell>
              <table:table-cell office:value-type="float" office:value="4">
                <text:p>4</text:p>
              </table:table-cell>
              <table:table-cell office:value-type="float" office:value="853.298306572795">
                <text:p>853.29830657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5.67677832554">
                <text:p>785.67677832554</text:p>
              </table:table-cell>
              <table:table-cell office:value-type="float" office:value="0">
                <text:p>0</text:p>
              </table:table-cell>
              <table:table-cell office:value-type="float" office:value="687.113527737593">
                <text:p>687.113527737593</text:p>
              </table:table-cell>
              <table:table-cell office:value-type="float" office:value="1">
                <text:p>1</text:p>
              </table:table-cell>
              <table:table-cell office:value-type="float" office:value="577.034661003999">
                <text:p>577.034661003999</text:p>
              </table:table-cell>
              <table:table-cell office:value-type="float" office:value="2">
                <text:p>2</text:p>
              </table:table-cell>
              <table:table-cell office:value-type="float" office:value="973.076050470877">
                <text:p>973.076050470877</text:p>
              </table:table-cell>
              <table:table-cell office:value-type="float" office:value="3">
                <text:p>3</text:p>
              </table:table-cell>
              <table:table-cell office:value-type="float" office:value="580.665996937999">
                <text:p>580.665996937999</text:p>
              </table:table-cell>
              <table:table-cell office:value-type="float" office:value="4">
                <text:p>4</text:p>
              </table:table-cell>
              <table:table-cell office:value-type="float" office:value="856.87105214262">
                <text:p>856.87105214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3.590330859946">
                <text:p>773.590330859946</text:p>
              </table:table-cell>
              <table:table-cell office:value-type="float" office:value="0">
                <text:p>0</text:p>
              </table:table-cell>
              <table:table-cell office:value-type="float" office:value="719.820116417984">
                <text:p>719.820116417984</text:p>
              </table:table-cell>
              <table:table-cell office:value-type="float" office:value="1">
                <text:p>1</text:p>
              </table:table-cell>
              <table:table-cell office:value-type="float" office:value="620.859082240085">
                <text:p>620.859082240085</text:p>
              </table:table-cell>
              <table:table-cell office:value-type="float" office:value="2">
                <text:p>2</text:p>
              </table:table-cell>
              <table:table-cell office:value-type="float" office:value="975.393766639914">
                <text:p>975.393766639914</text:p>
              </table:table-cell>
              <table:table-cell office:value-type="float" office:value="3">
                <text:p>3</text:p>
              </table:table-cell>
              <table:table-cell office:value-type="float" office:value="583.734528702903">
                <text:p>583.734528702903</text:p>
              </table:table-cell>
              <table:table-cell office:value-type="float" office:value="4">
                <text:p>4</text:p>
              </table:table-cell>
              <table:table-cell office:value-type="float" office:value="855.213423655172">
                <text:p>855.213423655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.439978137525">
                <text:p>768.439978137525</text:p>
              </table:table-cell>
              <table:table-cell office:value-type="float" office:value="0">
                <text:p>0</text:p>
              </table:table-cell>
              <table:table-cell office:value-type="float" office:value="740.870434016637">
                <text:p>740.870434016637</text:p>
              </table:table-cell>
              <table:table-cell office:value-type="float" office:value="1">
                <text:p>1</text:p>
              </table:table-cell>
              <table:table-cell office:value-type="float" office:value="629.75392019423">
                <text:p>629.75392019423</text:p>
              </table:table-cell>
              <table:table-cell office:value-type="float" office:value="2">
                <text:p>2</text:p>
              </table:table-cell>
              <table:table-cell office:value-type="float" office:value="975.39479186635">
                <text:p>975.39479186635</text:p>
              </table:table-cell>
              <table:table-cell office:value-type="float" office:value="3">
                <text:p>3</text:p>
              </table:table-cell>
              <table:table-cell office:value-type="float" office:value="655.112967357539">
                <text:p>655.112967357539</text:p>
              </table:table-cell>
              <table:table-cell office:value-type="float" office:value="4">
                <text:p>4</text:p>
              </table:table-cell>
              <table:table-cell office:value-type="float" office:value="892.131716732457">
                <text:p>892.131716732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6.721957974667">
                <text:p>776.721957974667</text:p>
              </table:table-cell>
              <table:table-cell office:value-type="float" office:value="0">
                <text:p>0</text:p>
              </table:table-cell>
              <table:table-cell office:value-type="float" office:value="717.382743031919">
                <text:p>717.382743031919</text:p>
              </table:table-cell>
              <table:table-cell office:value-type="float" office:value="1">
                <text:p>1</text:p>
              </table:table-cell>
              <table:table-cell office:value-type="float" office:value="598.492272297646">
                <text:p>598.492272297646</text:p>
              </table:table-cell>
              <table:table-cell office:value-type="float" office:value="2">
                <text:p>2</text:p>
              </table:table-cell>
              <table:table-cell office:value-type="float" office:value="987.446201066165">
                <text:p>987.446201066165</text:p>
              </table:table-cell>
              <table:table-cell office:value-type="float" office:value="3">
                <text:p>3</text:p>
              </table:table-cell>
              <table:table-cell office:value-type="float" office:value="639.23235212245">
                <text:p>639.23235212245</text:p>
              </table:table-cell>
              <table:table-cell office:value-type="float" office:value="4">
                <text:p>4</text:p>
              </table:table-cell>
              <table:table-cell office:value-type="float" office:value="864.810383841452">
                <text:p>864.810383841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8.732929688551">
                <text:p>748.732929688551</text:p>
              </table:table-cell>
              <table:table-cell office:value-type="float" office:value="0">
                <text:p>0</text:p>
              </table:table-cell>
              <table:table-cell office:value-type="float" office:value="721.632870648226">
                <text:p>721.632870648226</text:p>
              </table:table-cell>
              <table:table-cell office:value-type="float" office:value="1">
                <text:p>1</text:p>
              </table:table-cell>
              <table:table-cell office:value-type="float" office:value="571.347529967532">
                <text:p>571.347529967532</text:p>
              </table:table-cell>
              <table:table-cell office:value-type="float" office:value="2">
                <text:p>2</text:p>
              </table:table-cell>
              <table:table-cell office:value-type="float" office:value="964.979274388834">
                <text:p>964.979274388834</text:p>
              </table:table-cell>
              <table:table-cell office:value-type="float" office:value="3">
                <text:p>3</text:p>
              </table:table-cell>
              <table:table-cell office:value-type="float" office:value="611.125191756975">
                <text:p>611.125191756975</text:p>
              </table:table-cell>
              <table:table-cell office:value-type="float" office:value="4">
                <text:p>4</text:p>
              </table:table-cell>
              <table:table-cell office:value-type="float" office:value="876.215156225912">
                <text:p>876.2151562259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3.829169382788">
                <text:p>763.829169382788</text:p>
              </table:table-cell>
              <table:table-cell office:value-type="float" office:value="0">
                <text:p>0</text:p>
              </table:table-cell>
              <table:table-cell office:value-type="float" office:value="739.057507911259">
                <text:p>739.057507911259</text:p>
              </table:table-cell>
              <table:table-cell office:value-type="float" office:value="1">
                <text:p>1</text:p>
              </table:table-cell>
              <table:table-cell office:value-type="float" office:value="567.64337395939">
                <text:p>567.64337395939</text:p>
              </table:table-cell>
              <table:table-cell office:value-type="float" office:value="2">
                <text:p>2</text:p>
              </table:table-cell>
              <table:table-cell office:value-type="float" office:value="969.58702549075">
                <text:p>969.58702549075</text:p>
              </table:table-cell>
              <table:table-cell office:value-type="float" office:value="3">
                <text:p>3</text:p>
              </table:table-cell>
              <table:table-cell office:value-type="float" office:value="635.811292759102">
                <text:p>635.811292759102</text:p>
              </table:table-cell>
              <table:table-cell office:value-type="float" office:value="4">
                <text:p>4</text:p>
              </table:table-cell>
              <table:table-cell office:value-type="float" office:value="862.221549255178">
                <text:p>862.221549255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9.982692115665">
                <text:p>779.982692115665</text:p>
              </table:table-cell>
              <table:table-cell office:value-type="float" office:value="0">
                <text:p>0</text:p>
              </table:table-cell>
              <table:table-cell office:value-type="float" office:value="759.075753795364">
                <text:p>759.075753795364</text:p>
              </table:table-cell>
              <table:table-cell office:value-type="float" office:value="1">
                <text:p>1</text:p>
              </table:table-cell>
              <table:table-cell office:value-type="float" office:value="615.160141751723">
                <text:p>615.160141751723</text:p>
              </table:table-cell>
              <table:table-cell office:value-type="float" office:value="2">
                <text:p>2</text:p>
              </table:table-cell>
              <table:table-cell office:value-type="float" office:value="977.64359559095">
                <text:p>977.64359559095</text:p>
              </table:table-cell>
              <table:table-cell office:value-type="float" office:value="3">
                <text:p>3</text:p>
              </table:table-cell>
              <table:table-cell office:value-type="float" office:value="661.321404462308">
                <text:p>661.321404462308</text:p>
              </table:table-cell>
              <table:table-cell office:value-type="float" office:value="4">
                <text:p>4</text:p>
              </table:table-cell>
              <table:table-cell office:value-type="float" office:value="858.601187979611">
                <text:p>858.601187979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.708829721399">
                <text:p>753.708829721399</text:p>
              </table:table-cell>
              <table:table-cell office:value-type="float" office:value="0">
                <text:p>0</text:p>
              </table:table-cell>
              <table:table-cell office:value-type="float" office:value="745.85923604927">
                <text:p>745.85923604927</text:p>
              </table:table-cell>
              <table:table-cell office:value-type="float" office:value="1">
                <text:p>1</text:p>
              </table:table-cell>
              <table:table-cell office:value-type="float" office:value="592.651668351655">
                <text:p>592.651668351655</text:p>
              </table:table-cell>
              <table:table-cell office:value-type="float" office:value="2">
                <text:p>2</text:p>
              </table:table-cell>
              <table:table-cell office:value-type="float" office:value="974.195565582189">
                <text:p>974.195565582189</text:p>
              </table:table-cell>
              <table:table-cell office:value-type="float" office:value="3">
                <text:p>3</text:p>
              </table:table-cell>
              <table:table-cell office:value-type="float" office:value="645.303804420832">
                <text:p>645.303804420832</text:p>
              </table:table-cell>
              <table:table-cell office:value-type="float" office:value="4">
                <text:p>4</text:p>
              </table:table-cell>
              <table:table-cell office:value-type="float" office:value="861.924590669045">
                <text:p>861.924590669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6.3107826813">
                <text:p>756.3107826813</text:p>
              </table:table-cell>
              <table:table-cell office:value-type="float" office:value="0">
                <text:p>0</text:p>
              </table:table-cell>
              <table:table-cell office:value-type="float" office:value="730.026026933287">
                <text:p>730.026026933287</text:p>
              </table:table-cell>
              <table:table-cell office:value-type="float" office:value="1">
                <text:p>1</text:p>
              </table:table-cell>
              <table:table-cell office:value-type="float" office:value="634.782639964264">
                <text:p>634.782639964264</text:p>
              </table:table-cell>
              <table:table-cell office:value-type="float" office:value="2">
                <text:p>2</text:p>
              </table:table-cell>
              <table:table-cell office:value-type="float" office:value="981.148816439178">
                <text:p>981.148816439178</text:p>
              </table:table-cell>
              <table:table-cell office:value-type="float" office:value="3">
                <text:p>3</text:p>
              </table:table-cell>
              <table:table-cell office:value-type="float" office:value="614.072471293088">
                <text:p>614.072471293088</text:p>
              </table:table-cell>
              <table:table-cell office:value-type="float" office:value="4">
                <text:p>4</text:p>
              </table:table-cell>
              <table:table-cell office:value-type="float" office:value="883.908366291439">
                <text:p>883.908366291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6.5199260569">
                <text:p>746.5199260569</text:p>
              </table:table-cell>
              <table:table-cell office:value-type="float" office:value="0">
                <text:p>0</text:p>
              </table:table-cell>
              <table:table-cell office:value-type="float" office:value="722.936373410551">
                <text:p>722.936373410551</text:p>
              </table:table-cell>
              <table:table-cell office:value-type="float" office:value="1">
                <text:p>1</text:p>
              </table:table-cell>
              <table:table-cell office:value-type="float" office:value="632.955764647104">
                <text:p>632.955764647104</text:p>
              </table:table-cell>
              <table:table-cell office:value-type="float" office:value="2">
                <text:p>2</text:p>
              </table:table-cell>
              <table:table-cell office:value-type="float" office:value="982.277455711979">
                <text:p>982.277455711979</text:p>
              </table:table-cell>
              <table:table-cell office:value-type="float" office:value="3">
                <text:p>3</text:p>
              </table:table-cell>
              <table:table-cell office:value-type="float" office:value="645.591976406151">
                <text:p>645.591976406151</text:p>
              </table:table-cell>
              <table:table-cell office:value-type="float" office:value="4">
                <text:p>4</text:p>
              </table:table-cell>
              <table:table-cell office:value-type="float" office:value="896.270048590267">
                <text:p>896.270048590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6.562296277639">
                <text:p>776.562296277639</text:p>
              </table:table-cell>
              <table:table-cell office:value-type="float" office:value="0">
                <text:p>0</text:p>
              </table:table-cell>
              <table:table-cell office:value-type="float" office:value="642.418088163775">
                <text:p>642.418088163775</text:p>
              </table:table-cell>
              <table:table-cell office:value-type="float" office:value="1">
                <text:p>1</text:p>
              </table:table-cell>
              <table:table-cell office:value-type="float" office:value="583.720823682006">
                <text:p>583.720823682006</text:p>
              </table:table-cell>
              <table:table-cell office:value-type="float" office:value="2">
                <text:p>2</text:p>
              </table:table-cell>
              <table:table-cell office:value-type="float" office:value="979.417173629297">
                <text:p>979.417173629297</text:p>
              </table:table-cell>
              <table:table-cell office:value-type="float" office:value="3">
                <text:p>3</text:p>
              </table:table-cell>
              <table:table-cell office:value-type="float" office:value="620.510273887548">
                <text:p>620.510273887548</text:p>
              </table:table-cell>
              <table:table-cell office:value-type="float" office:value="4">
                <text:p>4</text:p>
              </table:table-cell>
              <table:table-cell office:value-type="float" office:value="836.954598529693">
                <text:p>836.954598529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8.029562420349">
                <text:p>778.029562420349</text:p>
              </table:table-cell>
              <table:table-cell office:value-type="float" office:value="0">
                <text:p>0</text:p>
              </table:table-cell>
              <table:table-cell office:value-type="float" office:value="661.722751611277">
                <text:p>661.722751611277</text:p>
              </table:table-cell>
              <table:table-cell office:value-type="float" office:value="1">
                <text:p>1</text:p>
              </table:table-cell>
              <table:table-cell office:value-type="float" office:value="623.048954737908">
                <text:p>623.048954737908</text:p>
              </table:table-cell>
              <table:table-cell office:value-type="float" office:value="2">
                <text:p>2</text:p>
              </table:table-cell>
              <table:table-cell office:value-type="float" office:value="981.14779722527">
                <text:p>981.14779722527</text:p>
              </table:table-cell>
              <table:table-cell office:value-type="float" office:value="3">
                <text:p>3</text:p>
              </table:table-cell>
              <table:table-cell office:value-type="float" office:value="624.634293006716">
                <text:p>624.634293006716</text:p>
              </table:table-cell>
              <table:table-cell office:value-type="float" office:value="4">
                <text:p>4</text:p>
              </table:table-cell>
              <table:table-cell office:value-type="float" office:value="867.378233529064">
                <text:p>867.37823352906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e67814" draw:fill-color="#e67814"/>
      <style:text-properties fo:font-size="6pt" style:font-size-asian="6pt" style:font-size-complex="6pt"/>
    </style:style>
    <style:style style:name="ch7" style:family="chart" style:data-style-name="N118">
      <style:chart-properties chart:symbol-type="named-symbol" chart:symbol-name="arrow-up" chart:symbol-width="0.25cm" chart:symbol-height="0.25cm">
        <chart:symbol-image/>
      </style:chart-properties>
      <style:graphic-properties draw:stroke="none" svg:stroke-width="0.088cm" svg:stroke-color="#ff0000" draw:fill-color="#ff0000"/>
      <style:text-properties fo:font-size="6pt" style:font-size-asian="6pt" style:font-size-complex="6pt"/>
    </style:style>
    <style:style style:name="ch8" style:family="chart" style:data-style-name="N118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8cm" svg:stroke-color="#0000ff" draw:fill-color="#0000ff"/>
      <style:text-properties fo:font-size="6pt" style:font-size-asian="6pt" style:font-size-complex="6pt"/>
    </style:style>
    <style:style style:name="ch9" style:family="chart" style:data-style-name="N118">
      <style:chart-properties chart:symbol-type="named-symbol" chart:symbol-name="arrow-down" chart:symbol-width="0.25cm" chart:symbol-height="0.25cm">
        <chart:symbol-image/>
      </style:chart-properties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18">
      <style:chart-properties chart:symbol-type="named-symbol" chart:symbol-name="arrow-right" chart:symbol-width="0.25cm" chart:symbol-height="0.25cm"/>
      <style:graphic-properties draw:stroke="none" svg:stroke-width="0.088cm" svg:stroke-color="#3deb3d" draw:fill-color="#3deb3d"/>
      <style:text-properties fo:font-size="6pt" style:font-size-asian="6pt" style:font-size-complex="6pt"/>
    </style:style>
    <style:style style:name="ch11" style:family="chart" style:data-style-name="N118">
      <style:chart-properties chart:symbol-type="named-symbol" chart:symbol-name="arrow-left" chart:symbol-width="0.25cm" chart:symbol-height="0.25cm"/>
      <style:graphic-properties draw:stroke="none" svg:stroke-width="0.088cm" svg:stroke-color="#ffff00" draw:fill-color="#ffff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805cm" svg:height="10.591cm" xlink:href=".." chart:class="chart:scatter" chart:style-name="ch1">
        <chart:legend chart:legend-position="end" svg:x="34.466cm" svg:y="3.92cm" chart:style-name="ch2"/>
        <chart:plot-area chart:style-name="ch3" table:cell-range-address="Tabelle1.H12:Tabelle1.I29 Tabelle1.B5:Tabelle1.B5 Tabelle1.K5:Tabelle1.K5 Tabelle1.R12:Tabelle1.R29 Tabelle1.T5:Tabelle1.T5 Tabelle1.AA12:Tabelle1.AA29 Tabelle1.AC5:Tabelle1.AC5 Tabelle1.AJ12:Tabelle1.AJ29 Tabelle1.AL5:Tabelle1.AL5 Tabelle1.AS12:Tabelle1.AS29 Tabelle1.AU5:Tabelle1.AU5 Tabelle1.BB12:Tabelle1.BB29" chart:data-source-has-labels="row" svg:x="0.736cm" svg:y="0.211cm" svg:width="32.995cm" svg:height="9.9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I12:Tabelle1.I29" chart:label-cell-address="Tabelle1.B5:Tabelle1.B5" chart:class="chart:scatter">
            <chart:domain table:cell-range-address="Tabelle1.H12:Tabelle1.H29"/>
            <chart:data-point chart:repeated="18"/>
          </chart:series>
          <chart:series chart:style-name="ch7" chart:values-cell-range-address="Tabelle1.R12:Tabelle1.R29" chart:label-cell-address="Tabelle1.K5:Tabelle1.K5" chart:class="chart:scatter">
            <chart:domain table:cell-range-address="Tabelle1.Q12:Tabelle1.Q29"/>
            <chart:data-point chart:repeated="18"/>
          </chart:series>
          <chart:series chart:style-name="ch8" chart:values-cell-range-address="Tabelle1.AA12:Tabelle1.AA29" chart:label-cell-address="Tabelle1.T5:Tabelle1.T5" chart:class="chart:scatter">
            <chart:domain table:cell-range-address="Tabelle1.Z12:Tabelle1.Z29"/>
            <chart:data-point chart:repeated="18"/>
          </chart:series>
          <chart:series chart:style-name="ch9" chart:values-cell-range-address="Tabelle1.AJ12:Tabelle1.AJ29" chart:label-cell-address="Tabelle1.AC5:Tabelle1.AC5" chart:class="chart:scatter">
            <chart:domain table:cell-range-address="Tabelle1.AI12:Tabelle1.AI29"/>
            <chart:data-point chart:repeated="18"/>
          </chart:series>
          <chart:series chart:style-name="ch10" chart:values-cell-range-address="Tabelle1.AS12:Tabelle1.AS29" chart:label-cell-address="Tabelle1.AL5:Tabelle1.AL5" chart:class="chart:scatter">
            <chart:domain table:cell-range-address="Tabelle1.AR12:Tabelle1.AR29"/>
            <chart:data-point chart:repeated="18"/>
          </chart:series>
          <chart:series chart:style-name="ch11" chart:values-cell-range-address="Tabelle1.BB12:Tabelle1.BB29" chart:label-cell-address="Tabelle1.AU5:Tabelle1.AU5" chart:class="chart:scatter">
            <chart:domain table:cell-range-address="Tabelle1.BA12:Tabelle1.BA29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 text:id="Tabelle1.B5:Tabelle1.B5">Orange</text:p>
              </table:table-cell>
              <table:table-cell office:value-type="string">
                <text:p>Spalte Q</text:p>
              </table:table-cell>
              <table:table-cell office:value-type="string">
                <text:p text:id="Tabelle1.K5:Tabelle1.K5">Red</text:p>
              </table:table-cell>
              <table:table-cell office:value-type="string">
                <text:p>Spalte Z</text:p>
              </table:table-cell>
              <table:table-cell office:value-type="string">
                <text:p text:id="Tabelle1.T5:Tabelle1.T5">Blue</text:p>
              </table:table-cell>
              <table:table-cell office:value-type="string">
                <text:p>Spalte AI</text:p>
              </table:table-cell>
              <table:table-cell office:value-type="string">
                <text:p text:id="Tabelle1.AC5:Tabelle1.AC5">White</text:p>
              </table:table-cell>
              <table:table-cell office:value-type="string">
                <text:p>Spalte AR</text:p>
              </table:table-cell>
              <table:table-cell office:value-type="string">
                <text:p text:id="Tabelle1.AL5:Tabelle1.AL5">Green</text:p>
              </table:table-cell>
              <table:table-cell office:value-type="string">
                <text:p>Spalte BA</text:p>
              </table:table-cell>
              <table:table-cell office:value-type="string">
                <text:p text:id="Tabelle1.AU5:Tabelle1.AU5">Yel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3338647046517">
                <text:p text:id="Tabelle1.H12:Tabelle1.H29">74.3338647046517</text:p>
              </table:table-cell>
              <table:table-cell office:value-type="float" office:value="60.0877676189618">
                <text:p text:id="Tabelle1.I12:Tabelle1.I29">60.0877676189618</text:p>
              </table:table-cell>
              <table:table-cell office:value-type="float" office:value="71.3565868142217">
                <text:p text:id="Tabelle1.Q12:Tabelle1.Q29">71.3565868142217</text:p>
              </table:table-cell>
              <table:table-cell office:value-type="float" office:value="62.2135096802561">
                <text:p text:id="Tabelle1.R12:Tabelle1.R29">62.2135096802561</text:p>
              </table:table-cell>
              <table:table-cell office:value-type="float" office:value="68.9326573865491">
                <text:p text:id="Tabelle1.Z12:Tabelle1.Z29">68.9326573865491</text:p>
              </table:table-cell>
              <table:table-cell office:value-type="float" office:value="41.83001147127">
                <text:p text:id="Tabelle1.AA12:Tabelle1.AA29">41.83001147127</text:p>
              </table:table-cell>
              <table:table-cell office:value-type="float" office:value="71.7798458801668">
                <text:p text:id="Tabelle1.AI12:Tabelle1.AI29">71.7798458801668</text:p>
              </table:table-cell>
              <table:table-cell office:value-type="float" office:value="51.2813533450253">
                <text:p text:id="Tabelle1.AJ12:Tabelle1.AJ29">51.2813533450253</text:p>
              </table:table-cell>
              <table:table-cell office:value-type="float" office:value="75.480801497232">
                <text:p text:id="Tabelle1.AR12:Tabelle1.AR29">75.480801497232</text:p>
              </table:table-cell>
              <table:table-cell office:value-type="float" office:value="44.5023743018607">
                <text:p text:id="Tabelle1.AS12:Tabelle1.AS29">44.5023743018607</text:p>
              </table:table-cell>
              <table:table-cell office:value-type="float" office:value="75.1792008879513">
                <text:p text:id="Tabelle1.BA12:Tabelle1.BA29">75.1792008879513</text:p>
              </table:table-cell>
              <table:table-cell office:value-type="float" office:value="56.7476301262697">
                <text:p text:id="Tabelle1.BB12:Tabelle1.BB29">56.74763012626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7512144148317">
                <text:p>73.7512144148317</text:p>
              </table:table-cell>
              <table:table-cell office:value-type="float" office:value="59.3434342824875">
                <text:p>59.3434342824875</text:p>
              </table:table-cell>
              <table:table-cell office:value-type="float" office:value="71.9765562266545">
                <text:p>71.9765562266545</text:p>
              </table:table-cell>
              <table:table-cell office:value-type="float" office:value="60.9400781660631">
                <text:p>60.9400781660631</text:p>
              </table:table-cell>
              <table:table-cell office:value-type="float" office:value="68.8990525002541">
                <text:p>68.8990525002541</text:p>
              </table:table-cell>
              <table:table-cell office:value-type="float" office:value="43.0829320964593">
                <text:p>43.0829320964593</text:p>
              </table:table-cell>
              <table:table-cell office:value-type="float" office:value="71.5213499829876">
                <text:p>71.5213499829876</text:p>
              </table:table-cell>
              <table:table-cell office:value-type="float" office:value="51.3753436500095">
                <text:p>51.3753436500095</text:p>
              </table:table-cell>
              <table:table-cell office:value-type="float" office:value="76.5859286080084">
                <text:p>76.5859286080084</text:p>
              </table:table-cell>
              <table:table-cell office:value-type="float" office:value="43.2673957654151">
                <text:p>43.2673957654151</text:p>
              </table:table-cell>
              <table:table-cell office:value-type="float" office:value="75.2658531719566">
                <text:p>75.2658531719566</text:p>
              </table:table-cell>
              <table:table-cell office:value-type="float" office:value="56.5924034973935">
                <text:p>56.5924034973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7676401797582">
                <text:p>73.7676401797582</text:p>
              </table:table-cell>
              <table:table-cell office:value-type="float" office:value="59.2704627451241">
                <text:p>59.2704627451241</text:p>
              </table:table-cell>
              <table:table-cell office:value-type="float" office:value="71.6564983708953">
                <text:p>71.6564983708953</text:p>
              </table:table-cell>
              <table:table-cell office:value-type="float" office:value="61.7171182849556">
                <text:p>61.7171182849556</text:p>
              </table:table-cell>
              <table:table-cell office:value-type="float" office:value="68.7549076081468">
                <text:p>68.7549076081468</text:p>
              </table:table-cell>
              <table:table-cell office:value-type="float" office:value="42.8518726263">
                <text:p>42.8518726263</text:p>
              </table:table-cell>
              <table:table-cell office:value-type="float" office:value="71.8872620685896">
                <text:p>71.8872620685896</text:p>
              </table:table-cell>
              <table:table-cell office:value-type="float" office:value="51.353004105694">
                <text:p>51.353004105694</text:p>
              </table:table-cell>
              <table:table-cell office:value-type="float" office:value="76.1317250996864">
                <text:p>76.1317250996864</text:p>
              </table:table-cell>
              <table:table-cell office:value-type="float" office:value="43.4641081856282">
                <text:p>43.4641081856282</text:p>
              </table:table-cell>
              <table:table-cell office:value-type="float" office:value="74.8053964642697">
                <text:p>74.8053964642697</text:p>
              </table:table-cell>
              <table:table-cell office:value-type="float" office:value="56.6526956650142">
                <text:p>56.6526956650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9059816910035">
                <text:p>73.9059816910035</text:p>
              </table:table-cell>
              <table:table-cell office:value-type="float" office:value="59.3621454958559">
                <text:p>59.3621454958559</text:p>
              </table:table-cell>
              <table:table-cell office:value-type="float" office:value="71.7906401380753">
                <text:p>71.7906401380753</text:p>
              </table:table-cell>
              <table:table-cell office:value-type="float" office:value="60.2103997737529">
                <text:p>60.2103997737529</text:p>
              </table:table-cell>
              <table:table-cell office:value-type="float" office:value="69.1121623538278">
                <text:p>69.1121623538278</text:p>
              </table:table-cell>
              <table:table-cell office:value-type="float" office:value="44.6131495124465">
                <text:p>44.6131495124465</text:p>
              </table:table-cell>
              <table:table-cell office:value-type="float" office:value="71.4896165193617">
                <text:p>71.4896165193617</text:p>
              </table:table-cell>
              <table:table-cell office:value-type="float" office:value="51.4196081890047">
                <text:p>51.4196081890047</text:p>
              </table:table-cell>
              <table:table-cell office:value-type="float" office:value="74.897038523692">
                <text:p>74.897038523692</text:p>
              </table:table-cell>
              <table:table-cell office:value-type="float" office:value="45.6538671141905">
                <text:p>45.6538671141905</text:p>
              </table:table-cell>
              <table:table-cell office:value-type="float" office:value="74.8201827738297">
                <text:p>74.8201827738297</text:p>
              </table:table-cell>
              <table:table-cell office:value-type="float" office:value="56.515520349667">
                <text:p>56.515520349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8524953169582">
                <text:p>73.8524953169582</text:p>
              </table:table-cell>
              <table:table-cell office:value-type="float" office:value="60.0970375682581">
                <text:p>60.0970375682581</text:p>
              </table:table-cell>
              <table:table-cell office:value-type="float" office:value="71.4530333731481">
                <text:p>71.4530333731481</text:p>
              </table:table-cell>
              <table:table-cell office:value-type="float" office:value="62.5157719157553">
                <text:p>62.5157719157553</text:p>
              </table:table-cell>
              <table:table-cell office:value-type="float" office:value="68.5614147198005">
                <text:p>68.5614147198005</text:p>
              </table:table-cell>
              <table:table-cell office:value-type="float" office:value="45.9321551680089">
                <text:p>45.9321551680089</text:p>
              </table:table-cell>
              <table:table-cell office:value-type="float" office:value="72.0727589154854">
                <text:p>72.0727589154854</text:p>
              </table:table-cell>
              <table:table-cell office:value-type="float" office:value="51.4180291489024">
                <text:p>51.4180291489024</text:p>
              </table:table-cell>
              <table:table-cell office:value-type="float" office:value="74.2722222382657">
                <text:p>74.2722222382657</text:p>
              </table:table-cell>
              <table:table-cell office:value-type="float" office:value="46.3644300639996">
                <text:p>46.3644300639996</text:p>
              </table:table-cell>
              <table:table-cell office:value-type="float" office:value="73.9687372115961">
                <text:p>73.9687372115961</text:p>
              </table:table-cell>
              <table:table-cell office:value-type="float" office:value="56.0348363056543">
                <text:p>56.0348363056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6636978208861">
                <text:p>74.6636978208861</text:p>
              </table:table-cell>
              <table:table-cell office:value-type="float" office:value="59.6944720084443">
                <text:p>59.6944720084443</text:p>
              </table:table-cell>
              <table:table-cell office:value-type="float" office:value="71.3584109834508">
                <text:p>71.3584109834508</text:p>
              </table:table-cell>
              <table:table-cell office:value-type="float" office:value="60.1808377179218">
                <text:p>60.1808377179218</text:p>
              </table:table-cell>
              <table:table-cell office:value-type="float" office:value="68.4844873023587">
                <text:p>68.4844873023587</text:p>
              </table:table-cell>
              <table:table-cell office:value-type="float" office:value="46.0610220051976">
                <text:p>46.0610220051976</text:p>
              </table:table-cell>
              <table:table-cell office:value-type="float" office:value="71.578178246519">
                <text:p>71.578178246519</text:p>
              </table:table-cell>
              <table:table-cell office:value-type="float" office:value="51.4209307841049">
                <text:p>51.4209307841049</text:p>
              </table:table-cell>
              <table:table-cell office:value-type="float" office:value="74.0923672814082">
                <text:p>74.0923672814082</text:p>
              </table:table-cell>
              <table:table-cell office:value-type="float" office:value="46.3964432403141">
                <text:p>46.3964432403141</text:p>
              </table:table-cell>
              <table:table-cell office:value-type="float" office:value="74.3086264130905">
                <text:p>74.3086264130905</text:p>
              </table:table-cell>
              <table:table-cell office:value-type="float" office:value="56.4002688246041">
                <text:p>56.4002688246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5579033035048">
                <text:p>73.5579033035048</text:p>
              </table:table-cell>
              <table:table-cell office:value-type="float" office:value="58.760795368176">
                <text:p>58.760795368176</text:p>
              </table:table-cell>
              <table:table-cell office:value-type="float" office:value="71.1237101204567">
                <text:p>71.1237101204567</text:p>
              </table:table-cell>
              <table:table-cell office:value-type="float" office:value="61.5354660349648">
                <text:p>61.5354660349648</text:p>
              </table:table-cell>
              <table:table-cell office:value-type="float" office:value="68.7775961035984">
                <text:p>68.7775961035984</text:p>
              </table:table-cell>
              <table:table-cell office:value-type="float" office:value="45.2104808179816">
                <text:p>45.2104808179816</text:p>
              </table:table-cell>
              <table:table-cell office:value-type="float" office:value="71.8162566385607">
                <text:p>71.8162566385607</text:p>
              </table:table-cell>
              <table:table-cell office:value-type="float" office:value="51.2517350739875">
                <text:p>51.2517350739875</text:p>
              </table:table-cell>
              <table:table-cell office:value-type="float" office:value="75.4861842620483">
                <text:p>75.4861842620483</text:p>
              </table:table-cell>
              <table:table-cell office:value-type="float" office:value="45.3165187671028">
                <text:p>45.3165187671028</text:p>
              </table:table-cell>
              <table:table-cell office:value-type="float" office:value="74.5452104314953">
                <text:p>74.5452104314953</text:p>
              </table:table-cell>
              <table:table-cell office:value-type="float" office:value="56.3038087943652">
                <text:p>56.3038087943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9986609980875">
                <text:p>73.9986609980875</text:p>
              </table:table-cell>
              <table:table-cell office:value-type="float" office:value="58.8793033944054">
                <text:p>58.8793033944054</text:p>
              </table:table-cell>
              <table:table-cell office:value-type="float" office:value="71.3498150208148">
                <text:p>71.3498150208148</text:p>
              </table:table-cell>
              <table:table-cell office:value-type="float" office:value="59.1746524833112">
                <text:p>59.1746524833112</text:p>
              </table:table-cell>
              <table:table-cell office:value-type="float" office:value="68.9724870915889">
                <text:p>68.9724870915889</text:p>
              </table:table-cell>
              <table:table-cell office:value-type="float" office:value="45.894292412564">
                <text:p>45.894292412564</text:p>
              </table:table-cell>
              <table:table-cell office:value-type="float" office:value="71.8640289061186">
                <text:p>71.8640289061186</text:p>
              </table:table-cell>
              <table:table-cell office:value-type="float" office:value="51.2309646830775">
                <text:p>51.2309646830775</text:p>
              </table:table-cell>
              <table:table-cell office:value-type="float" office:value="75.4870835437613">
                <text:p>75.4870835437613</text:p>
              </table:table-cell>
              <table:table-cell office:value-type="float" office:value="45.1604401412515">
                <text:p>45.1604401412515</text:p>
              </table:table-cell>
              <table:table-cell office:value-type="float" office:value="74.2672628592726">
                <text:p>74.2672628592726</text:p>
              </table:table-cell>
              <table:table-cell office:value-type="float" office:value="56.2264065848775">
                <text:p>56.2264065848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4271421005295">
                <text:p>73.4271421005295</text:p>
              </table:table-cell>
              <table:table-cell office:value-type="float" office:value="58.9479058359698">
                <text:p>58.9479058359698</text:p>
              </table:table-cell>
              <table:table-cell office:value-type="float" office:value="70.5891324113692">
                <text:p>70.5891324113692</text:p>
              </table:table-cell>
              <table:table-cell office:value-type="float" office:value="60.2426388816508">
                <text:p>60.2426388816508</text:p>
              </table:table-cell>
              <table:table-cell office:value-type="float" office:value="68.7382839335506">
                <text:p>68.7382839335506</text:p>
              </table:table-cell>
              <table:table-cell office:value-type="float" office:value="46.3512405549128">
                <text:p>46.3512405549128</text:p>
              </table:table-cell>
              <table:table-cell office:value-type="float" office:value="71.9268259546507">
                <text:p>71.9268259546507</text:p>
              </table:table-cell>
              <table:table-cell office:value-type="float" office:value="51.1687731711016">
                <text:p>51.1687731711016</text:p>
              </table:table-cell>
              <table:table-cell office:value-type="float" office:value="73.9262212449818">
                <text:p>73.9262212449818</text:p>
              </table:table-cell>
              <table:table-cell office:value-type="float" office:value="46.8102364208754">
                <text:p>46.8102364208754</text:p>
              </table:table-cell>
              <table:table-cell office:value-type="float" office:value="73.9198744947767">
                <text:p>73.9198744947767</text:p>
              </table:table-cell>
              <table:table-cell office:value-type="float" office:value="55.9658648469782">
                <text:p>55.9658648469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3329754260406">
                <text:p>73.3329754260406</text:p>
              </table:table-cell>
              <table:table-cell office:value-type="float" office:value="58.7906182231199">
                <text:p>58.7906182231199</text:p>
              </table:table-cell>
              <table:table-cell office:value-type="float" office:value="70.9435505723802">
                <text:p>70.9435505723802</text:p>
              </table:table-cell>
              <table:table-cell office:value-type="float" office:value="58.9809851752563">
                <text:p>58.9809851752563</text:p>
              </table:table-cell>
              <table:table-cell office:value-type="float" office:value="68.6460914978649">
                <text:p>68.6460914978649</text:p>
              </table:table-cell>
              <table:table-cell office:value-type="float" office:value="45.7944745154646">
                <text:p>45.7944745154646</text:p>
              </table:table-cell>
              <table:table-cell office:value-type="float" office:value="71.5303486272581">
                <text:p>71.5303486272581</text:p>
              </table:table-cell>
              <table:table-cell office:value-type="float" office:value="51.2711097417453">
                <text:p>51.2711097417453</text:p>
              </table:table-cell>
              <table:table-cell office:value-type="float" office:value="74.5007518750363">
                <text:p>74.5007518750363</text:p>
              </table:table-cell>
              <table:table-cell office:value-type="float" office:value="46.0505823021964">
                <text:p>46.0505823021964</text:p>
              </table:table-cell>
              <table:table-cell office:value-type="float" office:value="74.4395663004903">
                <text:p>74.4395663004903</text:p>
              </table:table-cell>
              <table:table-cell office:value-type="float" office:value="55.981466859276">
                <text:p>55.981466859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8083056343953">
                <text:p>73.8083056343953</text:p>
              </table:table-cell>
              <table:table-cell office:value-type="float" office:value="59.1055141257362">
                <text:p>59.1055141257362</text:p>
              </table:table-cell>
              <table:table-cell office:value-type="float" office:value="70.9945197379748">
                <text:p>70.9945197379748</text:p>
              </table:table-cell>
              <table:table-cell office:value-type="float" office:value="58.7811344769406">
                <text:p>58.7811344769406</text:p>
              </table:table-cell>
              <table:table-cell office:value-type="float" office:value="68.6745412329689">
                <text:p>68.6745412329689</text:p>
              </table:table-cell>
              <table:table-cell office:value-type="float" office:value="45.6538439933858">
                <text:p>45.6538439933858</text:p>
              </table:table-cell>
              <table:table-cell office:value-type="float" office:value="71.7231727762386">
                <text:p>71.7231727762386</text:p>
              </table:table-cell>
              <table:table-cell office:value-type="float" office:value="51.296279032292">
                <text:p>51.296279032292</text:p>
              </table:table-cell>
              <table:table-cell office:value-type="float" office:value="74.2045481632092">
                <text:p>74.2045481632092</text:p>
              </table:table-cell>
              <table:table-cell office:value-type="float" office:value="46.2019031755479">
                <text:p>46.2019031755479</text:p>
              </table:table-cell>
              <table:table-cell office:value-type="float" office:value="74.182940429863">
                <text:p>74.182940429863</text:p>
              </table:table-cell>
              <table:table-cell office:value-type="float" office:value="56.0090198019996">
                <text:p>56.009019801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5606033838917">
                <text:p>73.5606033838917</text:p>
              </table:table-cell>
              <table:table-cell office:value-type="float" office:value="59.1443776519701">
                <text:p>59.1443776519701</text:p>
              </table:table-cell>
              <table:table-cell office:value-type="float" office:value="71.3620075816299">
                <text:p>71.3620075816299</text:p>
              </table:table-cell>
              <table:table-cell office:value-type="float" office:value="58.641678386354">
                <text:p>58.641678386354</text:p>
              </table:table-cell>
              <table:table-cell office:value-type="float" office:value="68.1088402764355">
                <text:p>68.1088402764355</text:p>
              </table:table-cell>
              <table:table-cell office:value-type="float" office:value="45.5885283235225">
                <text:p>45.5885283235225</text:p>
              </table:table-cell>
              <table:table-cell office:value-type="float" office:value="71.7316936829033">
                <text:p>71.7316936829033</text:p>
              </table:table-cell>
              <table:table-cell office:value-type="float" office:value="51.2494095742513">
                <text:p>51.2494095742513</text:p>
              </table:table-cell>
              <table:table-cell office:value-type="float" office:value="74.2468791597851">
                <text:p>74.2468791597851</text:p>
              </table:table-cell>
              <table:table-cell office:value-type="float" office:value="45.8764497970747">
                <text:p>45.8764497970747</text:p>
              </table:table-cell>
              <table:table-cell office:value-type="float" office:value="74.4875504055495">
                <text:p>74.4875504055495</text:p>
              </table:table-cell>
              <table:table-cell office:value-type="float" office:value="56.1108272400591">
                <text:p>56.1108272400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3722877806121">
                <text:p>73.3722877806121</text:p>
              </table:table-cell>
              <table:table-cell office:value-type="float" office:value="58.6771595039591">
                <text:p>58.6771595039591</text:p>
              </table:table-cell>
              <table:table-cell office:value-type="float" office:value="71.0463067592055">
                <text:p>71.0463067592055</text:p>
              </table:table-cell>
              <table:table-cell office:value-type="float" office:value="59.7066982131945">
                <text:p>59.7066982131945</text:p>
              </table:table-cell>
              <table:table-cell office:value-type="float" office:value="69.2588497814581">
                <text:p>69.2588497814581</text:p>
              </table:table-cell>
              <table:table-cell office:value-type="float" office:value="45.6940077857502">
                <text:p>45.6940077857502</text:p>
              </table:table-cell>
              <table:table-cell office:value-type="float" office:value="71.5246520222184">
                <text:p>71.5246520222184</text:p>
              </table:table-cell>
              <table:table-cell office:value-type="float" office:value="51.3213087658162">
                <text:p>51.3213087658162</text:p>
              </table:table-cell>
              <table:table-cell office:value-type="float" office:value="73.8342712072636">
                <text:p>73.8342712072636</text:p>
              </table:table-cell>
              <table:table-cell office:value-type="float" office:value="46.9664468321228">
                <text:p>46.9664468321228</text:p>
              </table:table-cell>
              <table:table-cell office:value-type="float" office:value="74.4637943727424">
                <text:p>74.4637943727424</text:p>
              </table:table-cell>
              <table:table-cell office:value-type="float" office:value="56.0639968433758">
                <text:p>56.0639968433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7258614119912">
                <text:p>73.7258614119912</text:p>
              </table:table-cell>
              <table:table-cell office:value-type="float" office:value="59.2428609890054">
                <text:p>59.2428609890054</text:p>
              </table:table-cell>
              <table:table-cell office:value-type="float" office:value="71.233611261262">
                <text:p>71.233611261262</text:p>
              </table:table-cell>
              <table:table-cell office:value-type="float" office:value="58.5806479188821">
                <text:p>58.5806479188821</text:p>
              </table:table-cell>
              <table:table-cell office:value-type="float" office:value="69.1198416168627">
                <text:p>69.1198416168627</text:p>
              </table:table-cell>
              <table:table-cell office:value-type="float" office:value="46.1752119834411">
                <text:p>46.1752119834411</text:p>
              </table:table-cell>
              <table:table-cell office:value-type="float" office:value="71.740219941175">
                <text:p>71.740219941175</text:p>
              </table:table-cell>
              <table:table-cell office:value-type="float" office:value="51.2029827244209">
                <text:p>51.2029827244209</text:p>
              </table:table-cell>
              <table:table-cell office:value-type="float" office:value="74.0086858276309">
                <text:p>74.0086858276309</text:p>
              </table:table-cell>
              <table:table-cell office:value-type="float" office:value="46.1501336050412">
                <text:p>46.1501336050412</text:p>
              </table:table-cell>
              <table:table-cell office:value-type="float" office:value="74.3499346717239">
                <text:p>74.3499346717239</text:p>
              </table:table-cell>
              <table:table-cell office:value-type="float" office:value="56.0455637390793">
                <text:p>56.0455637390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6001052657117">
                <text:p>73.6001052657117</text:p>
              </table:table-cell>
              <table:table-cell office:value-type="float" office:value="59.1707645565305">
                <text:p>59.1707645565305</text:p>
              </table:table-cell>
              <table:table-cell office:value-type="float" office:value="71.335772500204">
                <text:p>71.335772500204</text:p>
              </table:table-cell>
              <table:table-cell office:value-type="float" office:value="59.745345318444">
                <text:p>59.745345318444</text:p>
              </table:table-cell>
              <table:table-cell office:value-type="float" office:value="69.0988710568299">
                <text:p>69.0988710568299</text:p>
              </table:table-cell>
              <table:table-cell office:value-type="float" office:value="45.3688014326468">
                <text:p>45.3688014326468</text:p>
              </table:table-cell>
              <table:table-cell office:value-type="float" office:value="71.7585700756114">
                <text:p>71.7585700756114</text:p>
              </table:table-cell>
              <table:table-cell office:value-type="float" office:value="51.2653739712875">
                <text:p>51.2653739712875</text:p>
              </table:table-cell>
              <table:table-cell office:value-type="float" office:value="74.2212613336316">
                <text:p>74.2212613336316</text:p>
              </table:table-cell>
              <table:table-cell office:value-type="float" office:value="46.1562042965501">
                <text:p>46.1562042965501</text:p>
              </table:table-cell>
              <table:table-cell office:value-type="float" office:value="73.8003458961928">
                <text:p>73.8003458961928</text:p>
              </table:table-cell>
              <table:table-cell office:value-type="float" office:value="55.6980978725285">
                <text:p>55.6980978725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6557180092085">
                <text:p>73.6557180092085</text:p>
              </table:table-cell>
              <table:table-cell office:value-type="float" office:value="59.4364442043937">
                <text:p>59.4364442043937</text:p>
              </table:table-cell>
              <table:table-cell office:value-type="float" office:value="71.3593062455224">
                <text:p>71.3593062455224</text:p>
              </table:table-cell>
              <table:table-cell office:value-type="float" office:value="59.9474052889731">
                <text:p>59.9474052889731</text:p>
              </table:table-cell>
              <table:table-cell office:value-type="float" office:value="68.74475956932">
                <text:p>68.74475956932</text:p>
              </table:table-cell>
              <table:table-cell office:value-type="float" office:value="46.0692907534568">
                <text:p>46.0692907534568</text:p>
              </table:table-cell>
              <table:table-cell office:value-type="float" office:value="71.5587662894152">
                <text:p>71.5587662894152</text:p>
              </table:table-cell>
              <table:table-cell office:value-type="float" office:value="51.3415643985601">
                <text:p>51.3415643985601</text:p>
              </table:table-cell>
              <table:table-cell office:value-type="float" office:value="74.3651836623192">
                <text:p>74.3651836623192</text:p>
              </table:table-cell>
              <table:table-cell office:value-type="float" office:value="46.0084065399377">
                <text:p>46.0084065399377</text:p>
              </table:table-cell>
              <table:table-cell office:value-type="float" office:value="73.6709259703325">
                <text:p>73.6709259703325</text:p>
              </table:table-cell>
              <table:table-cell office:value-type="float" office:value="55.5428829668433">
                <text:p>55.542882966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5543338019576">
                <text:p>73.5543338019576</text:p>
              </table:table-cell>
              <table:table-cell office:value-type="float" office:value="59.4996046449603">
                <text:p>59.4996046449603</text:p>
              </table:table-cell>
              <table:table-cell office:value-type="float" office:value="71.0602159463122">
                <text:p>71.0602159463122</text:p>
              </table:table-cell>
              <table:table-cell office:value-type="float" office:value="61.1857254472718">
                <text:p>61.1857254472718</text:p>
              </table:table-cell>
              <table:table-cell office:value-type="float" office:value="68.5620770300592">
                <text:p>68.5620770300592</text:p>
              </table:table-cell>
              <table:table-cell office:value-type="float" office:value="46.076830177729">
                <text:p>46.076830177729</text:p>
              </table:table-cell>
              <table:table-cell office:value-type="float" office:value="71.7601717233439">
                <text:p>71.7601717233439</text:p>
              </table:table-cell>
              <table:table-cell office:value-type="float" office:value="51.2665774385077">
                <text:p>51.2665774385077</text:p>
              </table:table-cell>
              <table:table-cell office:value-type="float" office:value="74.7303185094305">
                <text:p>74.7303185094305</text:p>
              </table:table-cell>
              <table:table-cell office:value-type="float" office:value="45.7294397062575">
                <text:p>45.7294397062575</text:p>
              </table:table-cell>
              <table:table-cell office:value-type="float" office:value="74.6420511437249">
                <text:p>74.6420511437249</text:p>
              </table:table-cell>
              <table:table-cell office:value-type="float" office:value="56.4773443549094">
                <text:p>56.4773443549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7596450301077">
                <text:p>73.7596450301077</text:p>
              </table:table-cell>
              <table:table-cell office:value-type="float" office:value="59.3122575441488">
                <text:p>59.3122575441488</text:p>
              </table:table-cell>
              <table:table-cell office:value-type="float" office:value="70.6230659903437">
                <text:p>70.6230659903437</text:p>
              </table:table-cell>
              <table:table-cell office:value-type="float" office:value="61.0032797561227">
                <text:p>61.0032797561227</text:p>
              </table:table-cell>
              <table:table-cell office:value-type="float" office:value="69.0496496057437">
                <text:p>69.0496496057437</text:p>
              </table:table-cell>
              <table:table-cell office:value-type="float" office:value="45.0268543033779">
                <text:p>45.0268543033779</text:p>
              </table:table-cell>
              <table:table-cell office:value-type="float" office:value="71.8209299418622">
                <text:p>71.8209299418622</text:p>
              </table:table-cell>
              <table:table-cell office:value-type="float" office:value="51.2033456132879">
                <text:p>51.2033456132879</text:p>
              </table:table-cell>
              <table:table-cell office:value-type="float" office:value="74.9183208571975">
                <text:p>74.9183208571975</text:p>
              </table:table-cell>
              <table:table-cell office:value-type="float" office:value="45.7633219650266">
                <text:p>45.7633219650266</text:p>
              </table:table-cell>
              <table:table-cell office:value-type="float" office:value="73.9463721692663">
                <text:p>73.9463721692663</text:p>
              </table:table-cell>
              <table:table-cell office:value-type="float" office:value="56.3641791275417">
                <text:p>56.3641791275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